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ackground-color="#ffffff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11"/>
    <style:style style:name="ce13" style:family="table-cell" style:parent-style-name="Default" style:data-style-name="N111">
      <style:table-cell-properties fo:background-color="#ffffff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upled1" table:style-name="ta1">
        <table:shapes>
          <draw:frame draw:z-index="0" draw:style-name="gr1" draw:text-style-name="P1" svg:width="16.022cm" svg:height="9.004cm" svg:x="26.399cm" svg:y="1.355cm">
            <draw:object draw:notify-on-update-of-ranges="coupled1.A9:coupled1.A58 coupled1.E8:coupled1.E8 coupled1.E9:coupled1.E58 coupled1.A9:coupled1.A58 coupled1.F8:coupled1.F8 coupled1.F9:coupled1.F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% Steady-state, cylinder geometry, heat-diffusion coupled calculation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% One neutron energy group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% Reactor thermal power = 0.0 W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% Constant thermal conductivity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% Heat boundary condition: T(L) = T2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% Diffusion boundary condition: zero incoming flux at the boundary</text:p>
          </table:table-cell>
          <table:table-cell table:style-name="ce2"/>
          <table:table-cell table:style-name="ce13" table:number-columns-repeated="3"/>
          <table:table-cell table:number-columns-repeated="8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Serpent</text:p>
          </table:table-cell>
          <table:table-cell table:style-name="ce6" office:value-type="string" calcext:value-type="string">
            <text:p>Almost</text:p>
          </table:table-cell>
          <table:table-cell table:style-name="Default"/>
          <table:table-cell table:style-name="Default" office:value-type="string" calcext:value-type="string">
            <text:p>Rel Error %</text:p>
          </table:table-cell>
          <table:table-cell table:number-columns-repeated="5"/>
        </table:table-row>
        <table:table-row table:style-name="ro1">
          <table:table-cell table:style-name="ce1" office:value-type="float" office:value="1" calcext:value-type="float">
            <text:p>1.00000E+00</text:p>
          </table:table-cell>
          <table:table-cell table:style-name="ce1" office:value-type="float" office:value="0.0730347" calcext:value-type="float">
            <text:p>7.30347E-02</text:p>
          </table:table-cell>
          <table:table-cell office:value-type="float" office:value="12.56637" calcext:value-type="float">
            <text:p>1.25664E+01</text:p>
          </table:table-cell>
          <table:table-cell table:formula="of:=[.B9]/[.C9]" office:value-type="float" office:value="0.00581191704525651" calcext:value-type="float">
            <text:p>5.81192E-03</text:p>
          </table:table-cell>
          <table:table-cell table:formula="of:=[.D9]/[.$D$60]" office:value-type="float" office:value="0.0317039843045855" calcext:value-type="float">
            <text:p>3.17040E-02</text:p>
          </table:table-cell>
          <table:table-cell office:value-type="float" office:value="0.03216386" calcext:value-type="float">
            <text:p>3.21639E-02</text:p>
          </table:table-cell>
          <table:table-cell table:style-name="Default"/>
          <table:table-cell table:style-name="Default" table:formula="of:=100*([.E9]-[.F9])/[.E9]" office:value-type="float" office:value="-1.45052965897415" calcext:value-type="float">
            <text:p>-1.45052965897415</text:p>
          </table:table-cell>
          <table:table-cell table:number-columns-repeated="5"/>
        </table:table-row>
        <table:table-row table:style-name="ro1">
          <table:table-cell table:style-name="ce1" office:value-type="float" office:value="3" calcext:value-type="float">
            <text:p>3.00000E+00</text:p>
          </table:table-cell>
          <table:table-cell table:style-name="ce1" office:value-type="float" office:value="0.218496" calcext:value-type="float">
            <text:p>2.18496E-01</text:p>
          </table:table-cell>
          <table:table-cell office:value-type="float" office:value="37.69911" calcext:value-type="float">
            <text:p>3.76991E+01</text:p>
          </table:table-cell>
          <table:table-cell table:formula="of:=[.B10]/[.C10]" office:value-type="float" office:value="0.00579578669098554" calcext:value-type="float">
            <text:p>5.79579E-03</text:p>
          </table:table-cell>
          <table:table-cell table:formula="of:=[.D10]/[.$D$60]" office:value-type="float" office:value="0.0316159932863635" calcext:value-type="float">
            <text:p>3.16160E-02</text:p>
          </table:table-cell>
          <table:table-cell office:value-type="float" office:value="0.03212784" calcext:value-type="float">
            <text:p>3.21278E-02</text:p>
          </table:table-cell>
          <table:table-cell table:style-name="Default"/>
          <table:table-cell table:style-name="Default" table:formula="of:=100*([.E10]-[.F10])/[.E10]" office:value-type="float" office:value="-1.61894870422212" calcext:value-type="float">
            <text:p>-1.61894870422212</text:p>
          </table:table-cell>
          <table:table-cell table:number-columns-repeated="5"/>
        </table:table-row>
        <table:table-row table:style-name="ro1">
          <table:table-cell table:style-name="ce1" office:value-type="float" office:value="5" calcext:value-type="float">
            <text:p>5.00000E+00</text:p>
          </table:table-cell>
          <table:table-cell table:style-name="ce1" office:value-type="float" office:value="0.364386" calcext:value-type="float">
            <text:p>3.64386E-01</text:p>
          </table:table-cell>
          <table:table-cell office:value-type="float" office:value="62.83185" calcext:value-type="float">
            <text:p>6.28319E+01</text:p>
          </table:table-cell>
          <table:table-cell table:formula="of:=[.B11]/[.C11]" office:value-type="float" office:value="0.00579938359287527" calcext:value-type="float">
            <text:p>5.79938E-03</text:p>
          </table:table-cell>
          <table:table-cell table:formula="of:=[.D11]/[.$D$60]" office:value-type="float" office:value="0.0316356143718279" calcext:value-type="float">
            <text:p>3.16356E-02</text:p>
          </table:table-cell>
          <table:table-cell office:value-type="float" office:value="0.03205587" calcext:value-type="float">
            <text:p>3.20559E-02</text:p>
          </table:table-cell>
          <table:table-cell table:style-name="Default"/>
          <table:table-cell table:style-name="Default" table:formula="of:=100*([.E11]-[.F11])/[.E11]" office:value-type="float" office:value="-1.32842568894878" calcext:value-type="float">
            <text:p>-1.32842568894878</text:p>
          </table:table-cell>
          <table:table-cell table:number-columns-repeated="5"/>
        </table:table-row>
        <table:table-row table:style-name="ro1">
          <table:table-cell table:style-name="ce1" office:value-type="float" office:value="7" calcext:value-type="float">
            <text:p>7.00000E+00</text:p>
          </table:table-cell>
          <table:table-cell table:style-name="ce1" office:value-type="float" office:value="0.509031" calcext:value-type="float">
            <text:p>5.09031E-01</text:p>
          </table:table-cell>
          <table:table-cell office:value-type="float" office:value="87.96459" calcext:value-type="float">
            <text:p>8.79646E+01</text:p>
          </table:table-cell>
          <table:table-cell table:formula="of:=[.B12]/[.C12]" office:value-type="float" office:value="0.00578677169983967" calcext:value-type="float">
            <text:p>5.78677E-03</text:p>
          </table:table-cell>
          <table:table-cell table:formula="of:=[.D12]/[.$D$60]" office:value-type="float" office:value="0.0315668165456135" calcext:value-type="float">
            <text:p>3.15668E-02</text:p>
          </table:table-cell>
          <table:table-cell office:value-type="float" office:value="0.03194807" calcext:value-type="float">
            <text:p>3.19481E-02</text:p>
          </table:table-cell>
          <table:table-cell table:style-name="Default"/>
          <table:table-cell table:style-name="Default" table:formula="of:=100*([.E12]-[.F12])/[.E12]" office:value-type="float" office:value="-1.20776656029141" calcext:value-type="float">
            <text:p>-1.20776656029141</text:p>
          </table:table-cell>
          <table:table-cell table:number-columns-repeated="5"/>
        </table:table-row>
        <table:table-row table:style-name="ro1">
          <table:table-cell table:style-name="ce1" office:value-type="float" office:value="9" calcext:value-type="float">
            <text:p>9.00000E+00</text:p>
          </table:table-cell>
          <table:table-cell table:style-name="ce1" office:value-type="float" office:value="0.652296" calcext:value-type="float">
            <text:p>6.52296E-01</text:p>
          </table:table-cell>
          <table:table-cell office:value-type="float" office:value="113.0973" calcext:value-type="float">
            <text:p>1.13097E+02</text:p>
          </table:table-cell>
          <table:table-cell table:formula="of:=[.B13]/[.C13]" office:value-type="float" office:value="0.0057675647429249" calcext:value-type="float">
            <text:p>5.76756E-03</text:p>
          </table:table-cell>
          <table:table-cell table:formula="of:=[.D13]/[.$D$60]" office:value-type="float" office:value="0.0314620426722387" calcext:value-type="float">
            <text:p>3.14620E-02</text:p>
          </table:table-cell>
          <table:table-cell office:value-type="float" office:value="0.03180462" calcext:value-type="float">
            <text:p>3.18046E-02</text:p>
          </table:table-cell>
          <table:table-cell table:style-name="Default"/>
          <table:table-cell table:style-name="Default" table:formula="of:=100*([.E13]-[.F13])/[.E13]" office:value-type="float" office:value="-1.08885914156999" calcext:value-type="float">
            <text:p>-1.08885914156999</text:p>
          </table:table-cell>
          <table:table-cell table:number-columns-repeated="5"/>
        </table:table-row>
        <table:table-row table:style-name="ro1">
          <table:table-cell table:style-name="ce1" office:value-type="float" office:value="11" calcext:value-type="float">
            <text:p>1.10000E+01</text:p>
          </table:table-cell>
          <table:table-cell table:style-name="ce1" office:value-type="float" office:value="0.79632" calcext:value-type="float">
            <text:p>7.96320E-01</text:p>
          </table:table-cell>
          <table:table-cell office:value-type="float" office:value="138.2301" calcext:value-type="float">
            <text:p>1.38230E+02</text:p>
          </table:table-cell>
          <table:table-cell table:formula="of:=[.B14]/[.C14]" office:value-type="float" office:value="0.00576082922605135" calcext:value-type="float">
            <text:p>5.76083E-03</text:p>
          </table:table-cell>
          <table:table-cell table:formula="of:=[.D14]/[.$D$60]" office:value-type="float" office:value="0.031425300454554" calcext:value-type="float">
            <text:p>3.14253E-02</text:p>
          </table:table-cell>
          <table:table-cell office:value-type="float" office:value="0.03162576" calcext:value-type="float">
            <text:p>3.16258E-02</text:p>
          </table:table-cell>
          <table:table-cell table:style-name="Default"/>
          <table:table-cell table:style-name="Default" table:formula="of:=100*([.E14]-[.F14])/[.E14]" office:value-type="float" office:value="-0.637892215974025" calcext:value-type="float">
            <text:p>-0.637892215974025</text:p>
          </table:table-cell>
          <table:table-cell table:number-columns-repeated="5"/>
        </table:table-row>
        <table:table-row table:style-name="ro1">
          <table:table-cell table:style-name="ce1" office:value-type="float" office:value="13" calcext:value-type="float">
            <text:p>1.30000E+01</text:p>
          </table:table-cell>
          <table:table-cell table:style-name="ce1" office:value-type="float" office:value="0.933986" calcext:value-type="float">
            <text:p>9.33986E-01</text:p>
          </table:table-cell>
          <table:table-cell office:value-type="float" office:value="163.3628" calcext:value-type="float">
            <text:p>1.63363E+02</text:p>
          </table:table-cell>
          <table:table-cell table:formula="of:=[.B15]/[.C15]" office:value-type="float" office:value="0.00571725019404663" calcext:value-type="float">
            <text:p>5.71725E-03</text:p>
          </table:table-cell>
          <table:table-cell table:formula="of:=[.D15]/[.$D$60]" office:value-type="float" office:value="0.0311875770087566" calcext:value-type="float">
            <text:p>3.11876E-02</text:p>
          </table:table-cell>
          <table:table-cell office:value-type="float" office:value="0.03141181" calcext:value-type="float">
            <text:p>3.14118E-02</text:p>
          </table:table-cell>
          <table:table-cell table:style-name="Default"/>
          <table:table-cell table:style-name="Default" table:formula="of:=100*([.E15]-[.F15])/[.E15]" office:value-type="float" office:value="-0.718981763733763" calcext:value-type="float">
            <text:p>-0.718981763733763</text:p>
          </table:table-cell>
          <table:table-cell table:number-columns-repeated="5"/>
        </table:table-row>
        <table:table-row table:style-name="ro1">
          <table:table-cell table:style-name="ce1" office:value-type="float" office:value="15" calcext:value-type="float">
            <text:p>1.50000E+01</text:p>
          </table:table-cell>
          <table:table-cell table:style-name="ce1" office:value-type="float" office:value="1.06891" calcext:value-type="float">
            <text:p>1.06891E+00</text:p>
          </table:table-cell>
          <table:table-cell office:value-type="float" office:value="188.4956" calcext:value-type="float">
            <text:p>1.88496E+02</text:p>
          </table:table-cell>
          <table:table-cell table:formula="of:=[.B16]/[.C16]" office:value-type="float" office:value="0.00567074244703855" calcext:value-type="float">
            <text:p>5.67074E-03</text:p>
          </table:table-cell>
          <table:table-cell table:formula="of:=[.D16]/[.$D$60]" office:value-type="float" office:value="0.0309338774342954" calcext:value-type="float">
            <text:p>3.09339E-02</text:p>
          </table:table-cell>
          <table:table-cell office:value-type="float" office:value="0.03116311" calcext:value-type="float">
            <text:p>3.11631E-02</text:p>
          </table:table-cell>
          <table:table-cell table:style-name="Default"/>
          <table:table-cell table:style-name="Default" table:formula="of:=100*([.E16]-[.F16])/[.E16]" office:value-type="float" office:value="-0.741040518413906" calcext:value-type="float">
            <text:p>-0.741040518413906</text:p>
          </table:table-cell>
          <table:table-cell table:number-columns-repeated="5"/>
        </table:table-row>
        <table:table-row table:style-name="ro1">
          <table:table-cell table:style-name="ce1" office:value-type="float" office:value="17" calcext:value-type="float">
            <text:p>1.70000E+01</text:p>
          </table:table-cell>
          <table:table-cell table:style-name="ce1" office:value-type="float" office:value="1.20077" calcext:value-type="float">
            <text:p>1.20077E+00</text:p>
          </table:table-cell>
          <table:table-cell office:value-type="float" office:value="213.6283" calcext:value-type="float">
            <text:p>2.13628E+02</text:p>
          </table:table-cell>
          <table:table-cell table:formula="of:=[.B17]/[.C17]" office:value-type="float" office:value="0.00562083768863957" calcext:value-type="float">
            <text:p>5.62084E-03</text:p>
          </table:table-cell>
          <table:table-cell table:formula="of:=[.D17]/[.$D$60]" office:value-type="float" office:value="0.0306616471762436" calcext:value-type="float">
            <text:p>3.06616E-02</text:p>
          </table:table-cell>
          <table:table-cell office:value-type="float" office:value="0.0308801" calcext:value-type="float">
            <text:p>3.08801E-02</text:p>
          </table:table-cell>
          <table:table-cell table:style-name="Default"/>
          <table:table-cell table:style-name="Default" table:formula="of:=100*([.E17]-[.F17])/[.E17]" office:value-type="float" office:value="-0.712462779643582" calcext:value-type="float">
            <text:p>-0.712462779643582</text:p>
          </table:table-cell>
          <table:table-cell table:number-columns-repeated="5"/>
        </table:table-row>
        <table:table-row table:style-name="ro1">
          <table:table-cell table:style-name="ce1" office:value-type="float" office:value="19" calcext:value-type="float">
            <text:p>1.90000E+01</text:p>
          </table:table-cell>
          <table:table-cell table:style-name="ce1" office:value-type="float" office:value="1.32952" calcext:value-type="float">
            <text:p>1.32952E+00</text:p>
          </table:table-cell>
          <table:table-cell office:value-type="float" office:value="238.761" calcext:value-type="float">
            <text:p>2.38761E+02</text:p>
          </table:table-cell>
          <table:table-cell table:formula="of:=[.B18]/[.C18]" office:value-type="float" office:value="0.00556841360188641" calcext:value-type="float">
            <text:p>5.56841E-03</text:p>
          </table:table-cell>
          <table:table-cell table:formula="of:=[.D18]/[.$D$60]" office:value-type="float" office:value="0.0303756739920666" calcext:value-type="float">
            <text:p>3.03757E-02</text:p>
          </table:table-cell>
          <table:table-cell office:value-type="float" office:value="0.03056326" calcext:value-type="float">
            <text:p>3.05633E-02</text:p>
          </table:table-cell>
          <table:table-cell table:style-name="Default"/>
          <table:table-cell table:style-name="Default" table:formula="of:=100*([.E18]-[.F18])/[.E18]" office:value-type="float" office:value="-0.61755340139068" calcext:value-type="float">
            <text:p>-0.61755340139068</text:p>
          </table:table-cell>
          <table:table-cell table:number-columns-repeated="5"/>
        </table:table-row>
        <table:table-row table:style-name="ro1">
          <table:table-cell table:style-name="ce1" office:value-type="float" office:value="21" calcext:value-type="float">
            <text:p>2.10000E+01</text:p>
          </table:table-cell>
          <table:table-cell table:style-name="ce1" office:value-type="float" office:value="1.45202" calcext:value-type="float">
            <text:p>1.45202E+00</text:p>
          </table:table-cell>
          <table:table-cell office:value-type="float" office:value="263.8938" calcext:value-type="float">
            <text:p>2.63894E+02</text:p>
          </table:table-cell>
          <table:table-cell table:formula="of:=[.B19]/[.C19]" office:value-type="float" office:value="0.00550228917844982" calcext:value-type="float">
            <text:p>5.50229E-03</text:p>
          </table:table-cell>
          <table:table-cell table:formula="of:=[.D19]/[.$D$60]" office:value-type="float" office:value="0.030014965525917" calcext:value-type="float">
            <text:p>3.00150E-02</text:p>
          </table:table-cell>
          <table:table-cell office:value-type="float" office:value="0.03021312" calcext:value-type="float">
            <text:p>3.02131E-02</text:p>
          </table:table-cell>
          <table:table-cell table:style-name="Default"/>
          <table:table-cell table:style-name="Default" table:formula="of:=100*([.E19]-[.F19])/[.E19]" office:value-type="float" office:value="-0.660185579463307" calcext:value-type="float">
            <text:p>-0.660185579463307</text:p>
          </table:table-cell>
          <table:table-cell table:number-columns-repeated="5"/>
        </table:table-row>
        <table:table-row table:style-name="ro1">
          <table:table-cell table:style-name="ce1" office:value-type="float" office:value="23" calcext:value-type="float">
            <text:p>2.30000E+01</text:p>
          </table:table-cell>
          <table:table-cell table:style-name="ce1" office:value-type="float" office:value="1.56966" calcext:value-type="float">
            <text:p>1.56966E+00</text:p>
          </table:table-cell>
          <table:table-cell office:value-type="float" office:value="289.0265" calcext:value-type="float">
            <text:p>2.89027E+02</text:p>
          </table:table-cell>
          <table:table-cell table:formula="of:=[.B20]/[.C20]" office:value-type="float" office:value="0.00543085149631608" calcext:value-type="float">
            <text:p>5.43085E-03</text:p>
          </table:table-cell>
          <table:table-cell table:formula="of:=[.D20]/[.$D$60]" office:value-type="float" office:value="0.0296252732547631" calcext:value-type="float">
            <text:p>2.96253E-02</text:p>
          </table:table-cell>
          <table:table-cell office:value-type="float" office:value="0.02983026" calcext:value-type="float">
            <text:p>2.98303E-02</text:p>
          </table:table-cell>
          <table:table-cell table:style-name="Default"/>
          <table:table-cell table:style-name="Default" table:formula="of:=100*([.E20]-[.F20])/[.E20]" office:value-type="float" office:value="-0.691931998311266" calcext:value-type="float">
            <text:p>-0.691931998311266</text:p>
          </table:table-cell>
          <table:table-cell table:number-columns-repeated="5"/>
        </table:table-row>
        <table:table-row table:style-name="ro1">
          <table:table-cell table:style-name="ce1" office:value-type="float" office:value="25" calcext:value-type="float">
            <text:p>2.50000E+01</text:p>
          </table:table-cell>
          <table:table-cell table:style-name="ce1" office:value-type="float" office:value="1.68653" calcext:value-type="float">
            <text:p>1.68653E+00</text:p>
          </table:table-cell>
          <table:table-cell office:value-type="float" office:value="314.1593" calcext:value-type="float">
            <text:p>3.14159E+02</text:p>
          </table:table-cell>
          <table:table-cell table:formula="of:=[.B21]/[.C21]" office:value-type="float" office:value="0.00536839113150558" calcext:value-type="float">
            <text:p>5.36839E-03</text:p>
          </table:table-cell>
          <table:table-cell table:formula="of:=[.D21]/[.$D$60]" office:value-type="float" office:value="0.0292845522138069" calcext:value-type="float">
            <text:p>2.92846E-02</text:p>
          </table:table-cell>
          <table:table-cell office:value-type="float" office:value="0.02941535" calcext:value-type="float">
            <text:p>2.94154E-02</text:p>
          </table:table-cell>
          <table:table-cell table:style-name="Default"/>
          <table:table-cell table:style-name="Default" table:formula="of:=100*([.E21]-[.F21])/[.E21]" office:value-type="float" office:value="-0.446644310072095" calcext:value-type="float">
            <text:p>-0.446644310072095</text:p>
          </table:table-cell>
          <table:table-cell table:number-columns-repeated="5"/>
        </table:table-row>
        <table:table-row table:style-name="ro1">
          <table:table-cell table:style-name="ce1" office:value-type="float" office:value="27" calcext:value-type="float">
            <text:p>2.70000E+01</text:p>
          </table:table-cell>
          <table:table-cell table:style-name="ce1" office:value-type="float" office:value="1.79537" calcext:value-type="float">
            <text:p>1.79537E+00</text:p>
          </table:table-cell>
          <table:table-cell office:value-type="float" office:value="339.292" calcext:value-type="float">
            <text:p>3.39292E+02</text:p>
          </table:table-cell>
          <table:table-cell table:formula="of:=[.B22]/[.C22]" office:value-type="float" office:value="0.00529151880975679" calcext:value-type="float">
            <text:p>5.29152E-03</text:p>
          </table:table-cell>
          <table:table-cell table:formula="of:=[.D22]/[.$D$60]" office:value-type="float" office:value="0.0288652140052257" calcext:value-type="float">
            <text:p>2.88652E-02</text:p>
          </table:table-cell>
          <table:table-cell office:value-type="float" office:value="0.02896909" calcext:value-type="float">
            <text:p>2.89691E-02</text:p>
          </table:table-cell>
          <table:table-cell table:style-name="Default"/>
          <table:table-cell table:style-name="Default" table:formula="of:=100*([.E22]-[.F22])/[.E22]" office:value-type="float" office:value="-0.359865666526829" calcext:value-type="float">
            <text:p>-0.359865666526829</text:p>
          </table:table-cell>
          <table:table-cell table:number-columns-repeated="5"/>
        </table:table-row>
        <table:table-row table:style-name="ro1">
          <table:table-cell table:style-name="ce1" office:value-type="float" office:value="29" calcext:value-type="float">
            <text:p>2.90000E+01</text:p>
          </table:table-cell>
          <table:table-cell table:style-name="ce1" office:value-type="float" office:value="1.8934" calcext:value-type="float">
            <text:p>1.89340E+00</text:p>
          </table:table-cell>
          <table:table-cell office:value-type="float" office:value="364.4247" calcext:value-type="float">
            <text:p>3.64425E+02</text:p>
          </table:table-cell>
          <table:table-cell table:formula="of:=[.B23]/[.C23]" office:value-type="float" office:value="0.00519558635844387" calcext:value-type="float">
            <text:p>5.19559E-03</text:p>
          </table:table-cell>
          <table:table-cell table:formula="of:=[.D23]/[.$D$60]" office:value-type="float" office:value="0.0283419028658818" calcext:value-type="float">
            <text:p>2.83419E-02</text:p>
          </table:table-cell>
          <table:table-cell office:value-type="float" office:value="0.02849221" calcext:value-type="float">
            <text:p>2.84922E-02</text:p>
          </table:table-cell>
          <table:table-cell table:style-name="Default"/>
          <table:table-cell table:style-name="Default" table:formula="of:=100*([.E23]-[.F23])/[.E23]" office:value-type="float" office:value="-0.530335365375545" calcext:value-type="float">
            <text:p>-0.530335365375545</text:p>
          </table:table-cell>
          <table:table-cell table:number-columns-repeated="5"/>
        </table:table-row>
        <table:table-row table:style-name="ro1">
          <table:table-cell table:style-name="ce1" office:value-type="float" office:value="31" calcext:value-type="float">
            <text:p>3.10000E+01</text:p>
          </table:table-cell>
          <table:table-cell table:style-name="ce1" office:value-type="float" office:value="1.98858" calcext:value-type="float">
            <text:p>1.98858E+00</text:p>
          </table:table-cell>
          <table:table-cell office:value-type="float" office:value="389.5575" calcext:value-type="float">
            <text:p>3.89558E+02</text:p>
          </table:table-cell>
          <table:table-cell table:formula="of:=[.B24]/[.C24]" office:value-type="float" office:value="0.00510471496505651" calcext:value-type="float">
            <text:p>5.10471E-03</text:p>
          </table:table-cell>
          <table:table-cell table:formula="of:=[.D24]/[.$D$60]" office:value-type="float" office:value="0.0278461997773389" calcext:value-type="float">
            <text:p>2.78462E-02</text:p>
          </table:table-cell>
          <table:table-cell office:value-type="float" office:value="0.02798554" calcext:value-type="float">
            <text:p>2.79855E-02</text:p>
          </table:table-cell>
          <table:table-cell table:style-name="Default"/>
          <table:table-cell table:style-name="Default" table:formula="of:=100*([.E24]-[.F24])/[.E24]" office:value-type="float" office:value="-0.500392239426708" calcext:value-type="float">
            <text:p>-0.500392239426708</text:p>
          </table:table-cell>
          <table:table-cell table:number-columns-repeated="5"/>
        </table:table-row>
        <table:table-row table:style-name="ro1">
          <table:table-cell table:style-name="ce1" office:value-type="float" office:value="33" calcext:value-type="float">
            <text:p>3.30000E+01</text:p>
          </table:table-cell>
          <table:table-cell table:style-name="ce1" office:value-type="float" office:value="2.08051" calcext:value-type="float">
            <text:p>2.08051E+00</text:p>
          </table:table-cell>
          <table:table-cell office:value-type="float" office:value="414.6902" calcext:value-type="float">
            <text:p>4.14690E+02</text:p>
          </table:table-cell>
          <table:table-cell table:formula="of:=[.B25]/[.C25]" office:value-type="float" office:value="0.00501702234583793" calcext:value-type="float">
            <text:p>5.01702E-03</text:p>
          </table:table-cell>
          <table:table-cell table:formula="of:=[.D25]/[.$D$60]" office:value-type="float" office:value="0.0273678368892102" calcext:value-type="float">
            <text:p>2.73678E-02</text:p>
          </table:table-cell>
          <table:table-cell office:value-type="float" office:value="0.02744991" calcext:value-type="float">
            <text:p>2.74499E-02</text:p>
          </table:table-cell>
          <table:table-cell table:style-name="Default"/>
          <table:table-cell table:style-name="Default" table:formula="of:=100*([.E25]-[.F25])/[.E25]" office:value-type="float" office:value="-0.299888921152547" calcext:value-type="float">
            <text:p>-0.299888921152547</text:p>
          </table:table-cell>
          <table:table-cell table:number-columns-repeated="5"/>
        </table:table-row>
        <table:table-row table:style-name="ro1">
          <table:table-cell table:style-name="ce1" office:value-type="float" office:value="35" calcext:value-type="float">
            <text:p>3.50000E+01</text:p>
          </table:table-cell>
          <table:table-cell table:style-name="ce1" office:value-type="float" office:value="2.15986" calcext:value-type="float">
            <text:p>2.15986E+00</text:p>
          </table:table-cell>
          <table:table-cell office:value-type="float" office:value="439.823" calcext:value-type="float">
            <text:p>4.39823E+02</text:p>
          </table:table-cell>
          <table:table-cell table:formula="of:=[.B26]/[.C26]" office:value-type="float" office:value="0.004910748187339" calcext:value-type="float">
            <text:p>4.91075E-03</text:p>
          </table:table-cell>
          <table:table-cell table:formula="of:=[.D26]/[.$D$60]" office:value-type="float" office:value="0.0267881117784082" calcext:value-type="float">
            <text:p>2.67881E-02</text:p>
          </table:table-cell>
          <table:table-cell office:value-type="float" office:value="0.02688623" calcext:value-type="float">
            <text:p>2.68862E-02</text:p>
          </table:table-cell>
          <table:table-cell table:style-name="Default"/>
          <table:table-cell table:style-name="Default" table:formula="of:=100*([.E26]-[.F26])/[.E26]" office:value-type="float" office:value="-0.366275243299855" calcext:value-type="float">
            <text:p>-0.366275243299855</text:p>
          </table:table-cell>
          <table:table-cell table:number-columns-repeated="5"/>
        </table:table-row>
        <table:table-row table:style-name="ro1">
          <table:table-cell table:style-name="ce1" office:value-type="float" office:value="37" calcext:value-type="float">
            <text:p>3.70000E+01</text:p>
          </table:table-cell>
          <table:table-cell table:style-name="ce1" office:value-type="float" office:value="2.23678" calcext:value-type="float">
            <text:p>2.23678E+00</text:p>
          </table:table-cell>
          <table:table-cell office:value-type="float" office:value="464.9557" calcext:value-type="float">
            <text:p>4.64956E+02</text:p>
          </table:table-cell>
          <table:table-cell table:formula="of:=[.B27]/[.C27]" office:value-type="float" office:value="0.00481073788320049" calcext:value-type="float">
            <text:p>4.81074E-03</text:p>
          </table:table-cell>
          <table:table-cell table:formula="of:=[.D27]/[.$D$60]" office:value-type="float" office:value="0.0262425559681628" calcext:value-type="float">
            <text:p>2.62426E-02</text:p>
          </table:table-cell>
          <table:table-cell office:value-type="float" office:value="0.02629544" calcext:value-type="float">
            <text:p>2.62954E-02</text:p>
          </table:table-cell>
          <table:table-cell table:style-name="Default"/>
          <table:table-cell table:style-name="Default" table:formula="of:=100*([.E27]-[.F27])/[.E27]" office:value-type="float" office:value="-0.201520125941248" calcext:value-type="float">
            <text:p>-0.201520125941248</text:p>
          </table:table-cell>
          <table:table-cell table:number-columns-repeated="5"/>
        </table:table-row>
        <table:table-row table:style-name="ro1">
          <table:table-cell table:style-name="ce1" office:value-type="float" office:value="39" calcext:value-type="float">
            <text:p>3.90000E+01</text:p>
          </table:table-cell>
          <table:table-cell table:style-name="ce1" office:value-type="float" office:value="2.30489" calcext:value-type="float">
            <text:p>2.30489E+00</text:p>
          </table:table-cell>
          <table:table-cell office:value-type="float" office:value="490.0885" calcext:value-type="float">
            <text:p>4.90089E+02</text:p>
          </table:table-cell>
          <table:table-cell table:formula="of:=[.B28]/[.C28]" office:value-type="float" office:value="0.00470300772207469" calcext:value-type="float">
            <text:p>4.70301E-03</text:p>
          </table:table-cell>
          <table:table-cell table:formula="of:=[.D28]/[.$D$60]" office:value-type="float" office:value="0.0256548883688376" calcext:value-type="float">
            <text:p>2.56549E-02</text:p>
          </table:table-cell>
          <table:table-cell office:value-type="float" office:value="0.02567854" calcext:value-type="float">
            <text:p>2.56785E-02</text:p>
          </table:table-cell>
          <table:table-cell table:style-name="Default"/>
          <table:table-cell table:style-name="Default" table:formula="of:=100*([.E28]-[.F28])/[.E28]" office:value-type="float" office:value="-0.0921915185221592" calcext:value-type="float">
            <text:p>-0.092191518522159</text:p>
          </table:table-cell>
          <table:table-cell table:number-columns-repeated="5"/>
        </table:table-row>
        <table:table-row table:style-name="ro1">
          <table:table-cell table:style-name="ce1" office:value-type="float" office:value="41" calcext:value-type="float">
            <text:p>4.10000E+01</text:p>
          </table:table-cell>
          <table:table-cell table:style-name="ce1" office:value-type="float" office:value="2.36009" calcext:value-type="float">
            <text:p>2.36009E+00</text:p>
          </table:table-cell>
          <table:table-cell office:value-type="float" office:value="515.2212" calcext:value-type="float">
            <text:p>5.15221E+02</text:p>
          </table:table-cell>
          <table:table-cell table:formula="of:=[.B29]/[.C29]" office:value-type="float" office:value="0.00458073153822087" calcext:value-type="float">
            <text:p>4.58073E-03</text:p>
          </table:table-cell>
          <table:table-cell table:formula="of:=[.D29]/[.$D$60]" office:value-type="float" office:value="0.024987872273539" calcext:value-type="float">
            <text:p>2.49879E-02</text:p>
          </table:table-cell>
          <table:table-cell office:value-type="float" office:value="0.02503654" calcext:value-type="float">
            <text:p>2.50365E-02</text:p>
          </table:table-cell>
          <table:table-cell table:style-name="Default"/>
          <table:table-cell table:style-name="Default" table:formula="of:=100*([.E29]-[.F29])/[.E29]" office:value-type="float" office:value="-0.194765388297944" calcext:value-type="float">
            <text:p>-0.194765388297944</text:p>
          </table:table-cell>
          <table:table-cell table:number-columns-repeated="5"/>
        </table:table-row>
        <table:table-row table:style-name="ro1">
          <table:table-cell table:style-name="ce1" office:value-type="float" office:value="43" calcext:value-type="float">
            <text:p>4.30000E+01</text:p>
          </table:table-cell>
          <table:table-cell table:style-name="ce1" office:value-type="float" office:value="2.41161" calcext:value-type="float">
            <text:p>2.41161E+00</text:p>
          </table:table-cell>
          <table:table-cell office:value-type="float" office:value="540.3539" calcext:value-type="float">
            <text:p>5.40354E+02</text:p>
          </table:table-cell>
          <table:table-cell table:formula="of:=[.B30]/[.C30]" office:value-type="float" office:value="0.00446301951369279" calcext:value-type="float">
            <text:p>4.46302E-03</text:p>
          </table:table-cell>
          <table:table-cell table:formula="of:=[.D30]/[.$D$60]" office:value-type="float" office:value="0.024345753649161" calcext:value-type="float">
            <text:p>2.43458E-02</text:p>
          </table:table-cell>
          <table:table-cell office:value-type="float" office:value="0.02437053" calcext:value-type="float">
            <text:p>2.43705E-02</text:p>
          </table:table-cell>
          <table:table-cell table:style-name="Default"/>
          <table:table-cell table:style-name="Default" table:formula="of:=100*([.E30]-[.F30])/[.E30]" office:value-type="float" office:value="-0.101768674718435" calcext:value-type="float">
            <text:p>-0.101768674718435</text:p>
          </table:table-cell>
          <table:table-cell table:number-columns-repeated="5"/>
        </table:table-row>
        <table:table-row table:style-name="ro1">
          <table:table-cell table:style-name="ce1" office:value-type="float" office:value="45" calcext:value-type="float">
            <text:p>4.50000E+01</text:p>
          </table:table-cell>
          <table:table-cell table:style-name="ce1" office:value-type="float" office:value="2.4575" calcext:value-type="float">
            <text:p>2.45750E+00</text:p>
          </table:table-cell>
          <table:table-cell office:value-type="float" office:value="565.4867" calcext:value-type="float">
            <text:p>5.65487E+02</text:p>
          </table:table-cell>
          <table:table-cell table:formula="of:=[.B31]/[.C31]" office:value-type="float" office:value="0.00434581396874586" calcext:value-type="float">
            <text:p>4.34581E-03</text:p>
          </table:table-cell>
          <table:table-cell table:formula="of:=[.D31]/[.$D$60]" office:value-type="float" office:value="0.0237063978688784" calcext:value-type="float">
            <text:p>2.37064E-02</text:p>
          </table:table-cell>
          <table:table-cell office:value-type="float" office:value="0.02368161" calcext:value-type="float">
            <text:p>2.36816E-02</text:p>
          </table:table-cell>
          <table:table-cell table:style-name="Default"/>
          <table:table-cell table:style-name="Default" table:formula="of:=100*([.E31]-[.F31])/[.E31]" office:value-type="float" office:value="0.104561937311366" calcext:value-type="float">
            <text:p>0.104561937311366</text:p>
          </table:table-cell>
          <table:table-cell table:number-columns-repeated="5"/>
        </table:table-row>
        <table:table-row table:style-name="ro1">
          <table:table-cell table:style-name="ce1" office:value-type="float" office:value="47" calcext:value-type="float">
            <text:p>4.70000E+01</text:p>
          </table:table-cell>
          <table:table-cell table:style-name="ce1" office:value-type="float" office:value="2.48895" calcext:value-type="float">
            <text:p>2.48895E+00</text:p>
          </table:table-cell>
          <table:table-cell office:value-type="float" office:value="590.6194" calcext:value-type="float">
            <text:p>5.90619E+02</text:p>
          </table:table-cell>
          <table:table-cell table:formula="of:=[.B32]/[.C32]" office:value-type="float" office:value="0.00421413519434004" calcext:value-type="float">
            <text:p>4.21414E-03</text:p>
          </table:table-cell>
          <table:table-cell table:formula="of:=[.D32]/[.$D$60]" office:value-type="float" office:value="0.0229880906796152" calcext:value-type="float">
            <text:p>2.29881E-02</text:p>
          </table:table-cell>
          <table:table-cell office:value-type="float" office:value="0.02297092" calcext:value-type="float">
            <text:p>2.29709E-02</text:p>
          </table:table-cell>
          <table:table-cell table:style-name="Default"/>
          <table:table-cell table:style-name="Default" table:formula="of:=100*([.E32]-[.F32])/[.E32]" office:value-type="float" office:value="0.0746938049555466" calcext:value-type="float">
            <text:p>0.074693804955547</text:p>
          </table:table-cell>
          <table:table-cell table:number-columns-repeated="5"/>
        </table:table-row>
        <table:table-row table:style-name="ro1">
          <table:table-cell table:style-name="ce1" office:value-type="float" office:value="49" calcext:value-type="float">
            <text:p>4.90000E+01</text:p>
          </table:table-cell>
          <table:table-cell table:style-name="ce1" office:value-type="float" office:value="2.51447" calcext:value-type="float">
            <text:p>2.51447E+00</text:p>
          </table:table-cell>
          <table:table-cell office:value-type="float" office:value="615.7522" calcext:value-type="float">
            <text:p>6.15752E+02</text:p>
          </table:table-cell>
          <table:table-cell table:formula="of:=[.B33]/[.C33]" office:value-type="float" office:value="0.00408357452884456" calcext:value-type="float">
            <text:p>4.08357E-03</text:p>
          </table:table-cell>
          <table:table-cell table:formula="of:=[.D33]/[.$D$60]" office:value-type="float" office:value="0.022275882769999" calcext:value-type="float">
            <text:p>2.22759E-02</text:p>
          </table:table-cell>
          <table:table-cell office:value-type="float" office:value="0.02223963" calcext:value-type="float">
            <text:p>2.22396E-02</text:p>
          </table:table-cell>
          <table:table-cell table:style-name="Default"/>
          <table:table-cell table:style-name="Default" table:formula="of:=100*([.E33]-[.F33])/[.E33]" office:value-type="float" office:value="0.162744481883463" calcext:value-type="float">
            <text:p>0.162744481883463</text:p>
          </table:table-cell>
          <table:table-cell table:number-columns-repeated="5"/>
        </table:table-row>
        <table:table-row table:style-name="ro1">
          <table:table-cell table:style-name="ce1" office:value-type="float" office:value="51" calcext:value-type="float">
            <text:p>5.10000E+01</text:p>
          </table:table-cell>
          <table:table-cell table:style-name="ce1" office:value-type="float" office:value="2.53188" calcext:value-type="float">
            <text:p>2.53188E+00</text:p>
          </table:table-cell>
          <table:table-cell office:value-type="float" office:value="640.8849" calcext:value-type="float">
            <text:p>6.40885E+02</text:p>
          </table:table-cell>
          <table:table-cell table:formula="of:=[.B34]/[.C34]" office:value-type="float" office:value="0.00395060017797267" calcext:value-type="float">
            <text:p>3.95060E-03</text:p>
          </table:table-cell>
          <table:table-cell table:formula="of:=[.D34]/[.$D$60]" office:value-type="float" office:value="0.02155050821628" calcext:value-type="float">
            <text:p>2.15505E-02</text:p>
          </table:table-cell>
          <table:table-cell office:value-type="float" office:value="0.02148896" calcext:value-type="float">
            <text:p>2.14890E-02</text:p>
          </table:table-cell>
          <table:table-cell table:style-name="Default"/>
          <table:table-cell table:style-name="Default" table:formula="of:=100*([.E34]-[.F34])/[.E34]" office:value-type="float" office:value="0.2855998367293" calcext:value-type="float">
            <text:p>0.2855998367293</text:p>
          </table:table-cell>
          <table:table-cell table:number-columns-repeated="5"/>
        </table:table-row>
        <table:table-row table:style-name="ro1">
          <table:table-cell table:style-name="ce1" office:value-type="float" office:value="53" calcext:value-type="float">
            <text:p>5.30000E+01</text:p>
          </table:table-cell>
          <table:table-cell table:style-name="ce1" office:value-type="float" office:value="2.53877" calcext:value-type="float">
            <text:p>2.53877E+00</text:p>
          </table:table-cell>
          <table:table-cell office:value-type="float" office:value="666.0176" calcext:value-type="float">
            <text:p>6.66018E+02</text:p>
          </table:table-cell>
          <table:table-cell table:formula="of:=[.B35]/[.C35]" office:value-type="float" office:value="0.00381186623296441" calcext:value-type="float">
            <text:p>3.81187E-03</text:p>
          </table:table-cell>
          <table:table-cell table:formula="of:=[.D35]/[.$D$60]" office:value-type="float" office:value="0.0207937150995157" calcext:value-type="float">
            <text:p>2.07937E-02</text:p>
          </table:table-cell>
          <table:table-cell office:value-type="float" office:value="0.02072015" calcext:value-type="float">
            <text:p>2.07202E-02</text:p>
          </table:table-cell>
          <table:table-cell table:style-name="Default"/>
          <table:table-cell table:style-name="Default" table:formula="of:=100*([.E35]-[.F35])/[.E35]" office:value-type="float" office:value="0.353785262343335" calcext:value-type="float">
            <text:p>0.353785262343335</text:p>
          </table:table-cell>
          <table:table-cell table:number-columns-repeated="5"/>
        </table:table-row>
        <table:table-row table:style-name="ro1">
          <table:table-cell table:style-name="ce1" office:value-type="float" office:value="55" calcext:value-type="float">
            <text:p>5.50000E+01</text:p>
          </table:table-cell>
          <table:table-cell table:style-name="ce1" office:value-type="float" office:value="2.52924" calcext:value-type="float">
            <text:p>2.52924E+00</text:p>
          </table:table-cell>
          <table:table-cell office:value-type="float" office:value="691.1504" calcext:value-type="float">
            <text:p>6.91150E+02</text:p>
          </table:table-cell>
          <table:table-cell table:formula="of:=[.B36]/[.C36]" office:value-type="float" office:value="0.00365946398931405" calcext:value-type="float">
            <text:p>3.65946E-03</text:p>
          </table:table-cell>
          <table:table-cell table:formula="of:=[.D36]/[.$D$60]" office:value-type="float" office:value="0.0199623614681665" calcext:value-type="float">
            <text:p>1.99624E-02</text:p>
          </table:table-cell>
          <table:table-cell office:value-type="float" office:value="0.01993444" calcext:value-type="float">
            <text:p>1.99344E-02</text:p>
          </table:table-cell>
          <table:table-cell table:style-name="Default"/>
          <table:table-cell table:style-name="Default" table:formula="of:=100*([.E36]-[.F36])/[.E36]" office:value-type="float" office:value="0.13987056697168" calcext:value-type="float">
            <text:p>0.1398705669716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57" calcext:value-type="float">
            <text:p>5.70000E+01</text:p>
          </table:table-cell>
          <table:table-cell table:style-name="ce1" office:value-type="float" office:value="2.51525" calcext:value-type="float">
            <text:p>2.51525E+00</text:p>
          </table:table-cell>
          <table:table-cell office:value-type="float" office:value="716.2831" calcext:value-type="float">
            <text:p>7.16283E+02</text:p>
          </table:table-cell>
          <table:table-cell table:formula="of:=[.B37]/[.C37]" office:value-type="float" office:value="0.00351153056661535" calcext:value-type="float">
            <text:p>3.51153E-03</text:p>
          </table:table-cell>
          <table:table-cell table:formula="of:=[.D37]/[.$D$60]" office:value-type="float" office:value="0.0191553852372874" calcext:value-type="float">
            <text:p>1.91554E-02</text:p>
          </table:table-cell>
          <table:table-cell office:value-type="float" office:value="0.01913314" calcext:value-type="float">
            <text:p>1.91331E-02</text:p>
          </table:table-cell>
          <table:table-cell table:style-name="Default"/>
          <table:table-cell table:style-name="Default" table:formula="of:=100*([.E37]-[.F37])/[.E37]" office:value-type="float" office:value="0.116130461547988" calcext:value-type="float">
            <text:p>0.11613046154798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59" calcext:value-type="float">
            <text:p>5.90000E+01</text:p>
          </table:table-cell>
          <table:table-cell table:style-name="ce1" office:value-type="float" office:value="2.49428" calcext:value-type="float">
            <text:p>2.49428E+00</text:p>
          </table:table-cell>
          <table:table-cell office:value-type="float" office:value="741.4159" calcext:value-type="float">
            <text:p>7.41416E+02</text:p>
          </table:table-cell>
          <table:table-cell table:formula="of:=[.B38]/[.C38]" office:value-type="float" office:value="0.00336421163883861" calcext:value-type="float">
            <text:p>3.36421E-03</text:p>
          </table:table-cell>
          <table:table-cell table:formula="of:=[.D38]/[.$D$60]" office:value-type="float" office:value="0.018351761073757" calcext:value-type="float">
            <text:p>1.83518E-02</text:p>
          </table:table-cell>
          <table:table-cell office:value-type="float" office:value="0.01831755" calcext:value-type="float">
            <text:p>1.83176E-02</text:p>
          </table:table-cell>
          <table:table-cell table:style-name="Default"/>
          <table:table-cell table:style-name="Default" table:formula="of:=100*([.E38]-[.F38])/[.E38]" office:value-type="float" office:value="0.186418478419965" calcext:value-type="float">
            <text:p>0.186418478419965</text:p>
          </table:table-cell>
          <table:table-cell table:style-name="ce3"/>
          <table:table-cell table:style-name="ce1"/>
          <table:table-cell table:number-columns-repeated="2"/>
          <table:table-cell office:value-type="string" calcext:value-type="string">
            <text:p>K-eff</text:p>
          </table:table-cell>
        </table:table-row>
        <table:table-row table:style-name="ro1">
          <table:table-cell table:style-name="ce1" office:value-type="float" office:value="61" calcext:value-type="float">
            <text:p>6.10000E+01</text:p>
          </table:table-cell>
          <table:table-cell table:style-name="ce1" office:value-type="float" office:value="2.46671" calcext:value-type="float">
            <text:p>2.46671E+00</text:p>
          </table:table-cell>
          <table:table-cell office:value-type="float" office:value="766.5486" calcext:value-type="float">
            <text:p>7.66549E+02</text:p>
          </table:table-cell>
          <table:table-cell table:formula="of:=[.B39]/[.C39]" office:value-type="float" office:value="0.00321794338936892" calcext:value-type="float">
            <text:p>3.21794E-03</text:p>
          </table:table-cell>
          <table:table-cell table:formula="of:=[.D39]/[.$D$60]" office:value-type="float" office:value="0.0175538683562016" calcext:value-type="float">
            <text:p>1.75539E-02</text:p>
          </table:table-cell>
          <table:table-cell office:value-type="float" office:value="0.017489" calcext:value-type="float">
            <text:p>1.74890E-02</text:p>
          </table:table-cell>
          <table:table-cell table:style-name="Default"/>
          <table:table-cell table:style-name="Default" table:formula="of:=100*([.E39]-[.F39])/[.E39]" office:value-type="float" office:value="0.369538809824072" calcext:value-type="float">
            <text:p>0.369538809824072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Serpent</text:p>
          </table:table-cell>
          <table:table-cell table:style-name="ce1" office:value-type="float" office:value="0.791608" calcext:value-type="float">
            <text:p>7.91608E-01</text:p>
          </table:table-cell>
        </table:table-row>
        <table:table-row table:style-name="ro1">
          <table:table-cell table:style-name="ce1" office:value-type="float" office:value="63" calcext:value-type="float">
            <text:p>6.30000E+01</text:p>
          </table:table-cell>
          <table:table-cell table:style-name="ce1" office:value-type="float" office:value="2.42991" calcext:value-type="float">
            <text:p>2.42991E+00</text:p>
          </table:table-cell>
          <table:table-cell office:value-type="float" office:value="791.6813" calcext:value-type="float">
            <text:p>7.91681E+02</text:p>
          </table:table-cell>
          <table:table-cell table:formula="of:=[.B40]/[.C40]" office:value-type="float" office:value="0.00306930326635226" calcext:value-type="float">
            <text:p>3.06930E-03</text:p>
          </table:table-cell>
          <table:table-cell table:formula="of:=[.D40]/[.$D$60]" office:value-type="float" office:value="0.0167430370779062" calcext:value-type="float">
            <text:p>1.67430E-02</text:p>
          </table:table-cell>
          <table:table-cell office:value-type="float" office:value="0.01664883" calcext:value-type="float">
            <text:p>1.66488E-02</text:p>
          </table:table-cell>
          <table:table-cell table:style-name="Default"/>
          <table:table-cell table:style-name="Default" table:formula="of:=100*([.E40]-[.F40])/[.E40]" office:value-type="float" office:value="0.562664213594413" calcext:value-type="float">
            <text:p>0.562664213594413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Almost</text:p>
          </table:table-cell>
          <table:table-cell table:style-name="ce1" office:value-type="float" office:value="0.7920189" calcext:value-type="float">
            <text:p>7.92019E-01</text:p>
          </table:table-cell>
        </table:table-row>
        <table:table-row table:style-name="ro1">
          <table:table-cell table:style-name="ce1" office:value-type="float" office:value="65" calcext:value-type="float">
            <text:p>6.50000E+01</text:p>
          </table:table-cell>
          <table:table-cell table:style-name="ce1" office:value-type="float" office:value="2.38357" calcext:value-type="float">
            <text:p>2.38357E+00</text:p>
          </table:table-cell>
          <table:table-cell office:value-type="float" office:value="816.8141" calcext:value-type="float">
            <text:p>8.16814E+02</text:p>
          </table:table-cell>
          <table:table-cell table:formula="of:=[.B41]/[.C41]" office:value-type="float" office:value="0.00291813033100188" calcext:value-type="float">
            <text:p>2.91813E-03</text:p>
          </table:table-cell>
          <table:table-cell table:formula="of:=[.D41]/[.$D$60]" office:value-type="float" office:value="0.015918389318431" calcext:value-type="float">
            <text:p>1.59184E-02</text:p>
          </table:table-cell>
          <table:table-cell office:value-type="float" office:value="0.0157984" calcext:value-type="float">
            <text:p>1.57984E-02</text:p>
          </table:table-cell>
          <table:table-cell table:style-name="Default"/>
          <table:table-cell table:style-name="Default" table:formula="of:=100*([.E41]-[.F41])/[.E41]" office:value-type="float" office:value="0.753778011272071" calcext:value-type="float">
            <text:p>0.75377801127207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67" calcext:value-type="float">
            <text:p>6.70000E+01</text:p>
          </table:table-cell>
          <table:table-cell table:style-name="ce1" office:value-type="float" office:value="2.33234" calcext:value-type="float">
            <text:p>2.33234E+00</text:p>
          </table:table-cell>
          <table:table-cell office:value-type="float" office:value="841.9468" calcext:value-type="float">
            <text:p>8.41947E+02</text:p>
          </table:table-cell>
          <table:table-cell table:formula="of:=[.B42]/[.C42]" office:value-type="float" office:value="0.00277017502768583" calcext:value-type="float">
            <text:p>2.77018E-03</text:p>
          </table:table-cell>
          <table:table-cell table:formula="of:=[.D42]/[.$D$60]" office:value-type="float" office:value="0.0151112937288716" calcext:value-type="float">
            <text:p>1.51113E-02</text:p>
          </table:table-cell>
          <table:table-cell office:value-type="float" office:value="0.01493908" calcext:value-type="float">
            <text:p>1.49391E-02</text:p>
          </table:table-cell>
          <table:table-cell table:style-name="Default"/>
          <table:table-cell table:style-name="Default" table:formula="of:=100*([.E42]-[.F42])/[.E42]" office:value-type="float" office:value="1.13963590385728" calcext:value-type="float">
            <text:p>1.13963590385728</text:p>
          </table:table-cell>
          <table:table-cell table:style-name="ce3"/>
          <table:table-cell table:style-name="ce1"/>
          <table:table-cell/>
          <table:table-cell office:value-type="string" calcext:value-type="string">
            <text:p>Rel Error %</text:p>
          </table:table-cell>
          <table:table-cell table:formula="of:=100*([.M39]-[.M40])/[.M39]" office:value-type="float" office:value="-0.0519070044769623" calcext:value-type="float">
            <text:p>-0.051907004476962</text:p>
          </table:table-cell>
        </table:table-row>
        <table:table-row table:style-name="ro1">
          <table:table-cell table:style-name="ce1" office:value-type="float" office:value="69" calcext:value-type="float">
            <text:p>6.90000E+01</text:p>
          </table:table-cell>
          <table:table-cell table:style-name="ce1" office:value-type="float" office:value="2.269" calcext:value-type="float">
            <text:p>2.26900E+00</text:p>
          </table:table-cell>
          <table:table-cell office:value-type="float" office:value="867.0796" calcext:value-type="float">
            <text:p>8.67080E+02</text:p>
          </table:table-cell>
          <table:table-cell table:formula="of:=[.B43]/[.C43]" office:value-type="float" office:value="0.00261683010417959" calcext:value-type="float">
            <text:p>2.61683E-03</text:p>
          </table:table-cell>
          <table:table-cell table:formula="of:=[.D43]/[.$D$60]" office:value-type="float" office:value="0.0142747977826678" calcext:value-type="float">
            <text:p>1.42748E-02</text:p>
          </table:table-cell>
          <table:table-cell office:value-type="float" office:value="0.01407226" calcext:value-type="float">
            <text:p>1.40723E-02</text:p>
          </table:table-cell>
          <table:table-cell table:style-name="Default"/>
          <table:table-cell table:style-name="Default" table:formula="of:=100*([.E43]-[.F43])/[.E43]" office:value-type="float" office:value="1.41884869930482" calcext:value-type="float">
            <text:p>1.41884869930482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71" calcext:value-type="float">
            <text:p>7.10000E+01</text:p>
          </table:table-cell>
          <table:table-cell table:style-name="ce1" office:value-type="float" office:value="2.20103" calcext:value-type="float">
            <text:p>2.20103E+00</text:p>
          </table:table-cell>
          <table:table-cell office:value-type="float" office:value="892.2123" calcext:value-type="float">
            <text:p>8.92212E+02</text:p>
          </table:table-cell>
          <table:table-cell table:formula="of:=[.B44]/[.C44]" office:value-type="float" office:value="0.00246693527986557" calcext:value-type="float">
            <text:p>2.46694E-03</text:p>
          </table:table-cell>
          <table:table-cell table:formula="of:=[.D44]/[.$D$60]" office:value-type="float" office:value="0.0134571221137989" calcext:value-type="float">
            <text:p>1.34571E-02</text:p>
          </table:table-cell>
          <table:table-cell office:value-type="float" office:value="0.01319932" calcext:value-type="float">
            <text:p>1.31993E-02</text:p>
          </table:table-cell>
          <table:table-cell table:style-name="Default"/>
          <table:table-cell table:style-name="Default" table:formula="of:=100*([.E44]-[.F44])/[.E44]" office:value-type="float" office:value="1.91572991326686" calcext:value-type="float">
            <text:p>1.91572991326686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73" calcext:value-type="float">
            <text:p>7.30000E+01</text:p>
          </table:table-cell>
          <table:table-cell table:style-name="ce1" office:value-type="float" office:value="2.11454" calcext:value-type="float">
            <text:p>2.11454E+00</text:p>
          </table:table-cell>
          <table:table-cell office:value-type="float" office:value="917.3451" calcext:value-type="float">
            <text:p>9.17345E+02</text:p>
          </table:table-cell>
          <table:table-cell table:formula="of:=[.B45]/[.C45]" office:value-type="float" office:value="0.00230506490959618" calcext:value-type="float">
            <text:p>2.30506E-03</text:p>
          </table:table-cell>
          <table:table-cell table:formula="of:=[.D45]/[.$D$60]" office:value-type="float" office:value="0.0125741198895007" calcext:value-type="float">
            <text:p>1.25741E-02</text:p>
          </table:table-cell>
          <table:table-cell office:value-type="float" office:value="0.01232166" calcext:value-type="float">
            <text:p>1.23217E-02</text:p>
          </table:table-cell>
          <table:table-cell table:style-name="Default"/>
          <table:table-cell table:style-name="Default" table:formula="of:=100*([.E45]-[.F45])/[.E45]" office:value-type="float" office:value="2.00777383800452" calcext:value-type="float">
            <text:p>2.00777383800452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75" calcext:value-type="float">
            <text:p>7.50000E+01</text:p>
          </table:table-cell>
          <table:table-cell table:style-name="ce1" office:value-type="float" office:value="2.02236" calcext:value-type="float">
            <text:p>2.02236E+00</text:p>
          </table:table-cell>
          <table:table-cell office:value-type="float" office:value="942.4778" calcext:value-type="float">
            <text:p>9.42478E+02</text:p>
          </table:table-cell>
          <table:table-cell table:formula="of:=[.B46]/[.C46]" office:value-type="float" office:value="0.00214579059581032" calcext:value-type="float">
            <text:p>2.14579E-03</text:p>
          </table:table-cell>
          <table:table-cell table:formula="of:=[.D46]/[.$D$60]" office:value-type="float" office:value="0.0117052791429674" calcext:value-type="float">
            <text:p>1.17053E-02</text:p>
          </table:table-cell>
          <table:table-cell office:value-type="float" office:value="0.01144066" calcext:value-type="float">
            <text:p>1.14407E-02</text:p>
          </table:table-cell>
          <table:table-cell table:style-name="Default"/>
          <table:table-cell table:style-name="Default" table:formula="of:=100*([.E46]-[.F46])/[.E46]" office:value-type="float" office:value="2.26068203701364" calcext:value-type="float">
            <text:p>2.26068203701364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77" calcext:value-type="float">
            <text:p>7.70000E+01</text:p>
          </table:table-cell>
          <table:table-cell table:style-name="ce1" office:value-type="float" office:value="1.91714" calcext:value-type="float">
            <text:p>1.91714E+00</text:p>
          </table:table-cell>
          <table:table-cell office:value-type="float" office:value="967.6105" calcext:value-type="float">
            <text:p>9.67611E+02</text:p>
          </table:table-cell>
          <table:table-cell table:formula="of:=[.B47]/[.C47]" office:value-type="float" office:value="0.00198131376209746" calcext:value-type="float">
            <text:p>1.98131E-03</text:p>
          </table:table-cell>
          <table:table-cell table:formula="of:=[.D47]/[.$D$60]" office:value-type="float" office:value="0.0108080586709793" calcext:value-type="float">
            <text:p>1.08081E-02</text:p>
          </table:table-cell>
          <table:table-cell office:value-type="float" office:value="0.01055772" calcext:value-type="float">
            <text:p>1.05577E-02</text:p>
          </table:table-cell>
          <table:table-cell table:style-name="Default"/>
          <table:table-cell table:style-name="Default" table:formula="of:=100*([.E47]-[.F47])/[.E47]" office:value-type="float" office:value="2.31622235407991" calcext:value-type="float">
            <text:p>2.31622235407991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79" calcext:value-type="float">
            <text:p>7.90000E+01</text:p>
          </table:table-cell>
          <table:table-cell table:style-name="ce1" office:value-type="float" office:value="1.80693" calcext:value-type="float">
            <text:p>1.80693E+00</text:p>
          </table:table-cell>
          <table:table-cell office:value-type="float" office:value="992.7433" calcext:value-type="float">
            <text:p>9.92743E+02</text:p>
          </table:table-cell>
          <table:table-cell table:formula="of:=[.B48]/[.C48]" office:value-type="float" office:value="0.0018201381968531" calcext:value-type="float">
            <text:p>1.82014E-03</text:p>
          </table:table-cell>
          <table:table-cell table:formula="of:=[.D48]/[.$D$60]" office:value-type="float" office:value="0.00992884660532186" calcext:value-type="float">
            <text:p>9.92885E-03</text:p>
          </table:table-cell>
          <table:table-cell office:value-type="float" office:value="0.009674232" calcext:value-type="float">
            <text:p>9.67423E-03</text:p>
          </table:table-cell>
          <table:table-cell table:style-name="Default"/>
          <table:table-cell table:style-name="Default" table:formula="of:=100*([.E48]-[.F48])/[.E48]" office:value-type="float" office:value="2.5643925769322" calcext:value-type="float">
            <text:p>2.5643925769322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81" calcext:value-type="float">
            <text:p>8.10000E+01</text:p>
          </table:table-cell>
          <table:table-cell table:style-name="ce1" office:value-type="float" office:value="1.69063" calcext:value-type="float">
            <text:p>1.69063E+00</text:p>
          </table:table-cell>
          <table:table-cell office:value-type="float" office:value="1017.876" calcext:value-type="float">
            <text:p>1.01788E+03</text:p>
          </table:table-cell>
          <table:table-cell table:formula="of:=[.B49]/[.C49]" office:value-type="float" office:value="0.00166093905347999" calcext:value-type="float">
            <text:p>1.66094E-03</text:p>
          </table:table-cell>
          <table:table-cell table:formula="of:=[.D49]/[.$D$60]" office:value-type="float" office:value="0.00906041591309029" calcext:value-type="float">
            <text:p>9.06042E-03</text:p>
          </table:table-cell>
          <table:table-cell office:value-type="float" office:value="0.008791579" calcext:value-type="float">
            <text:p>8.79158E-03</text:p>
          </table:table-cell>
          <table:table-cell table:style-name="Default"/>
          <table:table-cell table:style-name="Default" table:formula="of:=100*([.E49]-[.F49])/[.E49]" office:value-type="float" office:value="2.96715863453769" calcext:value-type="float">
            <text:p>2.96715863453769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83" calcext:value-type="float">
            <text:p>8.30000E+01</text:p>
          </table:table-cell>
          <table:table-cell table:style-name="ce1" office:value-type="float" office:value="1.56445" calcext:value-type="float">
            <text:p>1.56445E+00</text:p>
          </table:table-cell>
          <table:table-cell office:value-type="float" office:value="1043.009" calcext:value-type="float">
            <text:p>1.04301E+03</text:p>
          </table:table-cell>
          <table:table-cell table:formula="of:=[.B50]/[.C50]" office:value-type="float" office:value="0.00149993911845439" calcext:value-type="float">
            <text:p>1.49994E-03</text:p>
          </table:table-cell>
          <table:table-cell table:formula="of:=[.D50]/[.$D$60]" office:value-type="float" office:value="0.00818216190957577" calcext:value-type="float">
            <text:p>8.18216E-03</text:p>
          </table:table-cell>
          <table:table-cell office:value-type="float" office:value="0.007911138" calcext:value-type="float">
            <text:p>7.91114E-03</text:p>
          </table:table-cell>
          <table:table-cell table:style-name="Default"/>
          <table:table-cell table:style-name="Default" table:formula="of:=100*([.E50]-[.F50])/[.E50]" office:value-type="float" office:value="3.31237529360768" calcext:value-type="float">
            <text:p>3.3123752936076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85" calcext:value-type="float">
            <text:p>8.50000E+01</text:p>
          </table:table-cell>
          <table:table-cell table:style-name="ce1" office:value-type="float" office:value="1.43024" calcext:value-type="float">
            <text:p>1.43024E+00</text:p>
          </table:table-cell>
          <table:table-cell office:value-type="float" office:value="1068.142" calcext:value-type="float">
            <text:p>1.06814E+03</text:p>
          </table:table-cell>
          <table:table-cell table:formula="of:=[.B51]/[.C51]" office:value-type="float" office:value="0.00133899799839347" calcext:value-type="float">
            <text:p>1.33900E-03</text:p>
          </table:table-cell>
          <table:table-cell table:formula="of:=[.D51]/[.$D$60]" office:value-type="float" office:value="0.00730422874145899" calcext:value-type="float">
            <text:p>7.30423E-03</text:p>
          </table:table-cell>
          <table:table-cell office:value-type="float" office:value="0.007034276" calcext:value-type="float">
            <text:p>7.03428E-03</text:p>
          </table:table-cell>
          <table:table-cell table:style-name="Default"/>
          <table:table-cell table:style-name="Default" table:formula="of:=100*([.E51]-[.F51])/[.E51]" office:value-type="float" office:value="3.69584183374124" calcext:value-type="float">
            <text:p>3.69584183374124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87" calcext:value-type="float">
            <text:p>8.70000E+01</text:p>
          </table:table-cell>
          <table:table-cell table:style-name="ce1" office:value-type="float" office:value="1.2892" calcext:value-type="float">
            <text:p>1.28920E+00</text:p>
          </table:table-cell>
          <table:table-cell office:value-type="float" office:value="1093.274" calcext:value-type="float">
            <text:p>1.09327E+03</text:p>
          </table:table-cell>
          <table:table-cell table:formula="of:=[.B52]/[.C52]" office:value-type="float" office:value="0.00117921033519502" calcext:value-type="float">
            <text:p>1.17921E-03</text:p>
          </table:table-cell>
          <table:table-cell table:formula="of:=[.D52]/[.$D$60]" office:value-type="float" office:value="0.00643258767592714" calcext:value-type="float">
            <text:p>6.43259E-03</text:p>
          </table:table-cell>
          <table:table-cell office:value-type="float" office:value="0.006162345" calcext:value-type="float">
            <text:p>6.16235E-03</text:p>
          </table:table-cell>
          <table:table-cell table:style-name="Default"/>
          <table:table-cell table:style-name="Default" table:formula="of:=100*([.E52]-[.F52])/[.E52]" office:value-type="float" office:value="4.20115029194983" calcext:value-type="float">
            <text:p>4.20115029194983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89" calcext:value-type="float">
            <text:p>8.90000E+01</text:p>
          </table:table-cell>
          <table:table-cell table:style-name="ce1" office:value-type="float" office:value="1.14176" calcext:value-type="float">
            <text:p>1.14176E+00</text:p>
          </table:table-cell>
          <table:table-cell office:value-type="float" office:value="1118.407" calcext:value-type="float">
            <text:p>1.11841E+03</text:p>
          </table:table-cell>
          <table:table-cell table:formula="of:=[.B53]/[.C53]" office:value-type="float" office:value="0.00102088059177026" calcext:value-type="float">
            <text:p>1.02088E-03</text:p>
          </table:table-cell>
          <table:table-cell table:formula="of:=[.D53]/[.$D$60]" office:value-type="float" office:value="0.00556889955694675" calcext:value-type="float">
            <text:p>5.56890E-03</text:p>
          </table:table-cell>
          <table:table-cell office:value-type="float" office:value="0.005296685" calcext:value-type="float">
            <text:p>5.29669E-03</text:p>
          </table:table-cell>
          <table:table-cell table:style-name="Default"/>
          <table:table-cell table:style-name="Default" table:formula="of:=100*([.E53]-[.F53])/[.E53]" office:value-type="float" office:value="4.88812114786998" calcext:value-type="float">
            <text:p>4.8881211478699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91" calcext:value-type="float">
            <text:p>9.10000E+01</text:p>
          </table:table-cell>
          <table:table-cell table:style-name="ce1" office:value-type="float" office:value="0.985471" calcext:value-type="float">
            <text:p>9.85471E-01</text:p>
          </table:table-cell>
          <table:table-cell office:value-type="float" office:value="1143.54" calcext:value-type="float">
            <text:p>1.14354E+03</text:p>
          </table:table-cell>
          <table:table-cell table:formula="of:=[.B54]/[.C54]" office:value-type="float" office:value="0.00086177221610088" calcext:value-type="float">
            <text:p>8.61772E-04</text:p>
          </table:table-cell>
          <table:table-cell table:formula="of:=[.D54]/[.$D$60]" office:value-type="float" office:value="0.00470096400217707" calcext:value-type="float">
            <text:p>4.70096E-03</text:p>
          </table:table-cell>
          <table:table-cell office:value-type="float" office:value="0.004438618" calcext:value-type="float">
            <text:p>4.43862E-03</text:p>
          </table:table-cell>
          <table:table-cell table:style-name="Default"/>
          <table:table-cell table:style-name="Default" table:formula="of:=100*([.E54]-[.F54])/[.E54]" office:value-type="float" office:value="5.58068519681435" calcext:value-type="float">
            <text:p>5.5806851968143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93" calcext:value-type="float">
            <text:p>9.30000E+01</text:p>
          </table:table-cell>
          <table:table-cell table:style-name="ce1" office:value-type="float" office:value="0.820914" calcext:value-type="float">
            <text:p>8.20914E-01</text:p>
          </table:table-cell>
          <table:table-cell office:value-type="float" office:value="1168.672" calcext:value-type="float">
            <text:p>1.16867E+03</text:p>
          </table:table-cell>
          <table:table-cell table:formula="of:=[.B55]/[.C55]" office:value-type="float" office:value="0.000702433189124066" calcext:value-type="float">
            <text:p>7.02433E-04</text:p>
          </table:table-cell>
          <table:table-cell table:formula="of:=[.D55]/[.$D$60]" office:value-type="float" office:value="0.00383177024544514" calcext:value-type="float">
            <text:p>3.83177E-03</text:p>
          </table:table-cell>
          <table:table-cell office:value-type="float" office:value="0.003589444" calcext:value-type="float">
            <text:p>3.58944E-03</text:p>
          </table:table-cell>
          <table:table-cell table:style-name="Default"/>
          <table:table-cell table:style-name="Default" table:formula="of:=100*([.E55]-[.F55])/[.E55]" office:value-type="float" office:value="6.32413297047735" calcext:value-type="float">
            <text:p>6.3241329704773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95" calcext:value-type="float">
            <text:p>9.50000E+01</text:p>
          </table:table-cell>
          <table:table-cell table:style-name="ce1" office:value-type="float" office:value="0.645862" calcext:value-type="float">
            <text:p>6.45862E-01</text:p>
          </table:table-cell>
          <table:table-cell office:value-type="float" office:value="1193.805" calcext:value-type="float">
            <text:p>1.19381E+03</text:p>
          </table:table-cell>
          <table:table-cell table:formula="of:=[.B56]/[.C56]" office:value-type="float" office:value="0.00054101130419122" calcext:value-type="float">
            <text:p>5.41011E-04</text:p>
          </table:table-cell>
          <table:table-cell table:formula="of:=[.D56]/[.$D$60]" office:value-type="float" office:value="0.00295121450686927" calcext:value-type="float">
            <text:p>2.95121E-03</text:p>
          </table:table-cell>
          <table:table-cell office:value-type="float" office:value="0.002750444" calcext:value-type="float">
            <text:p>2.75044E-03</text:p>
          </table:table-cell>
          <table:table-cell table:style-name="Default"/>
          <table:table-cell table:style-name="Default" table:formula="of:=100*([.E56]-[.F56])/[.E56]" office:value-type="float" office:value="6.80297912611748" calcext:value-type="float">
            <text:p>6.80297912611748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97" calcext:value-type="float">
            <text:p>9.70000E+01</text:p>
          </table:table-cell>
          <table:table-cell table:style-name="ce1" office:value-type="float" office:value="0.459105" calcext:value-type="float">
            <text:p>4.59105E-01</text:p>
          </table:table-cell>
          <table:table-cell office:value-type="float" office:value="1218.938" calcext:value-type="float">
            <text:p>1.21894E+03</text:p>
          </table:table-cell>
          <table:table-cell table:formula="of:=[.B57]/[.C57]" office:value-type="float" office:value="0.000376643438796723" calcext:value-type="float">
            <text:p>3.76643E-04</text:p>
          </table:table-cell>
          <table:table-cell table:formula="of:=[.D57]/[.$D$60]" office:value-type="float" office:value="0.00205458845662333" calcext:value-type="float">
            <text:p>2.05459E-03</text:p>
          </table:table-cell>
          <table:table-cell office:value-type="float" office:value="0.001922873" calcext:value-type="float">
            <text:p>1.92287E-03</text:p>
          </table:table-cell>
          <table:table-cell table:style-name="Default"/>
          <table:table-cell table:style-name="Default" table:formula="of:=100*([.E57]-[.F57])/[.E57]" office:value-type="float" office:value="6.41079512535586" calcext:value-type="float">
            <text:p>6.41079512535586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office:value-type="float" office:value="99" calcext:value-type="float">
            <text:p>9.90000E+01</text:p>
          </table:table-cell>
          <table:table-cell table:style-name="ce1" office:value-type="float" office:value="0.255565" calcext:value-type="float">
            <text:p>2.55565E-01</text:p>
          </table:table-cell>
          <table:table-cell office:value-type="float" office:value="1244.071" calcext:value-type="float">
            <text:p>1.24407E+03</text:p>
          </table:table-cell>
          <table:table-cell table:formula="of:=[.B58]/[.C58]" office:value-type="float" office:value="0.000205426378398017" calcext:value-type="float">
            <text:p>2.05426E-04</text:p>
          </table:table-cell>
          <table:table-cell table:formula="of:=[.D58]/[.$D$60]" office:value-type="float" office:value="0.00112060007494328" calcext:value-type="float">
            <text:p>1.12060E-03</text:p>
          </table:table-cell>
          <table:table-cell office:value-type="float" office:value="0.001107961" calcext:value-type="float">
            <text:p>1.10796E-03</text:p>
          </table:table-cell>
          <table:table-cell table:style-name="Default"/>
          <table:table-cell table:style-name="Default" table:formula="of:=100*([.E58]-[.F58])/[.E58]" office:value-type="float" office:value="1.12788453489285" calcext:value-type="float">
            <text:p>1.12788453489285</text:p>
          </table:table-cell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5"/>
          <table:table-cell table:style-name="Default"/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/>
          <table:table-cell table:formula="of:=SUM([.D9:.D58])" office:value-type="float" office:value="0.183318190843789" calcext:value-type="float">
            <text:p>1.83318E-01</text:p>
          </table:table-cell>
          <table:table-cell table:formula="of:=SUM([.E9:.E58])" office:value-type="float" office:value="1" calcext:value-type="float">
            <text:p>1.00000E+00</text:p>
          </table:table-cell>
          <table:table-cell/>
          <table:table-cell table:style-name="Default" table:number-columns-repeated="2"/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4"/>
          <table:table-cell table:style-name="Default" table:number-columns-repeated="2"/>
          <table:table-cell table:style-name="ce3"/>
          <table:table-cell table:style-name="ce1"/>
          <table:table-cell table:number-columns-repeated="3"/>
        </table:table-row>
        <table:table-row table:style-name="ro1" table:number-rows-repeated="24">
          <table:table-cell table:number-columns-repeated="10"/>
          <table:table-cell table:style-name="ce3"/>
          <table:table-cell table:style-name="ce1"/>
          <table:table-cell/>
        </table:table-row>
        <table:table-row table:style-name="ro1" table:number-rows-repeated="104849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oupled2" table:style-name="ta1">
        <table:shapes>
          <draw:frame draw:z-index="0" draw:style-name="gr1" draw:text-style-name="P1" svg:width="18.082cm" svg:height="10.162cm" svg:x="23.788cm" svg:y="0.754cm">
            <draw:object draw:notify-on-update-of-ranges="coupled2.A9:coupled2.A58 coupled2.E8:coupled2.E8 coupled2.E9:coupled2.E58 coupled2.A9:coupled2.A58 coupled2.F8:coupled2.F8 coupled2.F9:coupled2.F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08cm" svg:height="10.174cm" svg:x="24.353cm" svg:y="11.554cm">
            <draw:object draw:notify-on-update-of-ranges="coupled2.A9:coupled2.A58 coupled2.G8:coupled2.G8 coupled2.G9:coupled2.G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8.08cm" svg:height="10.174cm" svg:x="24.242cm" svg:y="22.631cm">
            <draw:object draw:notify-on-update-of-ranges="coupled2.A9:coupled2.A58 coupled2.H8:coupled2.H8 coupled2.H9:coupled2.H5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% Steady-state, cylinder geometry, heat-diffusion coupled calculation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One neutron energy group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Reactor thermal power = 100.0 kW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Constant thermal conductivit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Heat boundary condition: T(L) = T2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Diffusion boundary condition: zero incoming flux at the boundar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Serpent T=600K</text:p>
          </table:table-cell>
          <table:table-cell table:style-name="ce6" office:value-type="string" calcext:value-type="string">
            <text:p>Almost Flux</text:p>
          </table:table-cell>
          <table:table-cell office:value-type="string" calcext:value-type="string">
            <text:p>Almost temp [C]</text:p>
          </table:table-cell>
          <table:table-cell office:value-type="string" calcext:value-type="string">
            <text:p>Almost temp [W]</text:p>
          </table:table-cell>
          <table:table-cell table:number-columns-repeated="11"/>
          <table:table-cell office:value-type="string" calcext:value-type="string">
            <text:p>K-eff</text:p>
          </table:table-cell>
        </table:table-row>
        <table:table-row table:style-name="ro1">
          <table:table-cell table:style-name="ce1" office:value-type="float" office:value="1" calcext:value-type="float">
            <text:p>1.00000E+00</text:p>
          </table:table-cell>
          <table:table-cell table:style-name="ce1" office:value-type="float" office:value="0.0730347" calcext:value-type="float">
            <text:p>7.30347E-02</text:p>
          </table:table-cell>
          <table:table-cell office:value-type="float" office:value="12.56637" calcext:value-type="float">
            <text:p>1.25664E+01</text:p>
          </table:table-cell>
          <table:table-cell table:formula="of:=[.B9]/[.C9]" office:value-type="float" office:value="0.00581191704525651" calcext:value-type="float">
            <text:p>5.81192E-03</text:p>
          </table:table-cell>
          <table:table-cell table:formula="of:=[.D9]/[.$D$60]" office:value-type="float" office:value="0.0317039843045855" calcext:value-type="float">
            <text:p>3.17040E-02</text:p>
          </table:table-cell>
          <table:table-cell office:value-type="float" office:value="0.03339932" calcext:value-type="float">
            <text:p>3.33993E-02</text:p>
          </table:table-cell>
          <table:table-cell office:value-type="float" office:value="892.9907" calcext:value-type="float">
            <text:p>8.92991E+02</text:p>
          </table:table-cell>
          <table:table-cell office:value-type="float" office:value="74182.07" calcext:value-type="float">
            <text:p>7.41821E+04</text:p>
          </table:table-cell>
          <table:table-cell table:number-columns-repeated="10"/>
          <table:table-cell office:value-type="string" calcext:value-type="string">
            <text:p>Serpent T=600K</text:p>
          </table:table-cell>
          <table:table-cell table:style-name="ce1" office:value-type="float" office:value="0.791608" calcext:value-type="float">
            <text:p>7.91608E-01</text:p>
          </table:table-cell>
        </table:table-row>
        <table:table-row table:style-name="ro1">
          <table:table-cell table:style-name="ce1" office:value-type="float" office:value="3" calcext:value-type="float">
            <text:p>3.00000E+00</text:p>
          </table:table-cell>
          <table:table-cell table:style-name="ce1" office:value-type="float" office:value="0.218496" calcext:value-type="float">
            <text:p>2.18496E-01</text:p>
          </table:table-cell>
          <table:table-cell office:value-type="float" office:value="37.69911" calcext:value-type="float">
            <text:p>3.76991E+01</text:p>
          </table:table-cell>
          <table:table-cell table:formula="of:=[.B10]/[.C10]" office:value-type="float" office:value="0.00579578669098554" calcext:value-type="float">
            <text:p>5.79579E-03</text:p>
          </table:table-cell>
          <table:table-cell table:formula="of:=[.D10]/[.$D$60]" office:value-type="float" office:value="0.0316159932863635" calcext:value-type="float">
            <text:p>3.16160E-02</text:p>
          </table:table-cell>
          <table:table-cell office:value-type="float" office:value="0.0333532" calcext:value-type="float">
            <text:p>3.33532E-02</text:p>
          </table:table-cell>
          <table:table-cell office:value-type="float" office:value="892.3163" calcext:value-type="float">
            <text:p>8.92316E+02</text:p>
          </table:table-cell>
          <table:table-cell office:value-type="float" office:value="74070.45" calcext:value-type="float">
            <text:p>7.40705E+04</text:p>
          </table:table-cell>
          <table:table-cell table:number-columns-repeated="10"/>
          <table:table-cell office:value-type="string" calcext:value-type="string">
            <text:p>Almost</text:p>
          </table:table-cell>
          <table:table-cell table:style-name="ce1" office:value-type="float" office:value="0.7821075" calcext:value-type="float">
            <text:p>7.82108E-01</text:p>
          </table:table-cell>
        </table:table-row>
        <table:table-row table:style-name="ro1">
          <table:table-cell table:style-name="ce1" office:value-type="float" office:value="5" calcext:value-type="float">
            <text:p>5.00000E+00</text:p>
          </table:table-cell>
          <table:table-cell table:style-name="ce1" office:value-type="float" office:value="0.364386" calcext:value-type="float">
            <text:p>3.64386E-01</text:p>
          </table:table-cell>
          <table:table-cell office:value-type="float" office:value="62.83185" calcext:value-type="float">
            <text:p>6.28319E+01</text:p>
          </table:table-cell>
          <table:table-cell table:formula="of:=[.B11]/[.C11]" office:value-type="float" office:value="0.00579938359287527" calcext:value-type="float">
            <text:p>5.79938E-03</text:p>
          </table:table-cell>
          <table:table-cell table:formula="of:=[.D11]/[.$D$60]" office:value-type="float" office:value="0.0316356143718279" calcext:value-type="float">
            <text:p>3.16356E-02</text:p>
          </table:table-cell>
          <table:table-cell office:value-type="float" office:value="0.03326115" calcext:value-type="float">
            <text:p>3.32612E-02</text:p>
          </table:table-cell>
          <table:table-cell office:value-type="float" office:value="890.9691" calcext:value-type="float">
            <text:p>8.90969E+02</text:p>
          </table:table-cell>
          <table:table-cell office:value-type="float" office:value="73847.89" calcext:value-type="float">
            <text:p>7.38479E+04</text:p>
          </table:table-cell>
          <table:table-cell table:number-columns-repeated="12"/>
        </table:table-row>
        <table:table-row table:style-name="ro1">
          <table:table-cell table:style-name="ce1" office:value-type="float" office:value="7" calcext:value-type="float">
            <text:p>7.00000E+00</text:p>
          </table:table-cell>
          <table:table-cell table:style-name="ce1" office:value-type="float" office:value="0.509031" calcext:value-type="float">
            <text:p>5.09031E-01</text:p>
          </table:table-cell>
          <table:table-cell office:value-type="float" office:value="87.96459" calcext:value-type="float">
            <text:p>8.79646E+01</text:p>
          </table:table-cell>
          <table:table-cell table:formula="of:=[.B12]/[.C12]" office:value-type="float" office:value="0.00578677169983967" calcext:value-type="float">
            <text:p>5.78677E-03</text:p>
          </table:table-cell>
          <table:table-cell table:formula="of:=[.D12]/[.$D$60]" office:value-type="float" office:value="0.0315668165456135" calcext:value-type="float">
            <text:p>3.15668E-02</text:p>
          </table:table-cell>
          <table:table-cell office:value-type="float" office:value="0.03312352" calcext:value-type="float">
            <text:p>3.31235E-02</text:p>
          </table:table-cell>
          <table:table-cell office:value-type="float" office:value="888.952" calcext:value-type="float">
            <text:p>8.88952E+02</text:p>
          </table:table-cell>
          <table:table-cell office:value-type="float" office:value="73515.73" calcext:value-type="float">
            <text:p>7.35157E+04</text:p>
          </table:table-cell>
          <table:table-cell table:number-columns-repeated="10"/>
          <table:table-cell office:value-type="string" calcext:value-type="string">
            <text:p>Rel Error %</text:p>
          </table:table-cell>
          <table:table-cell table:formula="of:=100*([.T9]-[.T10])/[.T9]" office:value-type="float" office:value="1.20015209548161" calcext:value-type="float">
            <text:p>1.20015209548161</text:p>
          </table:table-cell>
        </table:table-row>
        <table:table-row table:style-name="ro1">
          <table:table-cell table:style-name="ce1" office:value-type="float" office:value="9" calcext:value-type="float">
            <text:p>9.00000E+00</text:p>
          </table:table-cell>
          <table:table-cell table:style-name="ce1" office:value-type="float" office:value="0.652296" calcext:value-type="float">
            <text:p>6.52296E-01</text:p>
          </table:table-cell>
          <table:table-cell office:value-type="float" office:value="113.0973" calcext:value-type="float">
            <text:p>1.13097E+02</text:p>
          </table:table-cell>
          <table:table-cell table:formula="of:=[.B13]/[.C13]" office:value-type="float" office:value="0.0057675647429249" calcext:value-type="float">
            <text:p>5.76756E-03</text:p>
          </table:table-cell>
          <table:table-cell table:formula="of:=[.D13]/[.$D$60]" office:value-type="float" office:value="0.0314620426722387" calcext:value-type="float">
            <text:p>3.14620E-02</text:p>
          </table:table-cell>
          <table:table-cell office:value-type="float" office:value="0.03294086" calcext:value-type="float">
            <text:p>3.29409E-02</text:p>
          </table:table-cell>
          <table:table-cell office:value-type="float" office:value="886.2697" calcext:value-type="float">
            <text:p>8.86270E+02</text:p>
          </table:table-cell>
          <table:table-cell office:value-type="float" office:value="73075.97" calcext:value-type="float">
            <text:p>7.30760E+04</text:p>
          </table:table-cell>
          <table:table-cell table:number-columns-repeated="12"/>
        </table:table-row>
        <table:table-row table:style-name="ro1">
          <table:table-cell table:style-name="ce1" office:value-type="float" office:value="11" calcext:value-type="float">
            <text:p>1.10000E+01</text:p>
          </table:table-cell>
          <table:table-cell table:style-name="ce1" office:value-type="float" office:value="0.79632" calcext:value-type="float">
            <text:p>7.96320E-01</text:p>
          </table:table-cell>
          <table:table-cell office:value-type="float" office:value="138.2301" calcext:value-type="float">
            <text:p>1.38230E+02</text:p>
          </table:table-cell>
          <table:table-cell table:formula="of:=[.B14]/[.C14]" office:value-type="float" office:value="0.00576082922605135" calcext:value-type="float">
            <text:p>5.76083E-03</text:p>
          </table:table-cell>
          <table:table-cell table:formula="of:=[.D14]/[.$D$60]" office:value-type="float" office:value="0.031425300454554" calcext:value-type="float">
            <text:p>3.14253E-02</text:p>
          </table:table-cell>
          <table:table-cell office:value-type="float" office:value="0.03271388" calcext:value-type="float">
            <text:p>3.27139E-02</text:p>
          </table:table-cell>
          <table:table-cell office:value-type="float" office:value="882.928" calcext:value-type="float">
            <text:p>8.82928E+02</text:p>
          </table:table-cell>
          <table:table-cell office:value-type="float" office:value="72531.22" calcext:value-type="float">
            <text:p>7.25312E+04</text:p>
          </table:table-cell>
          <table:table-cell table:number-columns-repeated="12"/>
        </table:table-row>
        <table:table-row table:style-name="ro1">
          <table:table-cell table:style-name="ce1" office:value-type="float" office:value="13" calcext:value-type="float">
            <text:p>1.30000E+01</text:p>
          </table:table-cell>
          <table:table-cell table:style-name="ce1" office:value-type="float" office:value="0.933986" calcext:value-type="float">
            <text:p>9.33986E-01</text:p>
          </table:table-cell>
          <table:table-cell office:value-type="float" office:value="163.3628" calcext:value-type="float">
            <text:p>1.63363E+02</text:p>
          </table:table-cell>
          <table:table-cell table:formula="of:=[.B15]/[.C15]" office:value-type="float" office:value="0.00571725019404663" calcext:value-type="float">
            <text:p>5.71725E-03</text:p>
          </table:table-cell>
          <table:table-cell table:formula="of:=[.D15]/[.$D$60]" office:value-type="float" office:value="0.0311875770087566" calcext:value-type="float">
            <text:p>3.11876E-02</text:p>
          </table:table-cell>
          <table:table-cell office:value-type="float" office:value="0.03244343" calcext:value-type="float">
            <text:p>3.24434E-02</text:p>
          </table:table-cell>
          <table:table-cell office:value-type="float" office:value="878.9344" calcext:value-type="float">
            <text:p>8.78934E+02</text:p>
          </table:table-cell>
          <table:table-cell office:value-type="float" office:value="71884.64" calcext:value-type="float">
            <text:p>7.18846E+04</text:p>
          </table:table-cell>
          <table:table-cell table:number-columns-repeated="12"/>
        </table:table-row>
        <table:table-row table:style-name="ro1">
          <table:table-cell table:style-name="ce1" office:value-type="float" office:value="15" calcext:value-type="float">
            <text:p>1.50000E+01</text:p>
          </table:table-cell>
          <table:table-cell table:style-name="ce1" office:value-type="float" office:value="1.06891" calcext:value-type="float">
            <text:p>1.06891E+00</text:p>
          </table:table-cell>
          <table:table-cell office:value-type="float" office:value="188.4956" calcext:value-type="float">
            <text:p>1.88496E+02</text:p>
          </table:table-cell>
          <table:table-cell table:formula="of:=[.B16]/[.C16]" office:value-type="float" office:value="0.00567074244703855" calcext:value-type="float">
            <text:p>5.67074E-03</text:p>
          </table:table-cell>
          <table:table-cell table:formula="of:=[.D16]/[.$D$60]" office:value-type="float" office:value="0.0309338774342954" calcext:value-type="float">
            <text:p>3.09339E-02</text:p>
          </table:table-cell>
          <table:table-cell office:value-type="float" office:value="0.03213056" calcext:value-type="float">
            <text:p>3.21306E-02</text:p>
          </table:table-cell>
          <table:table-cell office:value-type="float" office:value="874.2977" calcext:value-type="float">
            <text:p>8.74298E+02</text:p>
          </table:table-cell>
          <table:table-cell office:value-type="float" office:value="71139.93" calcext:value-type="float">
            <text:p>7.11399E+04</text:p>
          </table:table-cell>
          <table:table-cell table:number-columns-repeated="12"/>
        </table:table-row>
        <table:table-row table:style-name="ro1">
          <table:table-cell table:style-name="ce1" office:value-type="float" office:value="17" calcext:value-type="float">
            <text:p>1.70000E+01</text:p>
          </table:table-cell>
          <table:table-cell table:style-name="ce1" office:value-type="float" office:value="1.20077" calcext:value-type="float">
            <text:p>1.20077E+00</text:p>
          </table:table-cell>
          <table:table-cell office:value-type="float" office:value="213.6283" calcext:value-type="float">
            <text:p>2.13628E+02</text:p>
          </table:table-cell>
          <table:table-cell table:formula="of:=[.B17]/[.C17]" office:value-type="float" office:value="0.00562083768863957" calcext:value-type="float">
            <text:p>5.62084E-03</text:p>
          </table:table-cell>
          <table:table-cell table:formula="of:=[.D17]/[.$D$60]" office:value-type="float" office:value="0.0306616471762436" calcext:value-type="float">
            <text:p>3.06616E-02</text:p>
          </table:table-cell>
          <table:table-cell office:value-type="float" office:value="0.03177642" calcext:value-type="float">
            <text:p>3.17764E-02</text:p>
          </table:table-cell>
          <table:table-cell office:value-type="float" office:value="869.0279" calcext:value-type="float">
            <text:p>8.69028E+02</text:p>
          </table:table-cell>
          <table:table-cell office:value-type="float" office:value="70301.24" calcext:value-type="float">
            <text:p>7.03012E+04</text:p>
          </table:table-cell>
          <table:table-cell table:number-columns-repeated="12"/>
        </table:table-row>
        <table:table-row table:style-name="ro1">
          <table:table-cell table:style-name="ce1" office:value-type="float" office:value="19" calcext:value-type="float">
            <text:p>1.90000E+01</text:p>
          </table:table-cell>
          <table:table-cell table:style-name="ce1" office:value-type="float" office:value="1.32952" calcext:value-type="float">
            <text:p>1.32952E+00</text:p>
          </table:table-cell>
          <table:table-cell office:value-type="float" office:value="238.761" calcext:value-type="float">
            <text:p>2.38761E+02</text:p>
          </table:table-cell>
          <table:table-cell table:formula="of:=[.B18]/[.C18]" office:value-type="float" office:value="0.00556841360188641" calcext:value-type="float">
            <text:p>5.56841E-03</text:p>
          </table:table-cell>
          <table:table-cell table:formula="of:=[.D18]/[.$D$60]" office:value-type="float" office:value="0.0303756739920666" calcext:value-type="float">
            <text:p>3.03757E-02</text:p>
          </table:table-cell>
          <table:table-cell office:value-type="float" office:value="0.03138232" calcext:value-type="float">
            <text:p>3.13823E-02</text:p>
          </table:table-cell>
          <table:table-cell office:value-type="float" office:value="863.1365" calcext:value-type="float">
            <text:p>8.63137E+02</text:p>
          </table:table-cell>
          <table:table-cell office:value-type="float" office:value="69373.12" calcext:value-type="float">
            <text:p>6.93731E+04</text:p>
          </table:table-cell>
          <table:table-cell table:number-columns-repeated="12"/>
        </table:table-row>
        <table:table-row table:style-name="ro1">
          <table:table-cell table:style-name="ce1" office:value-type="float" office:value="21" calcext:value-type="float">
            <text:p>2.10000E+01</text:p>
          </table:table-cell>
          <table:table-cell table:style-name="ce1" office:value-type="float" office:value="1.45202" calcext:value-type="float">
            <text:p>1.45202E+00</text:p>
          </table:table-cell>
          <table:table-cell office:value-type="float" office:value="263.8938" calcext:value-type="float">
            <text:p>2.63894E+02</text:p>
          </table:table-cell>
          <table:table-cell table:formula="of:=[.B19]/[.C19]" office:value-type="float" office:value="0.00550228917844982" calcext:value-type="float">
            <text:p>5.50229E-03</text:p>
          </table:table-cell>
          <table:table-cell table:formula="of:=[.D19]/[.$D$60]" office:value-type="float" office:value="0.030014965525917" calcext:value-type="float">
            <text:p>3.00150E-02</text:p>
          </table:table-cell>
          <table:table-cell office:value-type="float" office:value="0.03094967" calcext:value-type="float">
            <text:p>3.09497E-02</text:p>
          </table:table-cell>
          <table:table-cell office:value-type="float" office:value="856.636" calcext:value-type="float">
            <text:p>8.56636E+02</text:p>
          </table:table-cell>
          <table:table-cell office:value-type="float" office:value="68360.44" calcext:value-type="float">
            <text:p>6.83604E+04</text:p>
          </table:table-cell>
          <table:table-cell table:number-columns-repeated="12"/>
        </table:table-row>
        <table:table-row table:style-name="ro1">
          <table:table-cell table:style-name="ce1" office:value-type="float" office:value="23" calcext:value-type="float">
            <text:p>2.30000E+01</text:p>
          </table:table-cell>
          <table:table-cell table:style-name="ce1" office:value-type="float" office:value="1.56966" calcext:value-type="float">
            <text:p>1.56966E+00</text:p>
          </table:table-cell>
          <table:table-cell office:value-type="float" office:value="289.0265" calcext:value-type="float">
            <text:p>2.89027E+02</text:p>
          </table:table-cell>
          <table:table-cell table:formula="of:=[.B20]/[.C20]" office:value-type="float" office:value="0.00543085149631608" calcext:value-type="float">
            <text:p>5.43085E-03</text:p>
          </table:table-cell>
          <table:table-cell table:formula="of:=[.D20]/[.$D$60]" office:value-type="float" office:value="0.0296252732547631" calcext:value-type="float">
            <text:p>2.96253E-02</text:p>
          </table:table-cell>
          <table:table-cell office:value-type="float" office:value="0.03047999" calcext:value-type="float">
            <text:p>3.04800E-02</text:p>
          </table:table-cell>
          <table:table-cell office:value-type="float" office:value="849.54" calcext:value-type="float">
            <text:p>8.49540E+02</text:p>
          </table:table-cell>
          <table:table-cell office:value-type="float" office:value="67268.33" calcext:value-type="float">
            <text:p>6.72683E+04</text:p>
          </table:table-cell>
          <table:table-cell table:number-columns-repeated="12"/>
        </table:table-row>
        <table:table-row table:style-name="ro1">
          <table:table-cell table:style-name="ce1" office:value-type="float" office:value="25" calcext:value-type="float">
            <text:p>2.50000E+01</text:p>
          </table:table-cell>
          <table:table-cell table:style-name="ce1" office:value-type="float" office:value="1.68653" calcext:value-type="float">
            <text:p>1.68653E+00</text:p>
          </table:table-cell>
          <table:table-cell office:value-type="float" office:value="314.1593" calcext:value-type="float">
            <text:p>3.14159E+02</text:p>
          </table:table-cell>
          <table:table-cell table:formula="of:=[.B21]/[.C21]" office:value-type="float" office:value="0.00536839113150558" calcext:value-type="float">
            <text:p>5.36839E-03</text:p>
          </table:table-cell>
          <table:table-cell table:formula="of:=[.D21]/[.$D$60]" office:value-type="float" office:value="0.0292845522138069" calcext:value-type="float">
            <text:p>2.92846E-02</text:p>
          </table:table-cell>
          <table:table-cell office:value-type="float" office:value="0.02997489" calcext:value-type="float">
            <text:p>2.99749E-02</text:p>
          </table:table-cell>
          <table:table-cell office:value-type="float" office:value="841.8633" calcext:value-type="float">
            <text:p>8.41863E+02</text:p>
          </table:table-cell>
          <table:table-cell office:value-type="float" office:value="66102.08" calcext:value-type="float">
            <text:p>6.61021E+04</text:p>
          </table:table-cell>
          <table:table-cell table:number-columns-repeated="12"/>
        </table:table-row>
        <table:table-row table:style-name="ro1">
          <table:table-cell table:style-name="ce1" office:value-type="float" office:value="27" calcext:value-type="float">
            <text:p>2.70000E+01</text:p>
          </table:table-cell>
          <table:table-cell table:style-name="ce1" office:value-type="float" office:value="1.79537" calcext:value-type="float">
            <text:p>1.79537E+00</text:p>
          </table:table-cell>
          <table:table-cell office:value-type="float" office:value="339.292" calcext:value-type="float">
            <text:p>3.39292E+02</text:p>
          </table:table-cell>
          <table:table-cell table:formula="of:=[.B22]/[.C22]" office:value-type="float" office:value="0.00529151880975679" calcext:value-type="float">
            <text:p>5.29152E-03</text:p>
          </table:table-cell>
          <table:table-cell table:formula="of:=[.D22]/[.$D$60]" office:value-type="float" office:value="0.0288652140052257" calcext:value-type="float">
            <text:p>2.88652E-02</text:p>
          </table:table-cell>
          <table:table-cell office:value-type="float" office:value="0.02943606" calcext:value-type="float">
            <text:p>2.94361E-02</text:p>
          </table:table-cell>
          <table:table-cell office:value-type="float" office:value="833.6214" calcext:value-type="float">
            <text:p>8.33621E+02</text:p>
          </table:table-cell>
          <table:table-cell office:value-type="float" office:value="64867.11" calcext:value-type="float">
            <text:p>6.48671E+04</text:p>
          </table:table-cell>
          <table:table-cell table:number-columns-repeated="12"/>
        </table:table-row>
        <table:table-row table:style-name="ro1">
          <table:table-cell table:style-name="ce1" office:value-type="float" office:value="29" calcext:value-type="float">
            <text:p>2.90000E+01</text:p>
          </table:table-cell>
          <table:table-cell table:style-name="ce1" office:value-type="float" office:value="1.8934" calcext:value-type="float">
            <text:p>1.89340E+00</text:p>
          </table:table-cell>
          <table:table-cell office:value-type="float" office:value="364.4247" calcext:value-type="float">
            <text:p>3.64425E+02</text:p>
          </table:table-cell>
          <table:table-cell table:formula="of:=[.B23]/[.C23]" office:value-type="float" office:value="0.00519558635844387" calcext:value-type="float">
            <text:p>5.19559E-03</text:p>
          </table:table-cell>
          <table:table-cell table:formula="of:=[.D23]/[.$D$60]" office:value-type="float" office:value="0.0283419028658818" calcext:value-type="float">
            <text:p>2.83419E-02</text:p>
          </table:table-cell>
          <table:table-cell office:value-type="float" office:value="0.02886524" calcext:value-type="float">
            <text:p>2.88652E-02</text:p>
          </table:table-cell>
          <table:table-cell office:value-type="float" office:value="824.8309" calcext:value-type="float">
            <text:p>8.24831E+02</text:p>
          </table:table-cell>
          <table:table-cell office:value-type="float" office:value="63568.86" calcext:value-type="float">
            <text:p>6.35689E+04</text:p>
          </table:table-cell>
          <table:table-cell table:number-columns-repeated="12"/>
        </table:table-row>
        <table:table-row table:style-name="ro1">
          <table:table-cell table:style-name="ce1" office:value-type="float" office:value="31" calcext:value-type="float">
            <text:p>3.10000E+01</text:p>
          </table:table-cell>
          <table:table-cell table:style-name="ce1" office:value-type="float" office:value="1.98858" calcext:value-type="float">
            <text:p>1.98858E+00</text:p>
          </table:table-cell>
          <table:table-cell office:value-type="float" office:value="389.5575" calcext:value-type="float">
            <text:p>3.89558E+02</text:p>
          </table:table-cell>
          <table:table-cell table:formula="of:=[.B24]/[.C24]" office:value-type="float" office:value="0.00510471496505651" calcext:value-type="float">
            <text:p>5.10471E-03</text:p>
          </table:table-cell>
          <table:table-cell table:formula="of:=[.D24]/[.$D$60]" office:value-type="float" office:value="0.0278461997773389" calcext:value-type="float">
            <text:p>2.78462E-02</text:p>
          </table:table-cell>
          <table:table-cell office:value-type="float" office:value="0.02826422" calcext:value-type="float">
            <text:p>2.82642E-02</text:p>
          </table:table-cell>
          <table:table-cell office:value-type="float" office:value="815.5093" calcext:value-type="float">
            <text:p>8.15509E+02</text:p>
          </table:table-cell>
          <table:table-cell office:value-type="float" office:value="62212.74" calcext:value-type="float">
            <text:p>6.22127E+04</text:p>
          </table:table-cell>
          <table:table-cell table:number-columns-repeated="12"/>
        </table:table-row>
        <table:table-row table:style-name="ro1">
          <table:table-cell table:style-name="ce1" office:value-type="float" office:value="33" calcext:value-type="float">
            <text:p>3.30000E+01</text:p>
          </table:table-cell>
          <table:table-cell table:style-name="ce1" office:value-type="float" office:value="2.08051" calcext:value-type="float">
            <text:p>2.08051E+00</text:p>
          </table:table-cell>
          <table:table-cell office:value-type="float" office:value="414.6902" calcext:value-type="float">
            <text:p>4.14690E+02</text:p>
          </table:table-cell>
          <table:table-cell table:formula="of:=[.B25]/[.C25]" office:value-type="float" office:value="0.00501702234583793" calcext:value-type="float">
            <text:p>5.01702E-03</text:p>
          </table:table-cell>
          <table:table-cell table:formula="of:=[.D25]/[.$D$60]" office:value-type="float" office:value="0.0273678368892102" calcext:value-type="float">
            <text:p>2.73678E-02</text:p>
          </table:table-cell>
          <table:table-cell office:value-type="float" office:value="0.02763482" calcext:value-type="float">
            <text:p>2.76348E-02</text:p>
          </table:table-cell>
          <table:table-cell office:value-type="float" office:value="805.6744" calcext:value-type="float">
            <text:p>8.05674E+02</text:p>
          </table:table-cell>
          <table:table-cell office:value-type="float" office:value="60804.05" calcext:value-type="float">
            <text:p>6.08041E+04</text:p>
          </table:table-cell>
          <table:table-cell table:number-columns-repeated="12"/>
        </table:table-row>
        <table:table-row table:style-name="ro1">
          <table:table-cell table:style-name="ce1" office:value-type="float" office:value="35" calcext:value-type="float">
            <text:p>3.50000E+01</text:p>
          </table:table-cell>
          <table:table-cell table:style-name="ce1" office:value-type="float" office:value="2.15986" calcext:value-type="float">
            <text:p>2.15986E+00</text:p>
          </table:table-cell>
          <table:table-cell office:value-type="float" office:value="439.823" calcext:value-type="float">
            <text:p>4.39823E+02</text:p>
          </table:table-cell>
          <table:table-cell table:formula="of:=[.B26]/[.C26]" office:value-type="float" office:value="0.004910748187339" calcext:value-type="float">
            <text:p>4.91075E-03</text:p>
          </table:table-cell>
          <table:table-cell table:formula="of:=[.D26]/[.$D$60]" office:value-type="float" office:value="0.0267881117784082" calcext:value-type="float">
            <text:p>2.67881E-02</text:p>
          </table:table-cell>
          <table:table-cell office:value-type="float" office:value="0.02697886" calcext:value-type="float">
            <text:p>2.69789E-02</text:p>
          </table:table-cell>
          <table:table-cell office:value-type="float" office:value="795.345" calcext:value-type="float">
            <text:p>7.95345E+02</text:p>
          </table:table-cell>
          <table:table-cell office:value-type="float" office:value="59347.93" calcext:value-type="float">
            <text:p>5.93479E+04</text:p>
          </table:table-cell>
          <table:table-cell table:number-columns-repeated="12"/>
        </table:table-row>
        <table:table-row table:style-name="ro1">
          <table:table-cell table:style-name="ce1" office:value-type="float" office:value="37" calcext:value-type="float">
            <text:p>3.70000E+01</text:p>
          </table:table-cell>
          <table:table-cell table:style-name="ce1" office:value-type="float" office:value="2.23678" calcext:value-type="float">
            <text:p>2.23678E+00</text:p>
          </table:table-cell>
          <table:table-cell office:value-type="float" office:value="464.9557" calcext:value-type="float">
            <text:p>4.64956E+02</text:p>
          </table:table-cell>
          <table:table-cell table:formula="of:=[.B27]/[.C27]" office:value-type="float" office:value="0.00481073788320049" calcext:value-type="float">
            <text:p>4.81074E-03</text:p>
          </table:table-cell>
          <table:table-cell table:formula="of:=[.D27]/[.$D$60]" office:value-type="float" office:value="0.0262425559681628" calcext:value-type="float">
            <text:p>2.62426E-02</text:p>
          </table:table-cell>
          <table:table-cell office:value-type="float" office:value="0.02629818" calcext:value-type="float">
            <text:p>2.62982E-02</text:p>
          </table:table-cell>
          <table:table-cell office:value-type="float" office:value="784.5404" calcext:value-type="float">
            <text:p>7.84540E+02</text:p>
          </table:table-cell>
          <table:table-cell office:value-type="float" office:value="57849.31" calcext:value-type="float">
            <text:p>5.78493E+04</text:p>
          </table:table-cell>
          <table:table-cell table:number-columns-repeated="12"/>
        </table:table-row>
        <table:table-row table:style-name="ro1">
          <table:table-cell table:style-name="ce1" office:value-type="float" office:value="39" calcext:value-type="float">
            <text:p>3.90000E+01</text:p>
          </table:table-cell>
          <table:table-cell table:style-name="ce1" office:value-type="float" office:value="2.30489" calcext:value-type="float">
            <text:p>2.30489E+00</text:p>
          </table:table-cell>
          <table:table-cell office:value-type="float" office:value="490.0885" calcext:value-type="float">
            <text:p>4.90089E+02</text:p>
          </table:table-cell>
          <table:table-cell table:formula="of:=[.B28]/[.C28]" office:value-type="float" office:value="0.00470300772207469" calcext:value-type="float">
            <text:p>4.70301E-03</text:p>
          </table:table-cell>
          <table:table-cell table:formula="of:=[.D28]/[.$D$60]" office:value-type="float" office:value="0.0256548883688376" calcext:value-type="float">
            <text:p>2.56549E-02</text:p>
          </table:table-cell>
          <table:table-cell office:value-type="float" office:value="0.0255946" calcext:value-type="float">
            <text:p>2.55946E-02</text:p>
          </table:table-cell>
          <table:table-cell office:value-type="float" office:value="773.2804" calcext:value-type="float">
            <text:p>7.73280E+02</text:p>
          </table:table-cell>
          <table:table-cell office:value-type="float" office:value="56312.84" calcext:value-type="float">
            <text:p>5.63128E+04</text:p>
          </table:table-cell>
          <table:table-cell table:number-columns-repeated="12"/>
        </table:table-row>
        <table:table-row table:style-name="ro1">
          <table:table-cell table:style-name="ce1" office:value-type="float" office:value="41" calcext:value-type="float">
            <text:p>4.10000E+01</text:p>
          </table:table-cell>
          <table:table-cell table:style-name="ce1" office:value-type="float" office:value="2.36009" calcext:value-type="float">
            <text:p>2.36009E+00</text:p>
          </table:table-cell>
          <table:table-cell office:value-type="float" office:value="515.2212" calcext:value-type="float">
            <text:p>5.15221E+02</text:p>
          </table:table-cell>
          <table:table-cell table:formula="of:=[.B29]/[.C29]" office:value-type="float" office:value="0.00458073153822087" calcext:value-type="float">
            <text:p>4.58073E-03</text:p>
          </table:table-cell>
          <table:table-cell table:formula="of:=[.D29]/[.$D$60]" office:value-type="float" office:value="0.024987872273539" calcext:value-type="float">
            <text:p>2.49879E-02</text:p>
          </table:table-cell>
          <table:table-cell office:value-type="float" office:value="0.02486993" calcext:value-type="float">
            <text:p>2.48699E-02</text:p>
          </table:table-cell>
          <table:table-cell office:value-type="float" office:value="761.5851" calcext:value-type="float">
            <text:p>7.61585E+02</text:p>
          </table:table-cell>
          <table:table-cell office:value-type="float" office:value="54742.9" calcext:value-type="float">
            <text:p>5.47429E+04</text:p>
          </table:table-cell>
          <table:table-cell table:number-columns-repeated="12"/>
        </table:table-row>
        <table:table-row table:style-name="ro1">
          <table:table-cell table:style-name="ce1" office:value-type="float" office:value="43" calcext:value-type="float">
            <text:p>4.30000E+01</text:p>
          </table:table-cell>
          <table:table-cell table:style-name="ce1" office:value-type="float" office:value="2.41161" calcext:value-type="float">
            <text:p>2.41161E+00</text:p>
          </table:table-cell>
          <table:table-cell office:value-type="float" office:value="540.3539" calcext:value-type="float">
            <text:p>5.40354E+02</text:p>
          </table:table-cell>
          <table:table-cell table:formula="of:=[.B30]/[.C30]" office:value-type="float" office:value="0.00446301951369279" calcext:value-type="float">
            <text:p>4.46302E-03</text:p>
          </table:table-cell>
          <table:table-cell table:formula="of:=[.D30]/[.$D$60]" office:value-type="float" office:value="0.024345753649161" calcext:value-type="float">
            <text:p>2.43458E-02</text:p>
          </table:table-cell>
          <table:table-cell office:value-type="float" office:value="0.02412592" calcext:value-type="float">
            <text:p>2.41259E-02</text:p>
          </table:table-cell>
          <table:table-cell office:value-type="float" office:value="749.475" calcext:value-type="float">
            <text:p>7.49475E+02</text:p>
          </table:table-cell>
          <table:table-cell office:value-type="float" office:value="53143.48" calcext:value-type="float">
            <text:p>5.31435E+04</text:p>
          </table:table-cell>
          <table:table-cell table:number-columns-repeated="12"/>
        </table:table-row>
        <table:table-row table:style-name="ro1">
          <table:table-cell table:style-name="ce1" office:value-type="float" office:value="45" calcext:value-type="float">
            <text:p>4.50000E+01</text:p>
          </table:table-cell>
          <table:table-cell table:style-name="ce1" office:value-type="float" office:value="2.4575" calcext:value-type="float">
            <text:p>2.45750E+00</text:p>
          </table:table-cell>
          <table:table-cell office:value-type="float" office:value="565.4867" calcext:value-type="float">
            <text:p>5.65487E+02</text:p>
          </table:table-cell>
          <table:table-cell table:formula="of:=[.B31]/[.C31]" office:value-type="float" office:value="0.00434581396874586" calcext:value-type="float">
            <text:p>4.34581E-03</text:p>
          </table:table-cell>
          <table:table-cell table:formula="of:=[.D31]/[.$D$60]" office:value-type="float" office:value="0.0237063978688784" calcext:value-type="float">
            <text:p>2.37064E-02</text:p>
          </table:table-cell>
          <table:table-cell office:value-type="float" office:value="0.02336431" calcext:value-type="float">
            <text:p>2.33643E-02</text:p>
          </table:table-cell>
          <table:table-cell office:value-type="float" office:value="736.9712" calcext:value-type="float">
            <text:p>7.36971E+02</text:p>
          </table:table-cell>
          <table:table-cell office:value-type="float" office:value="51518.24" calcext:value-type="float">
            <text:p>5.15182E+04</text:p>
          </table:table-cell>
          <table:table-cell table:number-columns-repeated="12"/>
        </table:table-row>
        <table:table-row table:style-name="ro1">
          <table:table-cell table:style-name="ce1" office:value-type="float" office:value="47" calcext:value-type="float">
            <text:p>4.70000E+01</text:p>
          </table:table-cell>
          <table:table-cell table:style-name="ce1" office:value-type="float" office:value="2.48895" calcext:value-type="float">
            <text:p>2.48895E+00</text:p>
          </table:table-cell>
          <table:table-cell office:value-type="float" office:value="590.6194" calcext:value-type="float">
            <text:p>5.90619E+02</text:p>
          </table:table-cell>
          <table:table-cell table:formula="of:=[.B32]/[.C32]" office:value-type="float" office:value="0.00421413519434004" calcext:value-type="float">
            <text:p>4.21414E-03</text:p>
          </table:table-cell>
          <table:table-cell table:formula="of:=[.D32]/[.$D$60]" office:value-type="float" office:value="0.0229880906796152" calcext:value-type="float">
            <text:p>2.29881E-02</text:p>
          </table:table-cell>
          <table:table-cell office:value-type="float" office:value="0.02258677" calcext:value-type="float">
            <text:p>2.25868E-02</text:p>
          </table:table-cell>
          <table:table-cell office:value-type="float" office:value="724.0946" calcext:value-type="float">
            <text:p>7.24095E+02</text:p>
          </table:table-cell>
          <table:table-cell office:value-type="float" office:value="49870.46" calcext:value-type="float">
            <text:p>4.98705E+04</text:p>
          </table:table-cell>
          <table:table-cell table:number-columns-repeated="12"/>
        </table:table-row>
        <table:table-row table:style-name="ro1">
          <table:table-cell table:style-name="ce1" office:value-type="float" office:value="49" calcext:value-type="float">
            <text:p>4.90000E+01</text:p>
          </table:table-cell>
          <table:table-cell table:style-name="ce1" office:value-type="float" office:value="2.51447" calcext:value-type="float">
            <text:p>2.51447E+00</text:p>
          </table:table-cell>
          <table:table-cell office:value-type="float" office:value="615.7522" calcext:value-type="float">
            <text:p>6.15752E+02</text:p>
          </table:table-cell>
          <table:table-cell table:formula="of:=[.B33]/[.C33]" office:value-type="float" office:value="0.00408357452884456" calcext:value-type="float">
            <text:p>4.08357E-03</text:p>
          </table:table-cell>
          <table:table-cell table:formula="of:=[.D33]/[.$D$60]" office:value-type="float" office:value="0.022275882769999" calcext:value-type="float">
            <text:p>2.22759E-02</text:p>
          </table:table-cell>
          <table:table-cell office:value-type="float" office:value="0.02179491" calcext:value-type="float">
            <text:p>2.17949E-02</text:p>
          </table:table-cell>
          <table:table-cell office:value-type="float" office:value="710.8667" calcext:value-type="float">
            <text:p>7.10867E+02</text:p>
          </table:table-cell>
          <table:table-cell office:value-type="float" office:value="48203" calcext:value-type="float">
            <text:p>4.82030E+04</text:p>
          </table:table-cell>
          <table:table-cell table:number-columns-repeated="12"/>
        </table:table-row>
        <table:table-row table:style-name="ro1">
          <table:table-cell table:style-name="ce1" office:value-type="float" office:value="51" calcext:value-type="float">
            <text:p>5.10000E+01</text:p>
          </table:table-cell>
          <table:table-cell table:style-name="ce1" office:value-type="float" office:value="2.53188" calcext:value-type="float">
            <text:p>2.53188E+00</text:p>
          </table:table-cell>
          <table:table-cell office:value-type="float" office:value="640.8849" calcext:value-type="float">
            <text:p>6.40885E+02</text:p>
          </table:table-cell>
          <table:table-cell table:formula="of:=[.B34]/[.C34]" office:value-type="float" office:value="0.00395060017797267" calcext:value-type="float">
            <text:p>3.95060E-03</text:p>
          </table:table-cell>
          <table:table-cell table:formula="of:=[.D34]/[.$D$60]" office:value-type="float" office:value="0.02155050821628" calcext:value-type="float">
            <text:p>2.15505E-02</text:p>
          </table:table-cell>
          <table:table-cell office:value-type="float" office:value="0.0209903" calcext:value-type="float">
            <text:p>2.09903E-02</text:p>
          </table:table-cell>
          <table:table-cell office:value-type="float" office:value="697.3091" calcext:value-type="float">
            <text:p>6.97309E+02</text:p>
          </table:table-cell>
          <table:table-cell office:value-type="float" office:value="46518.35" calcext:value-type="float">
            <text:p>4.65184E+04</text:p>
          </table:table-cell>
          <table:table-cell table:number-columns-repeated="12"/>
        </table:table-row>
        <table:table-row table:style-name="ro1">
          <table:table-cell table:style-name="ce1" office:value-type="float" office:value="53" calcext:value-type="float">
            <text:p>5.30000E+01</text:p>
          </table:table-cell>
          <table:table-cell table:style-name="ce1" office:value-type="float" office:value="2.53877" calcext:value-type="float">
            <text:p>2.53877E+00</text:p>
          </table:table-cell>
          <table:table-cell office:value-type="float" office:value="666.0176" calcext:value-type="float">
            <text:p>6.66018E+02</text:p>
          </table:table-cell>
          <table:table-cell table:formula="of:=[.B35]/[.C35]" office:value-type="float" office:value="0.00381186623296441" calcext:value-type="float">
            <text:p>3.81187E-03</text:p>
          </table:table-cell>
          <table:table-cell table:formula="of:=[.D35]/[.$D$60]" office:value-type="float" office:value="0.0207937150995157" calcext:value-type="float">
            <text:p>2.07937E-02</text:p>
          </table:table-cell>
          <table:table-cell office:value-type="float" office:value="0.02017443" calcext:value-type="float">
            <text:p>2.01744E-02</text:p>
          </table:table-cell>
          <table:table-cell office:value-type="float" office:value="683.4434" calcext:value-type="float">
            <text:p>6.83443E+02</text:p>
          </table:table-cell>
          <table:table-cell office:value-type="float" office:value="44818.59" calcext:value-type="float">
            <text:p>4.48186E+04</text:p>
          </table:table-cell>
          <table:table-cell table:number-columns-repeated="12"/>
        </table:table-row>
        <table:table-row table:style-name="ro1">
          <table:table-cell table:style-name="ce1" office:value-type="float" office:value="55" calcext:value-type="float">
            <text:p>5.50000E+01</text:p>
          </table:table-cell>
          <table:table-cell table:style-name="ce1" office:value-type="float" office:value="2.52924" calcext:value-type="float">
            <text:p>2.52924E+00</text:p>
          </table:table-cell>
          <table:table-cell office:value-type="float" office:value="691.1504" calcext:value-type="float">
            <text:p>6.91150E+02</text:p>
          </table:table-cell>
          <table:table-cell table:formula="of:=[.B36]/[.C36]" office:value-type="float" office:value="0.00365946398931405" calcext:value-type="float">
            <text:p>3.65946E-03</text:p>
          </table:table-cell>
          <table:table-cell table:formula="of:=[.D36]/[.$D$60]" office:value-type="float" office:value="0.0199623614681665" calcext:value-type="float">
            <text:p>1.99624E-02</text:p>
          </table:table-cell>
          <table:table-cell office:value-type="float" office:value="0.01934873" calcext:value-type="float">
            <text:p>1.93487E-02</text:p>
          </table:table-cell>
          <table:table-cell office:value-type="float" office:value="669.2914" calcext:value-type="float">
            <text:p>6.69291E+02</text:p>
          </table:table-cell>
          <table:table-cell office:value-type="float" office:value="43105.42" calcext:value-type="float">
            <text:p>4.31054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7" calcext:value-type="float">
            <text:p>5.70000E+01</text:p>
          </table:table-cell>
          <table:table-cell table:style-name="ce1" office:value-type="float" office:value="2.51525" calcext:value-type="float">
            <text:p>2.51525E+00</text:p>
          </table:table-cell>
          <table:table-cell office:value-type="float" office:value="716.2831" calcext:value-type="float">
            <text:p>7.16283E+02</text:p>
          </table:table-cell>
          <table:table-cell table:formula="of:=[.B37]/[.C37]" office:value-type="float" office:value="0.00351153056661535" calcext:value-type="float">
            <text:p>3.51153E-03</text:p>
          </table:table-cell>
          <table:table-cell table:formula="of:=[.D37]/[.$D$60]" office:value-type="float" office:value="0.0191553852372874" calcext:value-type="float">
            <text:p>1.91554E-02</text:p>
          </table:table-cell>
          <table:table-cell office:value-type="float" office:value="0.01851457" calcext:value-type="float">
            <text:p>1.85146E-02</text:p>
          </table:table-cell>
          <table:table-cell office:value-type="float" office:value="654.8751" calcext:value-type="float">
            <text:p>6.54875E+02</text:p>
          </table:table-cell>
          <table:table-cell office:value-type="float" office:value="41380.17" calcext:value-type="float">
            <text:p>4.13802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9" calcext:value-type="float">
            <text:p>5.90000E+01</text:p>
          </table:table-cell>
          <table:table-cell table:style-name="ce1" office:value-type="float" office:value="2.49428" calcext:value-type="float">
            <text:p>2.49428E+00</text:p>
          </table:table-cell>
          <table:table-cell office:value-type="float" office:value="741.4159" calcext:value-type="float">
            <text:p>7.41416E+02</text:p>
          </table:table-cell>
          <table:table-cell table:formula="of:=[.B38]/[.C38]" office:value-type="float" office:value="0.00336421163883861" calcext:value-type="float">
            <text:p>3.36421E-03</text:p>
          </table:table-cell>
          <table:table-cell table:formula="of:=[.D38]/[.$D$60]" office:value-type="float" office:value="0.018351761073757" calcext:value-type="float">
            <text:p>1.83518E-02</text:p>
          </table:table-cell>
          <table:table-cell office:value-type="float" office:value="0.01767326" calcext:value-type="float">
            <text:p>1.76733E-02</text:p>
          </table:table-cell>
          <table:table-cell office:value-type="float" office:value="640.2166" calcext:value-type="float">
            <text:p>6.40217E+02</text:p>
          </table:table-cell>
          <table:table-cell office:value-type="float" office:value="39643.84" calcext:value-type="float">
            <text:p>3.9643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1" calcext:value-type="float">
            <text:p>6.10000E+01</text:p>
          </table:table-cell>
          <table:table-cell table:style-name="ce1" office:value-type="float" office:value="2.46671" calcext:value-type="float">
            <text:p>2.46671E+00</text:p>
          </table:table-cell>
          <table:table-cell office:value-type="float" office:value="766.5486" calcext:value-type="float">
            <text:p>7.66549E+02</text:p>
          </table:table-cell>
          <table:table-cell table:formula="of:=[.B39]/[.C39]" office:value-type="float" office:value="0.00321794338936892" calcext:value-type="float">
            <text:p>3.21794E-03</text:p>
          </table:table-cell>
          <table:table-cell table:formula="of:=[.D39]/[.$D$60]" office:value-type="float" office:value="0.0175538683562016" calcext:value-type="float">
            <text:p>1.75539E-02</text:p>
          </table:table-cell>
          <table:table-cell office:value-type="float" office:value="0.01682603" calcext:value-type="float">
            <text:p>1.68260E-02</text:p>
          </table:table-cell>
          <table:table-cell office:value-type="float" office:value="625.3378" calcext:value-type="float">
            <text:p>6.25338E+02</text:p>
          </table:table-cell>
          <table:table-cell office:value-type="float" office:value="37897.09" calcext:value-type="float">
            <text:p>3.78971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3" calcext:value-type="float">
            <text:p>6.30000E+01</text:p>
          </table:table-cell>
          <table:table-cell table:style-name="ce1" office:value-type="float" office:value="2.42991" calcext:value-type="float">
            <text:p>2.42991E+00</text:p>
          </table:table-cell>
          <table:table-cell office:value-type="float" office:value="791.6813" calcext:value-type="float">
            <text:p>7.91681E+02</text:p>
          </table:table-cell>
          <table:table-cell table:formula="of:=[.B40]/[.C40]" office:value-type="float" office:value="0.00306930326635226" calcext:value-type="float">
            <text:p>3.06930E-03</text:p>
          </table:table-cell>
          <table:table-cell table:formula="of:=[.D40]/[.$D$60]" office:value-type="float" office:value="0.0167430370779062" calcext:value-type="float">
            <text:p>1.67430E-02</text:p>
          </table:table-cell>
          <table:table-cell office:value-type="float" office:value="0.01597407" calcext:value-type="float">
            <text:p>1.59741E-02</text:p>
          </table:table-cell>
          <table:table-cell office:value-type="float" office:value="610.2612" calcext:value-type="float">
            <text:p>6.10261E+02</text:p>
          </table:table-cell>
          <table:table-cell office:value-type="float" office:value="36140.3" calcext:value-type="float">
            <text:p>3.61403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5" calcext:value-type="float">
            <text:p>6.50000E+01</text:p>
          </table:table-cell>
          <table:table-cell table:style-name="ce1" office:value-type="float" office:value="2.38357" calcext:value-type="float">
            <text:p>2.38357E+00</text:p>
          </table:table-cell>
          <table:table-cell office:value-type="float" office:value="816.8141" calcext:value-type="float">
            <text:p>8.16814E+02</text:p>
          </table:table-cell>
          <table:table-cell table:formula="of:=[.B41]/[.C41]" office:value-type="float" office:value="0.00291813033100188" calcext:value-type="float">
            <text:p>2.91813E-03</text:p>
          </table:table-cell>
          <table:table-cell table:formula="of:=[.D41]/[.$D$60]" office:value-type="float" office:value="0.015918389318431" calcext:value-type="float">
            <text:p>1.59184E-02</text:p>
          </table:table-cell>
          <table:table-cell office:value-type="float" office:value="0.01511852" calcext:value-type="float">
            <text:p>1.51185E-02</text:p>
          </table:table-cell>
          <table:table-cell office:value-type="float" office:value="595.0088" calcext:value-type="float">
            <text:p>5.95009E+02</text:p>
          </table:table-cell>
          <table:table-cell office:value-type="float" office:value="34373.61" calcext:value-type="float">
            <text:p>3.4373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7" calcext:value-type="float">
            <text:p>6.70000E+01</text:p>
          </table:table-cell>
          <table:table-cell table:style-name="ce1" office:value-type="float" office:value="2.33234" calcext:value-type="float">
            <text:p>2.33234E+00</text:p>
          </table:table-cell>
          <table:table-cell office:value-type="float" office:value="841.9468" calcext:value-type="float">
            <text:p>8.41947E+02</text:p>
          </table:table-cell>
          <table:table-cell table:formula="of:=[.B42]/[.C42]" office:value-type="float" office:value="0.00277017502768583" calcext:value-type="float">
            <text:p>2.77018E-03</text:p>
          </table:table-cell>
          <table:table-cell table:formula="of:=[.D42]/[.$D$60]" office:value-type="float" office:value="0.0151112937288716" calcext:value-type="float">
            <text:p>1.51113E-02</text:p>
          </table:table-cell>
          <table:table-cell office:value-type="float" office:value="0.01426047" calcext:value-type="float">
            <text:p>1.42605E-02</text:p>
          </table:table-cell>
          <table:table-cell office:value-type="float" office:value="579.6031" calcext:value-type="float">
            <text:p>5.79603E+02</text:p>
          </table:table-cell>
          <table:table-cell office:value-type="float" office:value="32596.94" calcext:value-type="float">
            <text:p>3.25969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9" calcext:value-type="float">
            <text:p>6.90000E+01</text:p>
          </table:table-cell>
          <table:table-cell table:style-name="ce1" office:value-type="float" office:value="2.269" calcext:value-type="float">
            <text:p>2.26900E+00</text:p>
          </table:table-cell>
          <table:table-cell office:value-type="float" office:value="867.0796" calcext:value-type="float">
            <text:p>8.67080E+02</text:p>
          </table:table-cell>
          <table:table-cell table:formula="of:=[.B43]/[.C43]" office:value-type="float" office:value="0.00261683010417959" calcext:value-type="float">
            <text:p>2.61683E-03</text:p>
          </table:table-cell>
          <table:table-cell table:formula="of:=[.D43]/[.$D$60]" office:value-type="float" office:value="0.0142747977826678" calcext:value-type="float">
            <text:p>1.42748E-02</text:p>
          </table:table-cell>
          <table:table-cell office:value-type="float" office:value="0.01340097" calcext:value-type="float">
            <text:p>1.34010E-02</text:p>
          </table:table-cell>
          <table:table-cell office:value-type="float" office:value="564.0666" calcext:value-type="float">
            <text:p>5.64067E+02</text:p>
          </table:table-cell>
          <table:table-cell office:value-type="float" office:value="30810.05" calcext:value-type="float">
            <text:p>3.08101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1" calcext:value-type="float">
            <text:p>7.10000E+01</text:p>
          </table:table-cell>
          <table:table-cell table:style-name="ce1" office:value-type="float" office:value="2.20103" calcext:value-type="float">
            <text:p>2.20103E+00</text:p>
          </table:table-cell>
          <table:table-cell office:value-type="float" office:value="892.2123" calcext:value-type="float">
            <text:p>8.92212E+02</text:p>
          </table:table-cell>
          <table:table-cell table:formula="of:=[.B44]/[.C44]" office:value-type="float" office:value="0.00246693527986557" calcext:value-type="float">
            <text:p>2.46694E-03</text:p>
          </table:table-cell>
          <table:table-cell table:formula="of:=[.D44]/[.$D$60]" office:value-type="float" office:value="0.0134571221137989" calcext:value-type="float">
            <text:p>1.34571E-02</text:p>
          </table:table-cell>
          <table:table-cell office:value-type="float" office:value="0.01254105" calcext:value-type="float">
            <text:p>1.25411E-02</text:p>
          </table:table-cell>
          <table:table-cell office:value-type="float" office:value="548.4217" calcext:value-type="float">
            <text:p>5.48422E+02</text:p>
          </table:table-cell>
          <table:table-cell office:value-type="float" office:value="29012.57" calcext:value-type="float">
            <text:p>2.9012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3" calcext:value-type="float">
            <text:p>7.30000E+01</text:p>
          </table:table-cell>
          <table:table-cell table:style-name="ce1" office:value-type="float" office:value="2.11454" calcext:value-type="float">
            <text:p>2.11454E+00</text:p>
          </table:table-cell>
          <table:table-cell office:value-type="float" office:value="917.3451" calcext:value-type="float">
            <text:p>9.17345E+02</text:p>
          </table:table-cell>
          <table:table-cell table:formula="of:=[.B45]/[.C45]" office:value-type="float" office:value="0.00230506490959618" calcext:value-type="float">
            <text:p>2.30506E-03</text:p>
          </table:table-cell>
          <table:table-cell table:formula="of:=[.D45]/[.$D$60]" office:value-type="float" office:value="0.0125741198895007" calcext:value-type="float">
            <text:p>1.25741E-02</text:p>
          </table:table-cell>
          <table:table-cell office:value-type="float" office:value="0.0116817" calcext:value-type="float">
            <text:p>1.16817E-02</text:p>
          </table:table-cell>
          <table:table-cell office:value-type="float" office:value="532.6913" calcext:value-type="float">
            <text:p>5.32691E+02</text:p>
          </table:table-cell>
          <table:table-cell office:value-type="float" office:value="27204.06" calcext:value-type="float">
            <text:p>2.72041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5" calcext:value-type="float">
            <text:p>7.50000E+01</text:p>
          </table:table-cell>
          <table:table-cell table:style-name="ce1" office:value-type="float" office:value="2.02236" calcext:value-type="float">
            <text:p>2.02236E+00</text:p>
          </table:table-cell>
          <table:table-cell office:value-type="float" office:value="942.4778" calcext:value-type="float">
            <text:p>9.42478E+02</text:p>
          </table:table-cell>
          <table:table-cell table:formula="of:=[.B46]/[.C46]" office:value-type="float" office:value="0.00214579059581032" calcext:value-type="float">
            <text:p>2.14579E-03</text:p>
          </table:table-cell>
          <table:table-cell table:formula="of:=[.D46]/[.$D$60]" office:value-type="float" office:value="0.0117052791429674" calcext:value-type="float">
            <text:p>1.17053E-02</text:p>
          </table:table-cell>
          <table:table-cell office:value-type="float" office:value="0.01082391" calcext:value-type="float">
            <text:p>1.08239E-02</text:p>
          </table:table-cell>
          <table:table-cell office:value-type="float" office:value="516.8981" calcext:value-type="float">
            <text:p>5.16898E+02</text:p>
          </table:table-cell>
          <table:table-cell office:value-type="float" office:value="25384.07" calcext:value-type="float">
            <text:p>2.53841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7" calcext:value-type="float">
            <text:p>7.70000E+01</text:p>
          </table:table-cell>
          <table:table-cell table:style-name="ce1" office:value-type="float" office:value="1.91714" calcext:value-type="float">
            <text:p>1.91714E+00</text:p>
          </table:table-cell>
          <table:table-cell office:value-type="float" office:value="967.6105" calcext:value-type="float">
            <text:p>9.67611E+02</text:p>
          </table:table-cell>
          <table:table-cell table:formula="of:=[.B47]/[.C47]" office:value-type="float" office:value="0.00198131376209746" calcext:value-type="float">
            <text:p>1.98131E-03</text:p>
          </table:table-cell>
          <table:table-cell table:formula="of:=[.D47]/[.$D$60]" office:value-type="float" office:value="0.0108080586709793" calcext:value-type="float">
            <text:p>1.08081E-02</text:p>
          </table:table-cell>
          <table:table-cell office:value-type="float" office:value="0.009968664" calcext:value-type="float">
            <text:p>9.96866E-03</text:p>
          </table:table-cell>
          <table:table-cell office:value-type="float" office:value="501.0651" calcext:value-type="float">
            <text:p>5.01065E+02</text:p>
          </table:table-cell>
          <table:table-cell office:value-type="float" office:value="23552.16" calcext:value-type="float">
            <text:p>2.35522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9" calcext:value-type="float">
            <text:p>7.90000E+01</text:p>
          </table:table-cell>
          <table:table-cell table:style-name="ce1" office:value-type="float" office:value="1.80693" calcext:value-type="float">
            <text:p>1.80693E+00</text:p>
          </table:table-cell>
          <table:table-cell office:value-type="float" office:value="992.7433" calcext:value-type="float">
            <text:p>9.92743E+02</text:p>
          </table:table-cell>
          <table:table-cell table:formula="of:=[.B48]/[.C48]" office:value-type="float" office:value="0.0018201381968531" calcext:value-type="float">
            <text:p>1.82014E-03</text:p>
          </table:table-cell>
          <table:table-cell table:formula="of:=[.D48]/[.$D$60]" office:value-type="float" office:value="0.00992884660532186" calcext:value-type="float">
            <text:p>9.92885E-03</text:p>
          </table:table-cell>
          <table:table-cell office:value-type="float" office:value="0.009116942" calcext:value-type="float">
            <text:p>9.11694E-03</text:p>
          </table:table-cell>
          <table:table-cell office:value-type="float" office:value="485.2153" calcext:value-type="float">
            <text:p>4.85215E+02</text:p>
          </table:table-cell>
          <table:table-cell office:value-type="float" office:value="21707.99" calcext:value-type="float">
            <text:p>2.17080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1" calcext:value-type="float">
            <text:p>8.10000E+01</text:p>
          </table:table-cell>
          <table:table-cell table:style-name="ce1" office:value-type="float" office:value="1.69063" calcext:value-type="float">
            <text:p>1.69063E+00</text:p>
          </table:table-cell>
          <table:table-cell office:value-type="float" office:value="1017.876" calcext:value-type="float">
            <text:p>1.01788E+03</text:p>
          </table:table-cell>
          <table:table-cell table:formula="of:=[.B49]/[.C49]" office:value-type="float" office:value="0.00166093905347999" calcext:value-type="float">
            <text:p>1.66094E-03</text:p>
          </table:table-cell>
          <table:table-cell table:formula="of:=[.D49]/[.$D$60]" office:value-type="float" office:value="0.00906041591309029" calcext:value-type="float">
            <text:p>9.06042E-03</text:p>
          </table:table-cell>
          <table:table-cell office:value-type="float" office:value="0.008269736" calcext:value-type="float">
            <text:p>8.26974E-03</text:p>
          </table:table-cell>
          <table:table-cell office:value-type="float" office:value="469.372" calcext:value-type="float">
            <text:p>4.69372E+02</text:p>
          </table:table-cell>
          <table:table-cell office:value-type="float" office:value="19851.35" calcext:value-type="float">
            <text:p>1.98514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3" calcext:value-type="float">
            <text:p>8.30000E+01</text:p>
          </table:table-cell>
          <table:table-cell table:style-name="ce1" office:value-type="float" office:value="1.56445" calcext:value-type="float">
            <text:p>1.56445E+00</text:p>
          </table:table-cell>
          <table:table-cell office:value-type="float" office:value="1043.009" calcext:value-type="float">
            <text:p>1.04301E+03</text:p>
          </table:table-cell>
          <table:table-cell table:formula="of:=[.B50]/[.C50]" office:value-type="float" office:value="0.00149993911845439" calcext:value-type="float">
            <text:p>1.49994E-03</text:p>
          </table:table-cell>
          <table:table-cell table:formula="of:=[.D50]/[.$D$60]" office:value-type="float" office:value="0.00818216190957577" calcext:value-type="float">
            <text:p>8.18216E-03</text:p>
          </table:table-cell>
          <table:table-cell office:value-type="float" office:value="0.007428057" calcext:value-type="float">
            <text:p>7.42806E-03</text:p>
          </table:table-cell>
          <table:table-cell office:value-type="float" office:value="453.5586" calcext:value-type="float">
            <text:p>4.53559E+02</text:p>
          </table:table-cell>
          <table:table-cell office:value-type="float" office:value="17982.23" calcext:value-type="float">
            <text:p>1.79822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5" calcext:value-type="float">
            <text:p>8.50000E+01</text:p>
          </table:table-cell>
          <table:table-cell table:style-name="ce1" office:value-type="float" office:value="1.43024" calcext:value-type="float">
            <text:p>1.43024E+00</text:p>
          </table:table-cell>
          <table:table-cell office:value-type="float" office:value="1068.142" calcext:value-type="float">
            <text:p>1.06814E+03</text:p>
          </table:table-cell>
          <table:table-cell table:formula="of:=[.B51]/[.C51]" office:value-type="float" office:value="0.00133899799839347" calcext:value-type="float">
            <text:p>1.33900E-03</text:p>
          </table:table-cell>
          <table:table-cell table:formula="of:=[.D51]/[.$D$60]" office:value-type="float" office:value="0.00730422874145899" calcext:value-type="float">
            <text:p>7.30423E-03</text:p>
          </table:table-cell>
          <table:table-cell office:value-type="float" office:value="0.00659294" calcext:value-type="float">
            <text:p>6.59294E-03</text:p>
          </table:table-cell>
          <table:table-cell office:value-type="float" office:value="437.7986" calcext:value-type="float">
            <text:p>4.37799E+02</text:p>
          </table:table-cell>
          <table:table-cell office:value-type="float" office:value="16100.83" calcext:value-type="float">
            <text:p>1.6100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7" calcext:value-type="float">
            <text:p>8.70000E+01</text:p>
          </table:table-cell>
          <table:table-cell table:style-name="ce1" office:value-type="float" office:value="1.2892" calcext:value-type="float">
            <text:p>1.28920E+00</text:p>
          </table:table-cell>
          <table:table-cell office:value-type="float" office:value="1093.274" calcext:value-type="float">
            <text:p>1.09327E+03</text:p>
          </table:table-cell>
          <table:table-cell table:formula="of:=[.B52]/[.C52]" office:value-type="float" office:value="0.00117921033519502" calcext:value-type="float">
            <text:p>1.17921E-03</text:p>
          </table:table-cell>
          <table:table-cell table:formula="of:=[.D52]/[.$D$60]" office:value-type="float" office:value="0.00643258767592714" calcext:value-type="float">
            <text:p>6.43259E-03</text:p>
          </table:table-cell>
          <table:table-cell office:value-type="float" office:value="0.005765453" calcext:value-type="float">
            <text:p>5.76545E-03</text:p>
          </table:table-cell>
          <table:table-cell office:value-type="float" office:value="422.1158" calcext:value-type="float">
            <text:p>4.22116E+02</text:p>
          </table:table-cell>
          <table:table-cell office:value-type="float" office:value="14207.69" calcext:value-type="float">
            <text:p>1.42077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9" calcext:value-type="float">
            <text:p>8.90000E+01</text:p>
          </table:table-cell>
          <table:table-cell table:style-name="ce1" office:value-type="float" office:value="1.14176" calcext:value-type="float">
            <text:p>1.14176E+00</text:p>
          </table:table-cell>
          <table:table-cell office:value-type="float" office:value="1118.407" calcext:value-type="float">
            <text:p>1.11841E+03</text:p>
          </table:table-cell>
          <table:table-cell table:formula="of:=[.B53]/[.C53]" office:value-type="float" office:value="0.00102088059177026" calcext:value-type="float">
            <text:p>1.02088E-03</text:p>
          </table:table-cell>
          <table:table-cell table:formula="of:=[.D53]/[.$D$60]" office:value-type="float" office:value="0.00556889955694675" calcext:value-type="float">
            <text:p>5.56890E-03</text:p>
          </table:table-cell>
          <table:table-cell office:value-type="float" office:value="0.0049467" calcext:value-type="float">
            <text:p>4.94670E-03</text:p>
          </table:table-cell>
          <table:table-cell office:value-type="float" office:value="406.534" calcext:value-type="float">
            <text:p>4.06534E+02</text:p>
          </table:table-cell>
          <table:table-cell office:value-type="float" office:value="12303.64" calcext:value-type="float">
            <text:p>1.2303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1" calcext:value-type="float">
            <text:p>9.10000E+01</text:p>
          </table:table-cell>
          <table:table-cell table:style-name="ce1" office:value-type="float" office:value="0.985471" calcext:value-type="float">
            <text:p>9.85471E-01</text:p>
          </table:table-cell>
          <table:table-cell office:value-type="float" office:value="1143.54" calcext:value-type="float">
            <text:p>1.14354E+03</text:p>
          </table:table-cell>
          <table:table-cell table:formula="of:=[.B54]/[.C54]" office:value-type="float" office:value="0.00086177221610088" calcext:value-type="float">
            <text:p>8.61772E-04</text:p>
          </table:table-cell>
          <table:table-cell table:formula="of:=[.D54]/[.$D$60]" office:value-type="float" office:value="0.00470096400217707" calcext:value-type="float">
            <text:p>4.70096E-03</text:p>
          </table:table-cell>
          <table:table-cell office:value-type="float" office:value="0.004137824" calcext:value-type="float">
            <text:p>4.13782E-03</text:p>
          </table:table-cell>
          <table:table-cell office:value-type="float" office:value="391.0773" calcext:value-type="float">
            <text:p>3.91077E+02</text:p>
          </table:table-cell>
          <table:table-cell office:value-type="float" office:value="10389.92" calcext:value-type="float">
            <text:p>1.03899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3" calcext:value-type="float">
            <text:p>9.30000E+01</text:p>
          </table:table-cell>
          <table:table-cell table:style-name="ce1" office:value-type="float" office:value="0.820914" calcext:value-type="float">
            <text:p>8.20914E-01</text:p>
          </table:table-cell>
          <table:table-cell office:value-type="float" office:value="1168.672" calcext:value-type="float">
            <text:p>1.16867E+03</text:p>
          </table:table-cell>
          <table:table-cell table:formula="of:=[.B55]/[.C55]" office:value-type="float" office:value="0.000702433189124066" calcext:value-type="float">
            <text:p>7.02433E-04</text:p>
          </table:table-cell>
          <table:table-cell table:formula="of:=[.D55]/[.$D$60]" office:value-type="float" office:value="0.00383177024544514" calcext:value-type="float">
            <text:p>3.83177E-03</text:p>
          </table:table-cell>
          <table:table-cell office:value-type="float" office:value="0.003340015" calcext:value-type="float">
            <text:p>3.34002E-03</text:p>
          </table:table-cell>
          <table:table-cell office:value-type="float" office:value="375.7698" calcext:value-type="float">
            <text:p>3.75770E+02</text:p>
          </table:table-cell>
          <table:table-cell office:value-type="float" office:value="8468.215" calcext:value-type="float">
            <text:p>8.46822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5" calcext:value-type="float">
            <text:p>9.50000E+01</text:p>
          </table:table-cell>
          <table:table-cell table:style-name="ce1" office:value-type="float" office:value="0.645862" calcext:value-type="float">
            <text:p>6.45862E-01</text:p>
          </table:table-cell>
          <table:table-cell office:value-type="float" office:value="1193.805" calcext:value-type="float">
            <text:p>1.19381E+03</text:p>
          </table:table-cell>
          <table:table-cell table:formula="of:=[.B56]/[.C56]" office:value-type="float" office:value="0.00054101130419122" calcext:value-type="float">
            <text:p>5.41011E-04</text:p>
          </table:table-cell>
          <table:table-cell table:formula="of:=[.D56]/[.$D$60]" office:value-type="float" office:value="0.00295121450686927" calcext:value-type="float">
            <text:p>2.95121E-03</text:p>
          </table:table-cell>
          <table:table-cell office:value-type="float" office:value="0.002554507" calcext:value-type="float">
            <text:p>2.55451E-03</text:p>
          </table:table-cell>
          <table:table-cell office:value-type="float" office:value="360.6356" calcext:value-type="float">
            <text:p>3.60636E+02</text:p>
          </table:table-cell>
          <table:table-cell office:value-type="float" office:value="6540.64" calcext:value-type="float">
            <text:p>6.54064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7" calcext:value-type="float">
            <text:p>9.70000E+01</text:p>
          </table:table-cell>
          <table:table-cell table:style-name="ce1" office:value-type="float" office:value="0.459105" calcext:value-type="float">
            <text:p>4.59105E-01</text:p>
          </table:table-cell>
          <table:table-cell office:value-type="float" office:value="1218.938" calcext:value-type="float">
            <text:p>1.21894E+03</text:p>
          </table:table-cell>
          <table:table-cell table:formula="of:=[.B57]/[.C57]" office:value-type="float" office:value="0.000376643438796723" calcext:value-type="float">
            <text:p>3.76643E-04</text:p>
          </table:table-cell>
          <table:table-cell table:formula="of:=[.D57]/[.$D$60]" office:value-type="float" office:value="0.00205458845662333" calcext:value-type="float">
            <text:p>2.05459E-03</text:p>
          </table:table-cell>
          <table:table-cell office:value-type="float" office:value="0.001782581" calcext:value-type="float">
            <text:p>1.78258E-03</text:p>
          </table:table-cell>
          <table:table-cell office:value-type="float" office:value="345.699" calcext:value-type="float">
            <text:p>3.45699E+02</text:p>
          </table:table-cell>
          <table:table-cell office:value-type="float" office:value="4609.821" calcext:value-type="float">
            <text:p>4.60982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9" calcext:value-type="float">
            <text:p>9.90000E+01</text:p>
          </table:table-cell>
          <table:table-cell table:style-name="ce1" office:value-type="float" office:value="0.255565" calcext:value-type="float">
            <text:p>2.55565E-01</text:p>
          </table:table-cell>
          <table:table-cell office:value-type="float" office:value="1244.071" calcext:value-type="float">
            <text:p>1.24407E+03</text:p>
          </table:table-cell>
          <table:table-cell table:formula="of:=[.B58]/[.C58]" office:value-type="float" office:value="0.000205426378398017" calcext:value-type="float">
            <text:p>2.05426E-04</text:p>
          </table:table-cell>
          <table:table-cell table:formula="of:=[.D58]/[.$D$60]" office:value-type="float" office:value="0.00112060007494328" calcext:value-type="float">
            <text:p>1.12060E-03</text:p>
          </table:table-cell>
          <table:table-cell office:value-type="float" office:value="0.001025565" calcext:value-type="float">
            <text:p>1.02557E-03</text:p>
          </table:table-cell>
          <table:table-cell office:value-type="float" office:value="330.9843" calcext:value-type="float">
            <text:p>3.30984E+02</text:p>
          </table:table-cell>
          <table:table-cell office:value-type="float" office:value="2678.899" calcext:value-type="float">
            <text:p>2.67890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2"/>
          <table:table-cell table:number-columns-repeated="6"/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2"/>
          <table:table-cell/>
          <table:table-cell table:formula="of:=SUM([.D9:.D58])" office:value-type="float" office:value="0.183318190843789" calcext:value-type="float">
            <text:p>1.83318E-01</text:p>
          </table:table-cell>
          <table:table-cell table:formula="of:=SUM([.E9:.E58])" office:value-type="float" office:value="1" calcext:value-type="float">
            <text:p>1.00000E+00</text:p>
          </table:table-cell>
          <table:table-cell table:number-columns-repeated="3"/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2"/>
          <table:table-cell table:number-columns-repeated="6"/>
          <table:table-cell table:style-name="ce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10"/>
          <table:table-cell table:style-name="ce3"/>
          <table:table-cell table:style-name="ce1"/>
          <table:table-cell table:number-columns-repeated="8"/>
        </table:table-row>
        <table:table-row table:style-name="ro1" table:number-rows-repeated="104849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oupled3" table:style-name="ta1">
        <table:shapes>
          <draw:frame draw:z-index="0" draw:style-name="gr1" draw:text-style-name="P1" svg:width="18.082cm" svg:height="10.162cm" svg:x="23.788cm" svg:y="0.754cm">
            <draw:object draw:notify-on-update-of-ranges="coupled3.A9:coupled3.A58 coupled3.E8:coupled3.E8 coupled3.E9:coupled3.E58 coupled3.A9:coupled3.A58 coupled3.F8:coupled3.F8 coupled3.F9:coupled3.F5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8.08cm" svg:height="10.174cm" svg:x="24.353cm" svg:y="11.554cm">
            <draw:object draw:notify-on-update-of-ranges="coupled3.A9:coupled3.A58 coupled3.G8:coupled3.G8 coupled3.G9:coupled3.G5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8.08cm" svg:height="10.174cm" svg:x="24.242cm" svg:y="22.631cm">
            <draw:object draw:notify-on-update-of-ranges="coupled3.A9:coupled3.A58 coupled3.H8:coupled3.H8 coupled3.H9:coupled3.H5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% Steady-state, cylinder geometry, heat-diffusion coupled calculation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One neutron energy group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Reactor thermal power = 100.0 kW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temperature-dependent thermal conductivit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Heat boundary condition: T(L) = T2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% Diffusion boundary condition: zero incoming flux at the boundary</text:p>
          </table:table-cell>
          <table:table-cell table:style-name="ce2"/>
          <table:table-cell table:style-name="ce13" table:number-columns-repeated="3"/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aw flux</text:p>
          </table:table-cell>
          <table:table-cell table:style-name="ce6" office:value-type="string" calcext:value-type="string">
            <text:p>Volume</text:p>
          </table:table-cell>
          <table:table-cell table:style-name="ce6" office:value-type="string" calcext:value-type="string">
            <text:p>raw flux \ Volume</text:p>
          </table:table-cell>
          <table:table-cell table:style-name="ce6" office:value-type="string" calcext:value-type="string">
            <text:p>Serpent T=600K</text:p>
          </table:table-cell>
          <table:table-cell table:style-name="ce6" office:value-type="string" calcext:value-type="string">
            <text:p>Almost Flux</text:p>
          </table:table-cell>
          <table:table-cell office:value-type="string" calcext:value-type="string">
            <text:p>Almost temp [C]</text:p>
          </table:table-cell>
          <table:table-cell office:value-type="string" calcext:value-type="string">
            <text:p>Almost temp [W]</text:p>
          </table:table-cell>
          <table:table-cell table:number-columns-repeated="11"/>
          <table:table-cell office:value-type="string" calcext:value-type="string">
            <text:p>K-eff</text:p>
          </table:table-cell>
        </table:table-row>
        <table:table-row table:style-name="ro1">
          <table:table-cell table:style-name="ce1" office:value-type="float" office:value="1" calcext:value-type="float">
            <text:p>1.00000E+00</text:p>
          </table:table-cell>
          <table:table-cell table:style-name="ce1" office:value-type="float" office:value="0.0730347" calcext:value-type="float">
            <text:p>7.30347E-02</text:p>
          </table:table-cell>
          <table:table-cell office:value-type="float" office:value="12.56637" calcext:value-type="float">
            <text:p>1.25664E+01</text:p>
          </table:table-cell>
          <table:table-cell table:formula="of:=[.B9]/[.C9]" office:value-type="float" office:value="0.00581191704525651" calcext:value-type="float">
            <text:p>5.81192E-03</text:p>
          </table:table-cell>
          <table:table-cell table:formula="of:=[.D9]/[.$D$60]" office:value-type="float" office:value="0.0317039843045855" calcext:value-type="float">
            <text:p>3.17040E-02</text:p>
          </table:table-cell>
          <table:table-cell office:value-type="float" office:value="0.03326493" calcext:value-type="float">
            <text:p>3.32649E-02</text:p>
          </table:table-cell>
          <table:table-cell office:value-type="float" office:value="876.083" calcext:value-type="float">
            <text:p>8.76083E+02</text:p>
          </table:table-cell>
          <table:table-cell office:value-type="float" office:value="73438.56" calcext:value-type="float">
            <text:p>7.34386E+04</text:p>
          </table:table-cell>
          <table:table-cell table:number-columns-repeated="10"/>
          <table:table-cell office:value-type="string" calcext:value-type="string">
            <text:p>Serpent T=600K</text:p>
          </table:table-cell>
          <table:table-cell table:style-name="ce1" office:value-type="float" office:value="0.791608" calcext:value-type="float">
            <text:p>7.91608E-01</text:p>
          </table:table-cell>
        </table:table-row>
        <table:table-row table:style-name="ro1">
          <table:table-cell table:style-name="ce1" office:value-type="float" office:value="3" calcext:value-type="float">
            <text:p>3.00000E+00</text:p>
          </table:table-cell>
          <table:table-cell table:style-name="ce1" office:value-type="float" office:value="0.218496" calcext:value-type="float">
            <text:p>2.18496E-01</text:p>
          </table:table-cell>
          <table:table-cell office:value-type="float" office:value="37.69911" calcext:value-type="float">
            <text:p>3.76991E+01</text:p>
          </table:table-cell>
          <table:table-cell table:formula="of:=[.B10]/[.C10]" office:value-type="float" office:value="0.00579578669098554" calcext:value-type="float">
            <text:p>5.79579E-03</text:p>
          </table:table-cell>
          <table:table-cell table:formula="of:=[.D10]/[.$D$60]" office:value-type="float" office:value="0.0316159932863635" calcext:value-type="float">
            <text:p>3.16160E-02</text:p>
          </table:table-cell>
          <table:table-cell office:value-type="float" office:value="0.03321991" calcext:value-type="float">
            <text:p>3.32199E-02</text:p>
          </table:table-cell>
          <table:table-cell office:value-type="float" office:value="875.4409" calcext:value-type="float">
            <text:p>8.75441E+02</text:p>
          </table:table-cell>
          <table:table-cell office:value-type="float" office:value="73331.88" calcext:value-type="float">
            <text:p>7.33319E+04</text:p>
          </table:table-cell>
          <table:table-cell table:number-columns-repeated="10"/>
          <table:table-cell office:value-type="string" calcext:value-type="string">
            <text:p>Almost</text:p>
          </table:table-cell>
          <table:table-cell table:style-name="ce1" office:value-type="float" office:value="0.7816337" calcext:value-type="float">
            <text:p>7.81634E-01</text:p>
          </table:table-cell>
        </table:table-row>
        <table:table-row table:style-name="ro1">
          <table:table-cell table:style-name="ce1" office:value-type="float" office:value="5" calcext:value-type="float">
            <text:p>5.00000E+00</text:p>
          </table:table-cell>
          <table:table-cell table:style-name="ce1" office:value-type="float" office:value="0.364386" calcext:value-type="float">
            <text:p>3.64386E-01</text:p>
          </table:table-cell>
          <table:table-cell office:value-type="float" office:value="62.83185" calcext:value-type="float">
            <text:p>6.28319E+01</text:p>
          </table:table-cell>
          <table:table-cell table:formula="of:=[.B11]/[.C11]" office:value-type="float" office:value="0.00579938359287527" calcext:value-type="float">
            <text:p>5.79938E-03</text:p>
          </table:table-cell>
          <table:table-cell table:formula="of:=[.D11]/[.$D$60]" office:value-type="float" office:value="0.0316356143718279" calcext:value-type="float">
            <text:p>3.16356E-02</text:p>
          </table:table-cell>
          <table:table-cell office:value-type="float" office:value="0.03313002" calcext:value-type="float">
            <text:p>3.31300E-02</text:p>
          </table:table-cell>
          <table:table-cell office:value-type="float" office:value="874.1581" calcext:value-type="float">
            <text:p>8.74158E+02</text:p>
          </table:table-cell>
          <table:table-cell office:value-type="float" office:value="73119.12" calcext:value-type="float">
            <text:p>7.31191E+04</text:p>
          </table:table-cell>
          <table:table-cell table:number-columns-repeated="12"/>
        </table:table-row>
        <table:table-row table:style-name="ro1">
          <table:table-cell table:style-name="ce1" office:value-type="float" office:value="7" calcext:value-type="float">
            <text:p>7.00000E+00</text:p>
          </table:table-cell>
          <table:table-cell table:style-name="ce1" office:value-type="float" office:value="0.509031" calcext:value-type="float">
            <text:p>5.09031E-01</text:p>
          </table:table-cell>
          <table:table-cell office:value-type="float" office:value="87.96459" calcext:value-type="float">
            <text:p>8.79646E+01</text:p>
          </table:table-cell>
          <table:table-cell table:formula="of:=[.B12]/[.C12]" office:value-type="float" office:value="0.00578677169983967" calcext:value-type="float">
            <text:p>5.78677E-03</text:p>
          </table:table-cell>
          <table:table-cell table:formula="of:=[.D12]/[.$D$60]" office:value-type="float" office:value="0.0315668165456135" calcext:value-type="float">
            <text:p>3.15668E-02</text:p>
          </table:table-cell>
          <table:table-cell office:value-type="float" office:value="0.03299561" calcext:value-type="float">
            <text:p>3.29956E-02</text:p>
          </table:table-cell>
          <table:table-cell office:value-type="float" office:value="872.2373" calcext:value-type="float">
            <text:p>8.72237E+02</text:p>
          </table:table-cell>
          <table:table-cell office:value-type="float" office:value="72801.5" calcext:value-type="float">
            <text:p>7.28015E+04</text:p>
          </table:table-cell>
          <table:table-cell table:number-columns-repeated="10"/>
          <table:table-cell office:value-type="string" calcext:value-type="string">
            <text:p>Rel Error %</text:p>
          </table:table-cell>
          <table:table-cell table:formula="of:=100*([.T9]-[.T10])/[.T9]" office:value-type="float" office:value="1.26000495194591" calcext:value-type="float">
            <text:p>1.26000495194591</text:p>
          </table:table-cell>
        </table:table-row>
        <table:table-row table:style-name="ro1">
          <table:table-cell table:style-name="ce1" office:value-type="float" office:value="9" calcext:value-type="float">
            <text:p>9.00000E+00</text:p>
          </table:table-cell>
          <table:table-cell table:style-name="ce1" office:value-type="float" office:value="0.652296" calcext:value-type="float">
            <text:p>6.52296E-01</text:p>
          </table:table-cell>
          <table:table-cell office:value-type="float" office:value="113.0973" calcext:value-type="float">
            <text:p>1.13097E+02</text:p>
          </table:table-cell>
          <table:table-cell table:formula="of:=[.B13]/[.C13]" office:value-type="float" office:value="0.0057675647429249" calcext:value-type="float">
            <text:p>5.76756E-03</text:p>
          </table:table-cell>
          <table:table-cell table:formula="of:=[.D13]/[.$D$60]" office:value-type="float" office:value="0.0314620426722387" calcext:value-type="float">
            <text:p>3.14620E-02</text:p>
          </table:table-cell>
          <table:table-cell office:value-type="float" office:value="0.03281718" calcext:value-type="float">
            <text:p>3.28172E-02</text:p>
          </table:table-cell>
          <table:table-cell office:value-type="float" office:value="869.6825" calcext:value-type="float">
            <text:p>8.69683E+02</text:p>
          </table:table-cell>
          <table:table-cell office:value-type="float" office:value="72380.79" calcext:value-type="float">
            <text:p>7.23808E+04</text:p>
          </table:table-cell>
          <table:table-cell table:number-columns-repeated="12"/>
        </table:table-row>
        <table:table-row table:style-name="ro1">
          <table:table-cell table:style-name="ce1" office:value-type="float" office:value="11" calcext:value-type="float">
            <text:p>1.10000E+01</text:p>
          </table:table-cell>
          <table:table-cell table:style-name="ce1" office:value-type="float" office:value="0.79632" calcext:value-type="float">
            <text:p>7.96320E-01</text:p>
          </table:table-cell>
          <table:table-cell office:value-type="float" office:value="138.2301" calcext:value-type="float">
            <text:p>1.38230E+02</text:p>
          </table:table-cell>
          <table:table-cell table:formula="of:=[.B14]/[.C14]" office:value-type="float" office:value="0.00576082922605135" calcext:value-type="float">
            <text:p>5.76083E-03</text:p>
          </table:table-cell>
          <table:table-cell table:formula="of:=[.D14]/[.$D$60]" office:value-type="float" office:value="0.031425300454554" calcext:value-type="float">
            <text:p>3.14253E-02</text:p>
          </table:table-cell>
          <table:table-cell office:value-type="float" office:value="0.03259539" calcext:value-type="float">
            <text:p>3.25954E-02</text:p>
          </table:table-cell>
          <table:table-cell office:value-type="float" office:value="866.4989" calcext:value-type="float">
            <text:p>8.66499E+02</text:p>
          </table:table-cell>
          <table:table-cell office:value-type="float" office:value="71859.34" calcext:value-type="float">
            <text:p>7.18593E+04</text:p>
          </table:table-cell>
          <table:table-cell table:number-columns-repeated="12"/>
        </table:table-row>
        <table:table-row table:style-name="ro1">
          <table:table-cell table:style-name="ce1" office:value-type="float" office:value="13" calcext:value-type="float">
            <text:p>1.30000E+01</text:p>
          </table:table-cell>
          <table:table-cell table:style-name="ce1" office:value-type="float" office:value="0.933986" calcext:value-type="float">
            <text:p>9.33986E-01</text:p>
          </table:table-cell>
          <table:table-cell office:value-type="float" office:value="163.3628" calcext:value-type="float">
            <text:p>1.63363E+02</text:p>
          </table:table-cell>
          <table:table-cell table:formula="of:=[.B15]/[.C15]" office:value-type="float" office:value="0.00571725019404663" calcext:value-type="float">
            <text:p>5.71725E-03</text:p>
          </table:table-cell>
          <table:table-cell table:formula="of:=[.D15]/[.$D$60]" office:value-type="float" office:value="0.0311875770087566" calcext:value-type="float">
            <text:p>3.11876E-02</text:p>
          </table:table-cell>
          <table:table-cell office:value-type="float" office:value="0.03233104" calcext:value-type="float">
            <text:p>3.23310E-02</text:p>
          </table:table-cell>
          <table:table-cell office:value-type="float" office:value="862.6931" calcext:value-type="float">
            <text:p>8.62693E+02</text:p>
          </table:table-cell>
          <table:table-cell office:value-type="float" office:value="71239.98" calcext:value-type="float">
            <text:p>7.12400E+04</text:p>
          </table:table-cell>
          <table:table-cell table:number-columns-repeated="12"/>
        </table:table-row>
        <table:table-row table:style-name="ro1">
          <table:table-cell table:style-name="ce1" office:value-type="float" office:value="15" calcext:value-type="float">
            <text:p>1.50000E+01</text:p>
          </table:table-cell>
          <table:table-cell table:style-name="ce1" office:value-type="float" office:value="1.06891" calcext:value-type="float">
            <text:p>1.06891E+00</text:p>
          </table:table-cell>
          <table:table-cell office:value-type="float" office:value="188.4956" calcext:value-type="float">
            <text:p>1.88496E+02</text:p>
          </table:table-cell>
          <table:table-cell table:formula="of:=[.B16]/[.C16]" office:value-type="float" office:value="0.00567074244703855" calcext:value-type="float">
            <text:p>5.67074E-03</text:p>
          </table:table-cell>
          <table:table-cell table:formula="of:=[.D16]/[.$D$60]" office:value-type="float" office:value="0.0309338774342954" calcext:value-type="float">
            <text:p>3.09339E-02</text:p>
          </table:table-cell>
          <table:table-cell office:value-type="float" office:value="0.0320251" calcext:value-type="float">
            <text:p>3.20251E-02</text:p>
          </table:table-cell>
          <table:table-cell office:value-type="float" office:value="858.2729" calcext:value-type="float">
            <text:p>8.58273E+02</text:p>
          </table:table-cell>
          <table:table-cell office:value-type="float" office:value="70526.04" calcext:value-type="float">
            <text:p>7.05260E+04</text:p>
          </table:table-cell>
          <table:table-cell table:number-columns-repeated="12"/>
        </table:table-row>
        <table:table-row table:style-name="ro1">
          <table:table-cell table:style-name="ce1" office:value-type="float" office:value="17" calcext:value-type="float">
            <text:p>1.70000E+01</text:p>
          </table:table-cell>
          <table:table-cell table:style-name="ce1" office:value-type="float" office:value="1.20077" calcext:value-type="float">
            <text:p>1.20077E+00</text:p>
          </table:table-cell>
          <table:table-cell office:value-type="float" office:value="213.6283" calcext:value-type="float">
            <text:p>2.13628E+02</text:p>
          </table:table-cell>
          <table:table-cell table:formula="of:=[.B17]/[.C17]" office:value-type="float" office:value="0.00562083768863957" calcext:value-type="float">
            <text:p>5.62084E-03</text:p>
          </table:table-cell>
          <table:table-cell table:formula="of:=[.D17]/[.$D$60]" office:value-type="float" office:value="0.0306616471762436" calcext:value-type="float">
            <text:p>3.06616E-02</text:p>
          </table:table-cell>
          <table:table-cell office:value-type="float" office:value="0.03167864" calcext:value-type="float">
            <text:p>3.16786E-02</text:p>
          </table:table-cell>
          <table:table-cell office:value-type="float" office:value="853.2474" calcext:value-type="float">
            <text:p>8.53247E+02</text:p>
          </table:table-cell>
          <table:table-cell office:value-type="float" office:value="69721.26" calcext:value-type="float">
            <text:p>6.97213E+04</text:p>
          </table:table-cell>
          <table:table-cell table:number-columns-repeated="12"/>
        </table:table-row>
        <table:table-row table:style-name="ro1">
          <table:table-cell table:style-name="ce1" office:value-type="float" office:value="19" calcext:value-type="float">
            <text:p>1.90000E+01</text:p>
          </table:table-cell>
          <table:table-cell table:style-name="ce1" office:value-type="float" office:value="1.32952" calcext:value-type="float">
            <text:p>1.32952E+00</text:p>
          </table:table-cell>
          <table:table-cell office:value-type="float" office:value="238.761" calcext:value-type="float">
            <text:p>2.38761E+02</text:p>
          </table:table-cell>
          <table:table-cell table:formula="of:=[.B18]/[.C18]" office:value-type="float" office:value="0.00556841360188641" calcext:value-type="float">
            <text:p>5.56841E-03</text:p>
          </table:table-cell>
          <table:table-cell table:formula="of:=[.D18]/[.$D$60]" office:value-type="float" office:value="0.0303756739920666" calcext:value-type="float">
            <text:p>3.03757E-02</text:p>
          </table:table-cell>
          <table:table-cell office:value-type="float" office:value="0.03129288" calcext:value-type="float">
            <text:p>3.12929E-02</text:p>
          </table:table-cell>
          <table:table-cell office:value-type="float" office:value="847.6265" calcext:value-type="float">
            <text:p>8.47627E+02</text:p>
          </table:table-cell>
          <table:table-cell office:value-type="float" office:value="68829.72" calcext:value-type="float">
            <text:p>6.88297E+04</text:p>
          </table:table-cell>
          <table:table-cell table:number-columns-repeated="12"/>
        </table:table-row>
        <table:table-row table:style-name="ro1">
          <table:table-cell table:style-name="ce1" office:value-type="float" office:value="21" calcext:value-type="float">
            <text:p>2.10000E+01</text:p>
          </table:table-cell>
          <table:table-cell table:style-name="ce1" office:value-type="float" office:value="1.45202" calcext:value-type="float">
            <text:p>1.45202E+00</text:p>
          </table:table-cell>
          <table:table-cell office:value-type="float" office:value="263.8938" calcext:value-type="float">
            <text:p>2.63894E+02</text:p>
          </table:table-cell>
          <table:table-cell table:formula="of:=[.B19]/[.C19]" office:value-type="float" office:value="0.00550228917844982" calcext:value-type="float">
            <text:p>5.50229E-03</text:p>
          </table:table-cell>
          <table:table-cell table:formula="of:=[.D19]/[.$D$60]" office:value-type="float" office:value="0.030014965525917" calcext:value-type="float">
            <text:p>3.00150E-02</text:p>
          </table:table-cell>
          <table:table-cell office:value-type="float" office:value="0.03086914" calcext:value-type="float">
            <text:p>3.08691E-02</text:p>
          </table:table-cell>
          <table:table-cell office:value-type="float" office:value="841.4214" calcext:value-type="float">
            <text:p>8.41421E+02</text:p>
          </table:table-cell>
          <table:table-cell office:value-type="float" office:value="67855.84" calcext:value-type="float">
            <text:p>6.78558E+04</text:p>
          </table:table-cell>
          <table:table-cell table:number-columns-repeated="12"/>
        </table:table-row>
        <table:table-row table:style-name="ro1">
          <table:table-cell table:style-name="ce1" office:value-type="float" office:value="23" calcext:value-type="float">
            <text:p>2.30000E+01</text:p>
          </table:table-cell>
          <table:table-cell table:style-name="ce1" office:value-type="float" office:value="1.56966" calcext:value-type="float">
            <text:p>1.56966E+00</text:p>
          </table:table-cell>
          <table:table-cell office:value-type="float" office:value="289.0265" calcext:value-type="float">
            <text:p>2.89027E+02</text:p>
          </table:table-cell>
          <table:table-cell table:formula="of:=[.B20]/[.C20]" office:value-type="float" office:value="0.00543085149631608" calcext:value-type="float">
            <text:p>5.43085E-03</text:p>
          </table:table-cell>
          <table:table-cell table:formula="of:=[.D20]/[.$D$60]" office:value-type="float" office:value="0.0296252732547631" calcext:value-type="float">
            <text:p>2.96253E-02</text:p>
          </table:table-cell>
          <table:table-cell office:value-type="float" office:value="0.03040885" calcext:value-type="float">
            <text:p>3.04089E-02</text:p>
          </table:table-cell>
          <table:table-cell office:value-type="float" office:value="834.6444" calcext:value-type="float">
            <text:p>8.34644E+02</text:p>
          </table:table-cell>
          <table:table-cell office:value-type="float" office:value="66804.24" calcext:value-type="float">
            <text:p>6.68042E+04</text:p>
          </table:table-cell>
          <table:table-cell table:number-columns-repeated="12"/>
        </table:table-row>
        <table:table-row table:style-name="ro1">
          <table:table-cell table:style-name="ce1" office:value-type="float" office:value="25" calcext:value-type="float">
            <text:p>2.50000E+01</text:p>
          </table:table-cell>
          <table:table-cell table:style-name="ce1" office:value-type="float" office:value="1.68653" calcext:value-type="float">
            <text:p>1.68653E+00</text:p>
          </table:table-cell>
          <table:table-cell office:value-type="float" office:value="314.1593" calcext:value-type="float">
            <text:p>3.14159E+02</text:p>
          </table:table-cell>
          <table:table-cell table:formula="of:=[.B21]/[.C21]" office:value-type="float" office:value="0.00536839113150558" calcext:value-type="float">
            <text:p>5.36839E-03</text:p>
          </table:table-cell>
          <table:table-cell table:formula="of:=[.D21]/[.$D$60]" office:value-type="float" office:value="0.0292845522138069" calcext:value-type="float">
            <text:p>2.92846E-02</text:p>
          </table:table-cell>
          <table:table-cell office:value-type="float" office:value="0.0299135" calcext:value-type="float">
            <text:p>2.99135E-02</text:p>
          </table:table-cell>
          <table:table-cell office:value-type="float" office:value="827.3086" calcext:value-type="float">
            <text:p>8.27309E+02</text:p>
          </table:table-cell>
          <table:table-cell office:value-type="float" office:value="65679.74" calcext:value-type="float">
            <text:p>6.56797E+04</text:p>
          </table:table-cell>
          <table:table-cell table:number-columns-repeated="12"/>
        </table:table-row>
        <table:table-row table:style-name="ro1">
          <table:table-cell table:style-name="ce1" office:value-type="float" office:value="27" calcext:value-type="float">
            <text:p>2.70000E+01</text:p>
          </table:table-cell>
          <table:table-cell table:style-name="ce1" office:value-type="float" office:value="1.79537" calcext:value-type="float">
            <text:p>1.79537E+00</text:p>
          </table:table-cell>
          <table:table-cell office:value-type="float" office:value="339.292" calcext:value-type="float">
            <text:p>3.39292E+02</text:p>
          </table:table-cell>
          <table:table-cell table:formula="of:=[.B22]/[.C22]" office:value-type="float" office:value="0.00529151880975679" calcext:value-type="float">
            <text:p>5.29152E-03</text:p>
          </table:table-cell>
          <table:table-cell table:formula="of:=[.D22]/[.$D$60]" office:value-type="float" office:value="0.0288652140052257" calcext:value-type="float">
            <text:p>2.88652E-02</text:p>
          </table:table-cell>
          <table:table-cell office:value-type="float" office:value="0.02938469" calcext:value-type="float">
            <text:p>2.93847E-02</text:p>
          </table:table-cell>
          <table:table-cell office:value-type="float" office:value="819.428" calcext:value-type="float">
            <text:p>8.19428E+02</text:p>
          </table:table-cell>
          <table:table-cell office:value-type="float" office:value="64487.26" calcext:value-type="float">
            <text:p>6.44873E+04</text:p>
          </table:table-cell>
          <table:table-cell table:number-columns-repeated="12"/>
        </table:table-row>
        <table:table-row table:style-name="ro1">
          <table:table-cell table:style-name="ce1" office:value-type="float" office:value="29" calcext:value-type="float">
            <text:p>2.90000E+01</text:p>
          </table:table-cell>
          <table:table-cell table:style-name="ce1" office:value-type="float" office:value="1.8934" calcext:value-type="float">
            <text:p>1.89340E+00</text:p>
          </table:table-cell>
          <table:table-cell office:value-type="float" office:value="364.4247" calcext:value-type="float">
            <text:p>3.64425E+02</text:p>
          </table:table-cell>
          <table:table-cell table:formula="of:=[.B23]/[.C23]" office:value-type="float" office:value="0.00519558635844387" calcext:value-type="float">
            <text:p>5.19559E-03</text:p>
          </table:table-cell>
          <table:table-cell table:formula="of:=[.D23]/[.$D$60]" office:value-type="float" office:value="0.0283419028658818" calcext:value-type="float">
            <text:p>2.83419E-02</text:p>
          </table:table-cell>
          <table:table-cell office:value-type="float" office:value="0.02882405" calcext:value-type="float">
            <text:p>2.88241E-02</text:p>
          </table:table-cell>
          <table:table-cell office:value-type="float" office:value="811.0175" calcext:value-type="float">
            <text:p>8.11018E+02</text:p>
          </table:table-cell>
          <table:table-cell office:value-type="float" office:value="63231.76" calcext:value-type="float">
            <text:p>6.32318E+04</text:p>
          </table:table-cell>
          <table:table-cell table:number-columns-repeated="12"/>
        </table:table-row>
        <table:table-row table:style-name="ro1">
          <table:table-cell table:style-name="ce1" office:value-type="float" office:value="31" calcext:value-type="float">
            <text:p>3.10000E+01</text:p>
          </table:table-cell>
          <table:table-cell table:style-name="ce1" office:value-type="float" office:value="1.98858" calcext:value-type="float">
            <text:p>1.98858E+00</text:p>
          </table:table-cell>
          <table:table-cell office:value-type="float" office:value="389.5575" calcext:value-type="float">
            <text:p>3.89558E+02</text:p>
          </table:table-cell>
          <table:table-cell table:formula="of:=[.B24]/[.C24]" office:value-type="float" office:value="0.00510471496505651" calcext:value-type="float">
            <text:p>5.10471E-03</text:p>
          </table:table-cell>
          <table:table-cell table:formula="of:=[.D24]/[.$D$60]" office:value-type="float" office:value="0.0278461997773389" calcext:value-type="float">
            <text:p>2.78462E-02</text:p>
          </table:table-cell>
          <table:table-cell office:value-type="float" office:value="0.02823326" calcext:value-type="float">
            <text:p>2.82333E-02</text:p>
          </table:table-cell>
          <table:table-cell office:value-type="float" office:value="802.0926" calcext:value-type="float">
            <text:p>8.02093E+02</text:p>
          </table:table-cell>
          <table:table-cell office:value-type="float" office:value="61918.2" calcext:value-type="float">
            <text:p>6.19182E+04</text:p>
          </table:table-cell>
          <table:table-cell table:number-columns-repeated="12"/>
        </table:table-row>
        <table:table-row table:style-name="ro1">
          <table:table-cell table:style-name="ce1" office:value-type="float" office:value="33" calcext:value-type="float">
            <text:p>3.30000E+01</text:p>
          </table:table-cell>
          <table:table-cell table:style-name="ce1" office:value-type="float" office:value="2.08051" calcext:value-type="float">
            <text:p>2.08051E+00</text:p>
          </table:table-cell>
          <table:table-cell office:value-type="float" office:value="414.6902" calcext:value-type="float">
            <text:p>4.14690E+02</text:p>
          </table:table-cell>
          <table:table-cell table:formula="of:=[.B25]/[.C25]" office:value-type="float" office:value="0.00501702234583793" calcext:value-type="float">
            <text:p>5.01702E-03</text:p>
          </table:table-cell>
          <table:table-cell table:formula="of:=[.D25]/[.$D$60]" office:value-type="float" office:value="0.0273678368892102" calcext:value-type="float">
            <text:p>2.73678E-02</text:p>
          </table:table-cell>
          <table:table-cell office:value-type="float" office:value="0.02761404" calcext:value-type="float">
            <text:p>2.76140E-02</text:p>
          </table:table-cell>
          <table:table-cell office:value-type="float" office:value="792.6697" calcext:value-type="float">
            <text:p>7.92670E+02</text:p>
          </table:table-cell>
          <table:table-cell office:value-type="float" office:value="60551.43" calcext:value-type="float">
            <text:p>6.05514E+04</text:p>
          </table:table-cell>
          <table:table-cell table:number-columns-repeated="12"/>
        </table:table-row>
        <table:table-row table:style-name="ro1">
          <table:table-cell table:style-name="ce1" office:value-type="float" office:value="35" calcext:value-type="float">
            <text:p>3.50000E+01</text:p>
          </table:table-cell>
          <table:table-cell table:style-name="ce1" office:value-type="float" office:value="2.15986" calcext:value-type="float">
            <text:p>2.15986E+00</text:p>
          </table:table-cell>
          <table:table-cell office:value-type="float" office:value="439.823" calcext:value-type="float">
            <text:p>4.39823E+02</text:p>
          </table:table-cell>
          <table:table-cell table:formula="of:=[.B26]/[.C26]" office:value-type="float" office:value="0.004910748187339" calcext:value-type="float">
            <text:p>4.91075E-03</text:p>
          </table:table-cell>
          <table:table-cell table:formula="of:=[.D26]/[.$D$60]" office:value-type="float" office:value="0.0267881117784082" calcext:value-type="float">
            <text:p>2.67881E-02</text:p>
          </table:table-cell>
          <table:table-cell office:value-type="float" office:value="0.02696811" calcext:value-type="float">
            <text:p>2.69681E-02</text:p>
          </table:table-cell>
          <table:table-cell office:value-type="float" office:value="782.7658" calcext:value-type="float">
            <text:p>7.82766E+02</text:p>
          </table:table-cell>
          <table:table-cell office:value-type="float" office:value="59136.21" calcext:value-type="float">
            <text:p>5.91362E+04</text:p>
          </table:table-cell>
          <table:table-cell table:number-columns-repeated="12"/>
        </table:table-row>
        <table:table-row table:style-name="ro1">
          <table:table-cell table:style-name="ce1" office:value-type="float" office:value="37" calcext:value-type="float">
            <text:p>3.70000E+01</text:p>
          </table:table-cell>
          <table:table-cell table:style-name="ce1" office:value-type="float" office:value="2.23678" calcext:value-type="float">
            <text:p>2.23678E+00</text:p>
          </table:table-cell>
          <table:table-cell office:value-type="float" office:value="464.9557" calcext:value-type="float">
            <text:p>4.64956E+02</text:p>
          </table:table-cell>
          <table:table-cell table:formula="of:=[.B27]/[.C27]" office:value-type="float" office:value="0.00481073788320049" calcext:value-type="float">
            <text:p>4.81074E-03</text:p>
          </table:table-cell>
          <table:table-cell table:formula="of:=[.D27]/[.$D$60]" office:value-type="float" office:value="0.0262425559681628" calcext:value-type="float">
            <text:p>2.62426E-02</text:p>
          </table:table-cell>
          <table:table-cell office:value-type="float" office:value="0.02629723" calcext:value-type="float">
            <text:p>2.62972E-02</text:p>
          </table:table-cell>
          <table:table-cell office:value-type="float" office:value="772.3982" calcext:value-type="float">
            <text:p>7.72398E+02</text:p>
          </table:table-cell>
          <table:table-cell office:value-type="float" office:value="57677.1" calcext:value-type="float">
            <text:p>5.76771E+04</text:p>
          </table:table-cell>
          <table:table-cell table:number-columns-repeated="12"/>
        </table:table-row>
        <table:table-row table:style-name="ro1">
          <table:table-cell table:style-name="ce1" office:value-type="float" office:value="39" calcext:value-type="float">
            <text:p>3.90000E+01</text:p>
          </table:table-cell>
          <table:table-cell table:style-name="ce1" office:value-type="float" office:value="2.30489" calcext:value-type="float">
            <text:p>2.30489E+00</text:p>
          </table:table-cell>
          <table:table-cell office:value-type="float" office:value="490.0885" calcext:value-type="float">
            <text:p>4.90089E+02</text:p>
          </table:table-cell>
          <table:table-cell table:formula="of:=[.B28]/[.C28]" office:value-type="float" office:value="0.00470300772207469" calcext:value-type="float">
            <text:p>4.70301E-03</text:p>
          </table:table-cell>
          <table:table-cell table:formula="of:=[.D28]/[.$D$60]" office:value-type="float" office:value="0.0256548883688376" calcext:value-type="float">
            <text:p>2.56549E-02</text:p>
          </table:table-cell>
          <table:table-cell office:value-type="float" office:value="0.02560312" calcext:value-type="float">
            <text:p>2.56031E-02</text:p>
          </table:table-cell>
          <table:table-cell office:value-type="float" office:value="761.5851" calcext:value-type="float">
            <text:p>7.61585E+02</text:p>
          </table:table-cell>
          <table:table-cell office:value-type="float" office:value="56178.41" calcext:value-type="float">
            <text:p>5.61784E+04</text:p>
          </table:table-cell>
          <table:table-cell table:number-columns-repeated="12"/>
        </table:table-row>
        <table:table-row table:style-name="ro1">
          <table:table-cell table:style-name="ce1" office:value-type="float" office:value="41" calcext:value-type="float">
            <text:p>4.10000E+01</text:p>
          </table:table-cell>
          <table:table-cell table:style-name="ce1" office:value-type="float" office:value="2.36009" calcext:value-type="float">
            <text:p>2.36009E+00</text:p>
          </table:table-cell>
          <table:table-cell office:value-type="float" office:value="515.2212" calcext:value-type="float">
            <text:p>5.15221E+02</text:p>
          </table:table-cell>
          <table:table-cell table:formula="of:=[.B29]/[.C29]" office:value-type="float" office:value="0.00458073153822087" calcext:value-type="float">
            <text:p>4.58073E-03</text:p>
          </table:table-cell>
          <table:table-cell table:formula="of:=[.D29]/[.$D$60]" office:value-type="float" office:value="0.024987872273539" calcext:value-type="float">
            <text:p>2.49879E-02</text:p>
          </table:table-cell>
          <table:table-cell office:value-type="float" office:value="0.0248875" calcext:value-type="float">
            <text:p>2.48875E-02</text:p>
          </table:table-cell>
          <table:table-cell office:value-type="float" office:value="750.3448" calcext:value-type="float">
            <text:p>7.50345E+02</text:p>
          </table:table-cell>
          <table:table-cell office:value-type="float" office:value="54644.24" calcext:value-type="float">
            <text:p>5.46442E+04</text:p>
          </table:table-cell>
          <table:table-cell table:number-columns-repeated="12"/>
        </table:table-row>
        <table:table-row table:style-name="ro1">
          <table:table-cell table:style-name="ce1" office:value-type="float" office:value="43" calcext:value-type="float">
            <text:p>4.30000E+01</text:p>
          </table:table-cell>
          <table:table-cell table:style-name="ce1" office:value-type="float" office:value="2.41161" calcext:value-type="float">
            <text:p>2.41161E+00</text:p>
          </table:table-cell>
          <table:table-cell office:value-type="float" office:value="540.3539" calcext:value-type="float">
            <text:p>5.40354E+02</text:p>
          </table:table-cell>
          <table:table-cell table:formula="of:=[.B30]/[.C30]" office:value-type="float" office:value="0.00446301951369279" calcext:value-type="float">
            <text:p>4.46302E-03</text:p>
          </table:table-cell>
          <table:table-cell table:formula="of:=[.D30]/[.$D$60]" office:value-type="float" office:value="0.024345753649161" calcext:value-type="float">
            <text:p>2.43458E-02</text:p>
          </table:table-cell>
          <table:table-cell office:value-type="float" office:value="0.02415206" calcext:value-type="float">
            <text:p>2.41521E-02</text:p>
          </table:table-cell>
          <table:table-cell office:value-type="float" office:value="738.6962" calcext:value-type="float">
            <text:p>7.38696E+02</text:p>
          </table:table-cell>
          <table:table-cell office:value-type="float" office:value="53078.35" calcext:value-type="float">
            <text:p>5.30784E+04</text:p>
          </table:table-cell>
          <table:table-cell table:number-columns-repeated="12"/>
        </table:table-row>
        <table:table-row table:style-name="ro1">
          <table:table-cell table:style-name="ce1" office:value-type="float" office:value="45" calcext:value-type="float">
            <text:p>4.50000E+01</text:p>
          </table:table-cell>
          <table:table-cell table:style-name="ce1" office:value-type="float" office:value="2.4575" calcext:value-type="float">
            <text:p>2.45750E+00</text:p>
          </table:table-cell>
          <table:table-cell office:value-type="float" office:value="565.4867" calcext:value-type="float">
            <text:p>5.65487E+02</text:p>
          </table:table-cell>
          <table:table-cell table:formula="of:=[.B31]/[.C31]" office:value-type="float" office:value="0.00434581396874586" calcext:value-type="float">
            <text:p>4.34581E-03</text:p>
          </table:table-cell>
          <table:table-cell table:formula="of:=[.D31]/[.$D$60]" office:value-type="float" office:value="0.0237063978688784" calcext:value-type="float">
            <text:p>2.37064E-02</text:p>
          </table:table-cell>
          <table:table-cell office:value-type="float" office:value="0.02339846" calcext:value-type="float">
            <text:p>2.33985E-02</text:p>
          </table:table-cell>
          <table:table-cell office:value-type="float" office:value="726.6587" calcext:value-type="float">
            <text:p>7.26659E+02</text:p>
          </table:table-cell>
          <table:table-cell office:value-type="float" office:value="51484.21" calcext:value-type="float">
            <text:p>5.14842E+04</text:p>
          </table:table-cell>
          <table:table-cell table:number-columns-repeated="12"/>
        </table:table-row>
        <table:table-row table:style-name="ro1">
          <table:table-cell table:style-name="ce1" office:value-type="float" office:value="47" calcext:value-type="float">
            <text:p>4.70000E+01</text:p>
          </table:table-cell>
          <table:table-cell table:style-name="ce1" office:value-type="float" office:value="2.48895" calcext:value-type="float">
            <text:p>2.48895E+00</text:p>
          </table:table-cell>
          <table:table-cell office:value-type="float" office:value="590.6194" calcext:value-type="float">
            <text:p>5.90619E+02</text:p>
          </table:table-cell>
          <table:table-cell table:formula="of:=[.B32]/[.C32]" office:value-type="float" office:value="0.00421413519434004" calcext:value-type="float">
            <text:p>4.21414E-03</text:p>
          </table:table-cell>
          <table:table-cell table:formula="of:=[.D32]/[.$D$60]" office:value-type="float" office:value="0.0229880906796152" calcext:value-type="float">
            <text:p>2.29881E-02</text:p>
          </table:table-cell>
          <table:table-cell office:value-type="float" office:value="0.02262832" calcext:value-type="float">
            <text:p>2.26283E-02</text:p>
          </table:table-cell>
          <table:table-cell office:value-type="float" office:value="714.2516" calcext:value-type="float">
            <text:p>7.14252E+02</text:p>
          </table:table-cell>
          <table:table-cell office:value-type="float" office:value="49864.92" calcext:value-type="float">
            <text:p>4.98649E+04</text:p>
          </table:table-cell>
          <table:table-cell table:number-columns-repeated="12"/>
        </table:table-row>
        <table:table-row table:style-name="ro1">
          <table:table-cell table:style-name="ce1" office:value-type="float" office:value="49" calcext:value-type="float">
            <text:p>4.90000E+01</text:p>
          </table:table-cell>
          <table:table-cell table:style-name="ce1" office:value-type="float" office:value="2.51447" calcext:value-type="float">
            <text:p>2.51447E+00</text:p>
          </table:table-cell>
          <table:table-cell office:value-type="float" office:value="615.7522" calcext:value-type="float">
            <text:p>6.15752E+02</text:p>
          </table:table-cell>
          <table:table-cell table:formula="of:=[.B33]/[.C33]" office:value-type="float" office:value="0.00408357452884456" calcext:value-type="float">
            <text:p>4.08357E-03</text:p>
          </table:table-cell>
          <table:table-cell table:formula="of:=[.D33]/[.$D$60]" office:value-type="float" office:value="0.022275882769999" calcext:value-type="float">
            <text:p>2.22759E-02</text:p>
          </table:table-cell>
          <table:table-cell office:value-type="float" office:value="0.0218432" calcext:value-type="float">
            <text:p>2.18432E-02</text:p>
          </table:table-cell>
          <table:table-cell office:value-type="float" office:value="701.4948" calcext:value-type="float">
            <text:p>7.01495E+02</text:p>
          </table:table-cell>
          <table:table-cell office:value-type="float" office:value="48223.25" calcext:value-type="float">
            <text:p>4.82233E+04</text:p>
          </table:table-cell>
          <table:table-cell table:number-columns-repeated="12"/>
        </table:table-row>
        <table:table-row table:style-name="ro1">
          <table:table-cell table:style-name="ce1" office:value-type="float" office:value="51" calcext:value-type="float">
            <text:p>5.10000E+01</text:p>
          </table:table-cell>
          <table:table-cell table:style-name="ce1" office:value-type="float" office:value="2.53188" calcext:value-type="float">
            <text:p>2.53188E+00</text:p>
          </table:table-cell>
          <table:table-cell office:value-type="float" office:value="640.8849" calcext:value-type="float">
            <text:p>6.40885E+02</text:p>
          </table:table-cell>
          <table:table-cell table:formula="of:=[.B34]/[.C34]" office:value-type="float" office:value="0.00395060017797267" calcext:value-type="float">
            <text:p>3.95060E-03</text:p>
          </table:table-cell>
          <table:table-cell table:formula="of:=[.D34]/[.$D$60]" office:value-type="float" office:value="0.02155050821628" calcext:value-type="float">
            <text:p>2.15505E-02</text:p>
          </table:table-cell>
          <table:table-cell office:value-type="float" office:value="0.02104462" calcext:value-type="float">
            <text:p>2.10446E-02</text:p>
          </table:table-cell>
          <table:table-cell office:value-type="float" office:value="688.4083" calcext:value-type="float">
            <text:p>6.88408E+02</text:p>
          </table:table-cell>
          <table:table-cell office:value-type="float" office:value="46561.63" calcext:value-type="float">
            <text:p>4.65616E+04</text:p>
          </table:table-cell>
          <table:table-cell table:number-columns-repeated="12"/>
        </table:table-row>
        <table:table-row table:style-name="ro1">
          <table:table-cell table:style-name="ce1" office:value-type="float" office:value="53" calcext:value-type="float">
            <text:p>5.30000E+01</text:p>
          </table:table-cell>
          <table:table-cell table:style-name="ce1" office:value-type="float" office:value="2.53877" calcext:value-type="float">
            <text:p>2.53877E+00</text:p>
          </table:table-cell>
          <table:table-cell office:value-type="float" office:value="666.0176" calcext:value-type="float">
            <text:p>6.66018E+02</text:p>
          </table:table-cell>
          <table:table-cell table:formula="of:=[.B35]/[.C35]" office:value-type="float" office:value="0.00381186623296441" calcext:value-type="float">
            <text:p>3.81187E-03</text:p>
          </table:table-cell>
          <table:table-cell table:formula="of:=[.D35]/[.$D$60]" office:value-type="float" office:value="0.0207937150995157" calcext:value-type="float">
            <text:p>2.07937E-02</text:p>
          </table:table-cell>
          <table:table-cell office:value-type="float" office:value="0.02023404" calcext:value-type="float">
            <text:p>2.02340E-02</text:p>
          </table:table-cell>
          <table:table-cell office:value-type="float" office:value="675.0125" calcext:value-type="float">
            <text:p>6.75013E+02</text:p>
          </table:table-cell>
          <table:table-cell office:value-type="float" office:value="44882.09" calcext:value-type="float">
            <text:p>4.48821E+04</text:p>
          </table:table-cell>
          <table:table-cell table:number-columns-repeated="12"/>
        </table:table-row>
        <table:table-row table:style-name="ro1">
          <table:table-cell table:style-name="ce1" office:value-type="float" office:value="55" calcext:value-type="float">
            <text:p>5.50000E+01</text:p>
          </table:table-cell>
          <table:table-cell table:style-name="ce1" office:value-type="float" office:value="2.52924" calcext:value-type="float">
            <text:p>2.52924E+00</text:p>
          </table:table-cell>
          <table:table-cell office:value-type="float" office:value="691.1504" calcext:value-type="float">
            <text:p>6.91150E+02</text:p>
          </table:table-cell>
          <table:table-cell table:formula="of:=[.B36]/[.C36]" office:value-type="float" office:value="0.00365946398931405" calcext:value-type="float">
            <text:p>3.65946E-03</text:p>
          </table:table-cell>
          <table:table-cell table:formula="of:=[.D36]/[.$D$60]" office:value-type="float" office:value="0.0199623614681665" calcext:value-type="float">
            <text:p>1.99624E-02</text:p>
          </table:table-cell>
          <table:table-cell office:value-type="float" office:value="0.01941288" calcext:value-type="float">
            <text:p>1.94129E-02</text:p>
          </table:table-cell>
          <table:table-cell office:value-type="float" office:value="661.3278" calcext:value-type="float">
            <text:p>6.61328E+02</text:p>
          </table:table-cell>
          <table:table-cell office:value-type="float" office:value="43186.35" calcext:value-type="float">
            <text:p>4.31864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7" calcext:value-type="float">
            <text:p>5.70000E+01</text:p>
          </table:table-cell>
          <table:table-cell table:style-name="ce1" office:value-type="float" office:value="2.51525" calcext:value-type="float">
            <text:p>2.51525E+00</text:p>
          </table:table-cell>
          <table:table-cell office:value-type="float" office:value="716.2831" calcext:value-type="float">
            <text:p>7.16283E+02</text:p>
          </table:table-cell>
          <table:table-cell table:formula="of:=[.B37]/[.C37]" office:value-type="float" office:value="0.00351153056661535" calcext:value-type="float">
            <text:p>3.51153E-03</text:p>
          </table:table-cell>
          <table:table-cell table:formula="of:=[.D37]/[.$D$60]" office:value-type="float" office:value="0.0191553852372874" calcext:value-type="float">
            <text:p>1.91554E-02</text:p>
          </table:table-cell>
          <table:table-cell office:value-type="float" office:value="0.01858249" calcext:value-type="float">
            <text:p>1.85825E-02</text:p>
          </table:table-cell>
          <table:table-cell office:value-type="float" office:value="647.3749" calcext:value-type="float">
            <text:p>6.47375E+02</text:p>
          </table:table-cell>
          <table:table-cell office:value-type="float" office:value="41475.79" calcext:value-type="float">
            <text:p>4.1475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59" calcext:value-type="float">
            <text:p>5.90000E+01</text:p>
          </table:table-cell>
          <table:table-cell table:style-name="ce1" office:value-type="float" office:value="2.49428" calcext:value-type="float">
            <text:p>2.49428E+00</text:p>
          </table:table-cell>
          <table:table-cell office:value-type="float" office:value="741.4159" calcext:value-type="float">
            <text:p>7.41416E+02</text:p>
          </table:table-cell>
          <table:table-cell table:formula="of:=[.B38]/[.C38]" office:value-type="float" office:value="0.00336421163883861" calcext:value-type="float">
            <text:p>3.36421E-03</text:p>
          </table:table-cell>
          <table:table-cell table:formula="of:=[.D38]/[.$D$60]" office:value-type="float" office:value="0.018351761073757" calcext:value-type="float">
            <text:p>1.83518E-02</text:p>
          </table:table-cell>
          <table:table-cell office:value-type="float" office:value="0.01774416" calcext:value-type="float">
            <text:p>1.77442E-02</text:p>
          </table:table-cell>
          <table:table-cell office:value-type="float" office:value="633.1747" calcext:value-type="float">
            <text:p>6.33175E+02</text:p>
          </table:table-cell>
          <table:table-cell office:value-type="float" office:value="39751.46" calcext:value-type="float">
            <text:p>3.97515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1" calcext:value-type="float">
            <text:p>6.10000E+01</text:p>
          </table:table-cell>
          <table:table-cell table:style-name="ce1" office:value-type="float" office:value="2.46671" calcext:value-type="float">
            <text:p>2.46671E+00</text:p>
          </table:table-cell>
          <table:table-cell office:value-type="float" office:value="766.5486" calcext:value-type="float">
            <text:p>7.66549E+02</text:p>
          </table:table-cell>
          <table:table-cell table:formula="of:=[.B39]/[.C39]" office:value-type="float" office:value="0.00321794338936892" calcext:value-type="float">
            <text:p>3.21794E-03</text:p>
          </table:table-cell>
          <table:table-cell table:formula="of:=[.D39]/[.$D$60]" office:value-type="float" office:value="0.0175538683562016" calcext:value-type="float">
            <text:p>1.75539E-02</text:p>
          </table:table-cell>
          <table:table-cell office:value-type="float" office:value="0.01689913" calcext:value-type="float">
            <text:p>1.68991E-02</text:p>
          </table:table-cell>
          <table:table-cell office:value-type="float" office:value="618.748" calcext:value-type="float">
            <text:p>6.18748E+02</text:p>
          </table:table-cell>
          <table:table-cell office:value-type="float" office:value="38014.13" calcext:value-type="float">
            <text:p>3.80141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3" calcext:value-type="float">
            <text:p>6.30000E+01</text:p>
          </table:table-cell>
          <table:table-cell table:style-name="ce1" office:value-type="float" office:value="2.42991" calcext:value-type="float">
            <text:p>2.42991E+00</text:p>
          </table:table-cell>
          <table:table-cell office:value-type="float" office:value="791.6813" calcext:value-type="float">
            <text:p>7.91681E+02</text:p>
          </table:table-cell>
          <table:table-cell table:formula="of:=[.B40]/[.C40]" office:value-type="float" office:value="0.00306930326635226" calcext:value-type="float">
            <text:p>3.06930E-03</text:p>
          </table:table-cell>
          <table:table-cell table:formula="of:=[.D40]/[.$D$60]" office:value-type="float" office:value="0.0167430370779062" calcext:value-type="float">
            <text:p>1.67430E-02</text:p>
          </table:table-cell>
          <table:table-cell office:value-type="float" office:value="0.01604861" calcext:value-type="float">
            <text:p>1.60486E-02</text:p>
          </table:table-cell>
          <table:table-cell office:value-type="float" office:value="604.1161" calcext:value-type="float">
            <text:p>6.04116E+02</text:p>
          </table:table-cell>
          <table:table-cell office:value-type="float" office:value="36264.3" calcext:value-type="float">
            <text:p>3.62643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5" calcext:value-type="float">
            <text:p>6.50000E+01</text:p>
          </table:table-cell>
          <table:table-cell table:style-name="ce1" office:value-type="float" office:value="2.38357" calcext:value-type="float">
            <text:p>2.38357E+00</text:p>
          </table:table-cell>
          <table:table-cell office:value-type="float" office:value="816.8141" calcext:value-type="float">
            <text:p>8.16814E+02</text:p>
          </table:table-cell>
          <table:table-cell table:formula="of:=[.B41]/[.C41]" office:value-type="float" office:value="0.00291813033100188" calcext:value-type="float">
            <text:p>2.91813E-03</text:p>
          </table:table-cell>
          <table:table-cell table:formula="of:=[.D41]/[.$D$60]" office:value-type="float" office:value="0.015918389318431" calcext:value-type="float">
            <text:p>1.59184E-02</text:p>
          </table:table-cell>
          <table:table-cell office:value-type="float" office:value="0.01519375" calcext:value-type="float">
            <text:p>1.51938E-02</text:p>
          </table:table-cell>
          <table:table-cell office:value-type="float" office:value="589.3003" calcext:value-type="float">
            <text:p>5.89300E+02</text:p>
          </table:table-cell>
          <table:table-cell office:value-type="float" office:value="34502.23" calcext:value-type="float">
            <text:p>3.45022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7" calcext:value-type="float">
            <text:p>6.70000E+01</text:p>
          </table:table-cell>
          <table:table-cell table:style-name="ce1" office:value-type="float" office:value="2.33234" calcext:value-type="float">
            <text:p>2.33234E+00</text:p>
          </table:table-cell>
          <table:table-cell office:value-type="float" office:value="841.9468" calcext:value-type="float">
            <text:p>8.41947E+02</text:p>
          </table:table-cell>
          <table:table-cell table:formula="of:=[.B42]/[.C42]" office:value-type="float" office:value="0.00277017502768583" calcext:value-type="float">
            <text:p>2.77018E-03</text:p>
          </table:table-cell>
          <table:table-cell table:formula="of:=[.D42]/[.$D$60]" office:value-type="float" office:value="0.0151112937288716" calcext:value-type="float">
            <text:p>1.51113E-02</text:p>
          </table:table-cell>
          <table:table-cell office:value-type="float" office:value="0.01433565" calcext:value-type="float">
            <text:p>1.43357E-02</text:p>
          </table:table-cell>
          <table:table-cell office:value-type="float" office:value="574.3221" calcext:value-type="float">
            <text:p>5.74322E+02</text:p>
          </table:table-cell>
          <table:table-cell office:value-type="float" office:value="32728.01" calcext:value-type="float">
            <text:p>3.27280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69" calcext:value-type="float">
            <text:p>6.90000E+01</text:p>
          </table:table-cell>
          <table:table-cell table:style-name="ce1" office:value-type="float" office:value="2.269" calcext:value-type="float">
            <text:p>2.26900E+00</text:p>
          </table:table-cell>
          <table:table-cell office:value-type="float" office:value="867.0796" calcext:value-type="float">
            <text:p>8.67080E+02</text:p>
          </table:table-cell>
          <table:table-cell table:formula="of:=[.B43]/[.C43]" office:value-type="float" office:value="0.00261683010417959" calcext:value-type="float">
            <text:p>2.61683E-03</text:p>
          </table:table-cell>
          <table:table-cell table:formula="of:=[.D43]/[.$D$60]" office:value-type="float" office:value="0.0142747977826678" calcext:value-type="float">
            <text:p>1.42748E-02</text:p>
          </table:table-cell>
          <table:table-cell office:value-type="float" office:value="0.01347541" calcext:value-type="float">
            <text:p>1.34754E-02</text:p>
          </table:table-cell>
          <table:table-cell office:value-type="float" office:value="559.2031" calcext:value-type="float">
            <text:p>5.59203E+02</text:p>
          </table:table-cell>
          <table:table-cell office:value-type="float" office:value="30941.55" calcext:value-type="float">
            <text:p>3.0941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1" calcext:value-type="float">
            <text:p>7.10000E+01</text:p>
          </table:table-cell>
          <table:table-cell table:style-name="ce1" office:value-type="float" office:value="2.20103" calcext:value-type="float">
            <text:p>2.20103E+00</text:p>
          </table:table-cell>
          <table:table-cell office:value-type="float" office:value="892.2123" calcext:value-type="float">
            <text:p>8.92212E+02</text:p>
          </table:table-cell>
          <table:table-cell table:formula="of:=[.B44]/[.C44]" office:value-type="float" office:value="0.00246693527986557" calcext:value-type="float">
            <text:p>2.46694E-03</text:p>
          </table:table-cell>
          <table:table-cell table:formula="of:=[.D44]/[.$D$60]" office:value-type="float" office:value="0.0134571221137989" calcext:value-type="float">
            <text:p>1.34571E-02</text:p>
          </table:table-cell>
          <table:table-cell office:value-type="float" office:value="0.01261408" calcext:value-type="float">
            <text:p>1.26141E-02</text:p>
          </table:table-cell>
          <table:table-cell office:value-type="float" office:value="543.9653" calcext:value-type="float">
            <text:p>5.43965E+02</text:p>
          </table:table-cell>
          <table:table-cell office:value-type="float" office:value="29142.66" calcext:value-type="float">
            <text:p>2.91427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3" calcext:value-type="float">
            <text:p>7.30000E+01</text:p>
          </table:table-cell>
          <table:table-cell table:style-name="ce1" office:value-type="float" office:value="2.11454" calcext:value-type="float">
            <text:p>2.11454E+00</text:p>
          </table:table-cell>
          <table:table-cell office:value-type="float" office:value="917.3451" calcext:value-type="float">
            <text:p>9.17345E+02</text:p>
          </table:table-cell>
          <table:table-cell table:formula="of:=[.B45]/[.C45]" office:value-type="float" office:value="0.00230506490959618" calcext:value-type="float">
            <text:p>2.30506E-03</text:p>
          </table:table-cell>
          <table:table-cell table:formula="of:=[.D45]/[.$D$60]" office:value-type="float" office:value="0.0125741198895007" calcext:value-type="float">
            <text:p>1.25741E-02</text:p>
          </table:table-cell>
          <table:table-cell office:value-type="float" office:value="0.01175268" calcext:value-type="float">
            <text:p>1.17527E-02</text:p>
          </table:table-cell>
          <table:table-cell office:value-type="float" office:value="528.6306" calcext:value-type="float">
            <text:p>5.28631E+02</text:p>
          </table:table-cell>
          <table:table-cell office:value-type="float" office:value="27331.08" calcext:value-type="float">
            <text:p>2.73311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5" calcext:value-type="float">
            <text:p>7.50000E+01</text:p>
          </table:table-cell>
          <table:table-cell table:style-name="ce1" office:value-type="float" office:value="2.02236" calcext:value-type="float">
            <text:p>2.02236E+00</text:p>
          </table:table-cell>
          <table:table-cell office:value-type="float" office:value="942.4778" calcext:value-type="float">
            <text:p>9.42478E+02</text:p>
          </table:table-cell>
          <table:table-cell table:formula="of:=[.B46]/[.C46]" office:value-type="float" office:value="0.00214579059581032" calcext:value-type="float">
            <text:p>2.14579E-03</text:p>
          </table:table-cell>
          <table:table-cell table:formula="of:=[.D46]/[.$D$60]" office:value-type="float" office:value="0.0117052791429674" calcext:value-type="float">
            <text:p>1.17053E-02</text:p>
          </table:table-cell>
          <table:table-cell office:value-type="float" office:value="0.01089226" calcext:value-type="float">
            <text:p>1.08923E-02</text:p>
          </table:table-cell>
          <table:table-cell office:value-type="float" office:value="513.2214" calcext:value-type="float">
            <text:p>5.13221E+02</text:p>
          </table:table-cell>
          <table:table-cell office:value-type="float" office:value="25506.53" calcext:value-type="float">
            <text:p>2.55065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7" calcext:value-type="float">
            <text:p>7.70000E+01</text:p>
          </table:table-cell>
          <table:table-cell table:style-name="ce1" office:value-type="float" office:value="1.91714" calcext:value-type="float">
            <text:p>1.91714E+00</text:p>
          </table:table-cell>
          <table:table-cell office:value-type="float" office:value="967.6105" calcext:value-type="float">
            <text:p>9.67611E+02</text:p>
          </table:table-cell>
          <table:table-cell table:formula="of:=[.B47]/[.C47]" office:value-type="float" office:value="0.00198131376209746" calcext:value-type="float">
            <text:p>1.98131E-03</text:p>
          </table:table-cell>
          <table:table-cell table:formula="of:=[.D47]/[.$D$60]" office:value-type="float" office:value="0.0108080586709793" calcext:value-type="float">
            <text:p>1.08081E-02</text:p>
          </table:table-cell>
          <table:table-cell office:value-type="float" office:value="0.01003384" calcext:value-type="float">
            <text:p>1.00338E-02</text:p>
          </table:table-cell>
          <table:table-cell office:value-type="float" office:value="497.7599" calcext:value-type="float">
            <text:p>4.97760E+02</text:p>
          </table:table-cell>
          <table:table-cell office:value-type="float" office:value="23668.76" calcext:value-type="float">
            <text:p>2.36688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79" calcext:value-type="float">
            <text:p>7.90000E+01</text:p>
          </table:table-cell>
          <table:table-cell table:style-name="ce1" office:value-type="float" office:value="1.80693" calcext:value-type="float">
            <text:p>1.80693E+00</text:p>
          </table:table-cell>
          <table:table-cell office:value-type="float" office:value="992.7433" calcext:value-type="float">
            <text:p>9.92743E+02</text:p>
          </table:table-cell>
          <table:table-cell table:formula="of:=[.B48]/[.C48]" office:value-type="float" office:value="0.0018201381968531" calcext:value-type="float">
            <text:p>1.82014E-03</text:p>
          </table:table-cell>
          <table:table-cell table:formula="of:=[.D48]/[.$D$60]" office:value-type="float" office:value="0.00992884660532186" calcext:value-type="float">
            <text:p>9.92885E-03</text:p>
          </table:table-cell>
          <table:table-cell office:value-type="float" office:value="0.009178441" calcext:value-type="float">
            <text:p>9.17844E-03</text:p>
          </table:table-cell>
          <table:table-cell office:value-type="float" office:value="482.269" calcext:value-type="float">
            <text:p>4.82269E+02</text:p>
          </table:table-cell>
          <table:table-cell office:value-type="float" office:value="21817.62" calcext:value-type="float">
            <text:p>2.1817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1" calcext:value-type="float">
            <text:p>8.10000E+01</text:p>
          </table:table-cell>
          <table:table-cell table:style-name="ce1" office:value-type="float" office:value="1.69063" calcext:value-type="float">
            <text:p>1.69063E+00</text:p>
          </table:table-cell>
          <table:table-cell office:value-type="float" office:value="1017.876" calcext:value-type="float">
            <text:p>1.01788E+03</text:p>
          </table:table-cell>
          <table:table-cell table:formula="of:=[.B49]/[.C49]" office:value-type="float" office:value="0.00166093905347999" calcext:value-type="float">
            <text:p>1.66094E-03</text:p>
          </table:table-cell>
          <table:table-cell table:formula="of:=[.D49]/[.$D$60]" office:value-type="float" office:value="0.00906041591309029" calcext:value-type="float">
            <text:p>9.06042E-03</text:p>
          </table:table-cell>
          <table:table-cell office:value-type="float" office:value="0.008327107" calcext:value-type="float">
            <text:p>8.32711E-03</text:p>
          </table:table-cell>
          <table:table-cell office:value-type="float" office:value="466.7715" calcext:value-type="float">
            <text:p>4.66772E+02</text:p>
          </table:table-cell>
          <table:table-cell office:value-type="float" office:value="19953.05" calcext:value-type="float">
            <text:p>1.99531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3" calcext:value-type="float">
            <text:p>8.30000E+01</text:p>
          </table:table-cell>
          <table:table-cell table:style-name="ce1" office:value-type="float" office:value="1.56445" calcext:value-type="float">
            <text:p>1.56445E+00</text:p>
          </table:table-cell>
          <table:table-cell office:value-type="float" office:value="1043.009" calcext:value-type="float">
            <text:p>1.04301E+03</text:p>
          </table:table-cell>
          <table:table-cell table:formula="of:=[.B50]/[.C50]" office:value-type="float" office:value="0.00149993911845439" calcext:value-type="float">
            <text:p>1.49994E-03</text:p>
          </table:table-cell>
          <table:table-cell table:formula="of:=[.D50]/[.$D$60]" office:value-type="float" office:value="0.00818216190957577" calcext:value-type="float">
            <text:p>8.18216E-03</text:p>
          </table:table-cell>
          <table:table-cell office:value-type="float" office:value="0.007480899" calcext:value-type="float">
            <text:p>7.48090E-03</text:p>
          </table:table-cell>
          <table:table-cell office:value-type="float" office:value="451.2905" calcext:value-type="float">
            <text:p>4.51291E+02</text:p>
          </table:table-cell>
          <table:table-cell office:value-type="float" office:value="18075.22" calcext:value-type="float">
            <text:p>1.80752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5" calcext:value-type="float">
            <text:p>8.50000E+01</text:p>
          </table:table-cell>
          <table:table-cell table:style-name="ce1" office:value-type="float" office:value="1.43024" calcext:value-type="float">
            <text:p>1.43024E+00</text:p>
          </table:table-cell>
          <table:table-cell office:value-type="float" office:value="1068.142" calcext:value-type="float">
            <text:p>1.06814E+03</text:p>
          </table:table-cell>
          <table:table-cell table:formula="of:=[.B51]/[.C51]" office:value-type="float" office:value="0.00133899799839347" calcext:value-type="float">
            <text:p>1.33900E-03</text:p>
          </table:table-cell>
          <table:table-cell table:formula="of:=[.D51]/[.$D$60]" office:value-type="float" office:value="0.00730422874145899" calcext:value-type="float">
            <text:p>7.30423E-03</text:p>
          </table:table-cell>
          <table:table-cell office:value-type="float" office:value="0.006640903" calcext:value-type="float">
            <text:p>6.64090E-03</text:p>
          </table:table-cell>
          <table:table-cell office:value-type="float" office:value="435.8493" calcext:value-type="float">
            <text:p>4.35849E+02</text:p>
          </table:table-cell>
          <table:table-cell office:value-type="float" office:value="16184.51" calcext:value-type="float">
            <text:p>1.61845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7" calcext:value-type="float">
            <text:p>8.70000E+01</text:p>
          </table:table-cell>
          <table:table-cell table:style-name="ce1" office:value-type="float" office:value="1.2892" calcext:value-type="float">
            <text:p>1.28920E+00</text:p>
          </table:table-cell>
          <table:table-cell office:value-type="float" office:value="1093.274" calcext:value-type="float">
            <text:p>1.09327E+03</text:p>
          </table:table-cell>
          <table:table-cell table:formula="of:=[.B52]/[.C52]" office:value-type="float" office:value="0.00117921033519502" calcext:value-type="float">
            <text:p>1.17921E-03</text:p>
          </table:table-cell>
          <table:table-cell table:formula="of:=[.D52]/[.$D$60]" office:value-type="float" office:value="0.00643258767592714" calcext:value-type="float">
            <text:p>6.43259E-03</text:p>
          </table:table-cell>
          <table:table-cell office:value-type="float" office:value="0.005808237" calcext:value-type="float">
            <text:p>5.80824E-03</text:p>
          </table:table-cell>
          <table:table-cell office:value-type="float" office:value="420.4717" calcext:value-type="float">
            <text:p>4.20472E+02</text:p>
          </table:table-cell>
          <table:table-cell office:value-type="float" office:value="14281.58" calcext:value-type="float">
            <text:p>1.42816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89" calcext:value-type="float">
            <text:p>8.90000E+01</text:p>
          </table:table-cell>
          <table:table-cell table:style-name="ce1" office:value-type="float" office:value="1.14176" calcext:value-type="float">
            <text:p>1.14176E+00</text:p>
          </table:table-cell>
          <table:table-cell office:value-type="float" office:value="1118.407" calcext:value-type="float">
            <text:p>1.11841E+03</text:p>
          </table:table-cell>
          <table:table-cell table:formula="of:=[.B53]/[.C53]" office:value-type="float" office:value="0.00102088059177026" calcext:value-type="float">
            <text:p>1.02088E-03</text:p>
          </table:table-cell>
          <table:table-cell table:formula="of:=[.D53]/[.$D$60]" office:value-type="float" office:value="0.00556889955694675" calcext:value-type="float">
            <text:p>5.56890E-03</text:p>
          </table:table-cell>
          <table:table-cell office:value-type="float" office:value="0.004984054" calcext:value-type="float">
            <text:p>4.98405E-03</text:p>
          </table:table-cell>
          <table:table-cell office:value-type="float" office:value="405.1812" calcext:value-type="float">
            <text:p>4.05181E+02</text:p>
          </table:table-cell>
          <table:table-cell office:value-type="float" office:value="12367.44" calcext:value-type="float">
            <text:p>1.23674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1" calcext:value-type="float">
            <text:p>9.10000E+01</text:p>
          </table:table-cell>
          <table:table-cell table:style-name="ce1" office:value-type="float" office:value="0.985471" calcext:value-type="float">
            <text:p>9.85471E-01</text:p>
          </table:table-cell>
          <table:table-cell office:value-type="float" office:value="1143.54" calcext:value-type="float">
            <text:p>1.14354E+03</text:p>
          </table:table-cell>
          <table:table-cell table:formula="of:=[.B54]/[.C54]" office:value-type="float" office:value="0.00086177221610088" calcext:value-type="float">
            <text:p>8.61772E-04</text:p>
          </table:table-cell>
          <table:table-cell table:formula="of:=[.D54]/[.$D$60]" office:value-type="float" office:value="0.00470096400217707" calcext:value-type="float">
            <text:p>4.70096E-03</text:p>
          </table:table-cell>
          <table:table-cell office:value-type="float" office:value="0.004169549" calcext:value-type="float">
            <text:p>4.16955E-03</text:p>
          </table:table-cell>
          <table:table-cell office:value-type="float" office:value="390.002" calcext:value-type="float">
            <text:p>3.90002E+02</text:p>
          </table:table-cell>
          <table:table-cell office:value-type="float" office:value="10443.45" calcext:value-type="float">
            <text:p>1.04435E+04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3" calcext:value-type="float">
            <text:p>9.30000E+01</text:p>
          </table:table-cell>
          <table:table-cell table:style-name="ce1" office:value-type="float" office:value="0.820914" calcext:value-type="float">
            <text:p>8.20914E-01</text:p>
          </table:table-cell>
          <table:table-cell office:value-type="float" office:value="1168.672" calcext:value-type="float">
            <text:p>1.16867E+03</text:p>
          </table:table-cell>
          <table:table-cell table:formula="of:=[.B55]/[.C55]" office:value-type="float" office:value="0.000702433189124066" calcext:value-type="float">
            <text:p>7.02433E-04</text:p>
          </table:table-cell>
          <table:table-cell table:formula="of:=[.D55]/[.$D$60]" office:value-type="float" office:value="0.00383177024544514" calcext:value-type="float">
            <text:p>3.83177E-03</text:p>
          </table:table-cell>
          <table:table-cell office:value-type="float" office:value="0.00336596" calcext:value-type="float">
            <text:p>3.36596E-03</text:p>
          </table:table-cell>
          <table:table-cell office:value-type="float" office:value="374.9581" calcext:value-type="float">
            <text:p>3.74958E+02</text:p>
          </table:table-cell>
          <table:table-cell office:value-type="float" office:value="8511.418" calcext:value-type="float">
            <text:p>8.51142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5" calcext:value-type="float">
            <text:p>9.50000E+01</text:p>
          </table:table-cell>
          <table:table-cell table:style-name="ce1" office:value-type="float" office:value="0.645862" calcext:value-type="float">
            <text:p>6.45862E-01</text:p>
          </table:table-cell>
          <table:table-cell office:value-type="float" office:value="1193.805" calcext:value-type="float">
            <text:p>1.19381E+03</text:p>
          </table:table-cell>
          <table:table-cell table:formula="of:=[.B56]/[.C56]" office:value-type="float" office:value="0.00054101130419122" calcext:value-type="float">
            <text:p>5.41011E-04</text:p>
          </table:table-cell>
          <table:table-cell table:formula="of:=[.D56]/[.$D$60]" office:value-type="float" office:value="0.00295121450686927" calcext:value-type="float">
            <text:p>2.95121E-03</text:p>
          </table:table-cell>
          <table:table-cell office:value-type="float" office:value="0.00257457" calcext:value-type="float">
            <text:p>2.57457E-03</text:p>
          </table:table-cell>
          <table:table-cell office:value-type="float" office:value="360.0738" calcext:value-type="float">
            <text:p>3.60074E+02</text:p>
          </table:table-cell>
          <table:table-cell office:value-type="float" office:value="6573.577" calcext:value-type="float">
            <text:p>6.57358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7" calcext:value-type="float">
            <text:p>9.70000E+01</text:p>
          </table:table-cell>
          <table:table-cell table:style-name="ce1" office:value-type="float" office:value="0.459105" calcext:value-type="float">
            <text:p>4.59105E-01</text:p>
          </table:table-cell>
          <table:table-cell office:value-type="float" office:value="1218.938" calcext:value-type="float">
            <text:p>1.21894E+03</text:p>
          </table:table-cell>
          <table:table-cell table:formula="of:=[.B57]/[.C57]" office:value-type="float" office:value="0.000376643438796723" calcext:value-type="float">
            <text:p>3.76643E-04</text:p>
          </table:table-cell>
          <table:table-cell table:formula="of:=[.D57]/[.$D$60]" office:value-type="float" office:value="0.00205458845662333" calcext:value-type="float">
            <text:p>2.05459E-03</text:p>
          </table:table-cell>
          <table:table-cell office:value-type="float" office:value="0.001796705" calcext:value-type="float">
            <text:p>1.79671E-03</text:p>
          </table:table-cell>
          <table:table-cell office:value-type="float" office:value="345.3736" calcext:value-type="float">
            <text:p>3.45374E+02</text:p>
          </table:table-cell>
          <table:table-cell office:value-type="float" office:value="4632.658" calcext:value-type="float">
            <text:p>4.63266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office:value-type="float" office:value="99" calcext:value-type="float">
            <text:p>9.90000E+01</text:p>
          </table:table-cell>
          <table:table-cell table:style-name="ce1" office:value-type="float" office:value="0.255565" calcext:value-type="float">
            <text:p>2.55565E-01</text:p>
          </table:table-cell>
          <table:table-cell office:value-type="float" office:value="1244.071" calcext:value-type="float">
            <text:p>1.24407E+03</text:p>
          </table:table-cell>
          <table:table-cell table:formula="of:=[.B58]/[.C58]" office:value-type="float" office:value="0.000205426378398017" calcext:value-type="float">
            <text:p>2.05426E-04</text:p>
          </table:table-cell>
          <table:table-cell table:formula="of:=[.D58]/[.$D$60]" office:value-type="float" office:value="0.00112060007494328" calcext:value-type="float">
            <text:p>1.12060E-03</text:p>
          </table:table-cell>
          <table:table-cell office:value-type="float" office:value="0.00103374" calcext:value-type="float">
            <text:p>1.03374E-03</text:p>
          </table:table-cell>
          <table:table-cell office:value-type="float" office:value="330.8771" calcext:value-type="float">
            <text:p>3.30877E+02</text:p>
          </table:table-cell>
          <table:table-cell office:value-type="float" office:value="2691.908" calcext:value-type="float">
            <text:p>2.69191E+03</text:p>
          </table:table-cell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2"/>
          <table:table-cell table:number-columns-repeated="6"/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2"/>
          <table:table-cell/>
          <table:table-cell table:formula="of:=SUM([.D9:.D58])" office:value-type="float" office:value="0.183318190843789" calcext:value-type="float">
            <text:p>1.83318E-01</text:p>
          </table:table-cell>
          <table:table-cell table:formula="of:=SUM([.E9:.E58])" office:value-type="float" office:value="1" calcext:value-type="float">
            <text:p>1.00000E+00</text:p>
          </table:table-cell>
          <table:table-cell table:number-columns-repeated="3"/>
          <table:table-cell table:style-name="ce3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2"/>
          <table:table-cell table:number-columns-repeated="6"/>
          <table:table-cell table:style-name="ce3"/>
          <table:table-cell table:style-name="ce1"/>
          <table:table-cell table:number-columns-repeated="10"/>
        </table:table-row>
        <table:table-row table:style-name="ro1" table:number-rows-repeated="24">
          <table:table-cell table:number-columns-repeated="10"/>
          <table:table-cell table:style-name="ce3"/>
          <table:table-cell table:style-name="ce1"/>
          <table:table-cell table:number-columns-repeated="8"/>
        </table:table-row>
        <table:table-row table:style-name="ro1" table:number-rows-repeated="104849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8:22:19.348337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29:21.728252688</meta:creation-date>
    <dc:date>2020-11-29T18:28:46.844323498</dc:date>
    <meta:editing-duration>PT8H34M48S</meta:editing-duration>
    <meta:editing-cycles>77</meta:editing-cycles>
    <meta:generator>LibreOffice/6.4.6.2$Linux_X86_64 LibreOffice_project/40$Build-2</meta:generator>
    <meta:document-statistic meta:table-count="3" meta:cell-count="1218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83cm" svg:height="10.163cm" xlink:href=".." xlink:type="simple" chart:class="chart:scatter" chart:style-name="ch1">
        <chart:legend chart:legend-position="end" svg:x="11.817cm" svg:y="0.545cm" style:legend-expansion="custom" chartooo:width="4.342cm" chartooo:height="2.623cm" style:legend-expansion-aspect-ratio="1.65535646206634" chart:style-name="ch2"/>
        <chart:plot-area chart:style-name="ch3" table:cell-range-address="coupled2.A9:coupled2.A58 coupled2.E8:coupled2.F58" chart:data-source-has-labels="row" svg:x="2.03cm" svg:y="0.228cm" svg:width="15.182cm" svg:height="9.645cm">
          <chartooo:coordinate-region svg:x="2.942cm" svg:y="0.427cm" svg:width="13.99cm" svg:height="8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2.E9:coupled2.E58" chart:label-cell-address="coupled2.E8:coupled2.E8" chart:class="chart:scatter">
            <chart:domain table:cell-range-address="coupled2.A9:coupled2.A58"/>
            <chart:data-point chart:repeated="50"/>
          </chart:series>
          <chart:series chart:style-name="ch8" chart:values-cell-range-address="coupled2.F9:coupled2.F58" chart:label-cell-address="coupled2.F8:coupled2.F8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pent T=600K</text:p>
                <draw:g>
                  <svg:desc>coupled2.E8:coupled2.E8</svg:desc>
                </draw:g>
              </table:table-cell>
              <table:table-cell office:value-type="string">
                <text:p>Almost Flux</text:p>
                <draw:g>
                  <svg:desc>coupled2.F8:coupled2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2.A9:coupled2.A58</svg:desc>
                </draw:g>
              </table:table-cell>
              <table:table-cell office:value-type="float" office:value="0.0317039843045855">
                <text:p>0.0317039843045855</text:p>
                <draw:g>
                  <svg:desc>coupled2.E9:coupled2.E58</svg:desc>
                </draw:g>
              </table:table-cell>
              <table:table-cell office:value-type="float" office:value="0.03339932">
                <text:p>0.03339932</text:p>
                <draw:g>
                  <svg:desc>coupled2.F9:coupled2.F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316159932863635">
                <text:p>0.0316159932863635</text:p>
              </table:table-cell>
              <table:table-cell office:value-type="float" office:value="0.0333532">
                <text:p>0.0333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16356143718279">
                <text:p>0.0316356143718279</text:p>
              </table:table-cell>
              <table:table-cell office:value-type="float" office:value="0.03326115">
                <text:p>0.03326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315668165456135">
                <text:p>0.0315668165456135</text:p>
              </table:table-cell>
              <table:table-cell office:value-type="float" office:value="0.03312352">
                <text:p>0.03312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314620426722387">
                <text:p>0.0314620426722387</text:p>
              </table:table-cell>
              <table:table-cell office:value-type="float" office:value="0.03294086">
                <text:p>0.03294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31425300454554">
                <text:p>0.031425300454554</text:p>
              </table:table-cell>
              <table:table-cell office:value-type="float" office:value="0.03271388">
                <text:p>0.03271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311875770087566">
                <text:p>0.0311875770087566</text:p>
              </table:table-cell>
              <table:table-cell office:value-type="float" office:value="0.03244343">
                <text:p>0.03244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309338774342954">
                <text:p>0.0309338774342954</text:p>
              </table:table-cell>
              <table:table-cell office:value-type="float" office:value="0.03213056">
                <text:p>0.03213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306616471762436">
                <text:p>0.0306616471762436</text:p>
              </table:table-cell>
              <table:table-cell office:value-type="float" office:value="0.03177642">
                <text:p>0.03177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303756739920666">
                <text:p>0.0303756739920666</text:p>
              </table:table-cell>
              <table:table-cell office:value-type="float" office:value="0.03138232">
                <text:p>0.03138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30014965525917">
                <text:p>0.030014965525917</text:p>
              </table:table-cell>
              <table:table-cell office:value-type="float" office:value="0.03094967">
                <text:p>0.030949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296252732547631">
                <text:p>0.0296252732547631</text:p>
              </table:table-cell>
              <table:table-cell office:value-type="float" office:value="0.03047999">
                <text:p>0.03047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292845522138069">
                <text:p>0.0292845522138069</text:p>
              </table:table-cell>
              <table:table-cell office:value-type="float" office:value="0.02997489">
                <text:p>0.029974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288652140052257">
                <text:p>0.0288652140052257</text:p>
              </table:table-cell>
              <table:table-cell office:value-type="float" office:value="0.02943606">
                <text:p>0.029436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283419028658818">
                <text:p>0.0283419028658818</text:p>
              </table:table-cell>
              <table:table-cell office:value-type="float" office:value="0.02886524">
                <text:p>0.028865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278461997773389">
                <text:p>0.0278461997773389</text:p>
              </table:table-cell>
              <table:table-cell office:value-type="float" office:value="0.02826422">
                <text:p>0.028264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273678368892102">
                <text:p>0.0273678368892102</text:p>
              </table:table-cell>
              <table:table-cell office:value-type="float" office:value="0.02763482">
                <text:p>0.027634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267881117784082">
                <text:p>0.0267881117784082</text:p>
              </table:table-cell>
              <table:table-cell office:value-type="float" office:value="0.02697886">
                <text:p>0.026978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262425559681628">
                <text:p>0.0262425559681628</text:p>
              </table:table-cell>
              <table:table-cell office:value-type="float" office:value="0.02629818">
                <text:p>0.02629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256548883688376">
                <text:p>0.0256548883688376</text:p>
              </table:table-cell>
              <table:table-cell office:value-type="float" office:value="0.0255946">
                <text:p>0.02559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24987872273539">
                <text:p>0.024987872273539</text:p>
              </table:table-cell>
              <table:table-cell office:value-type="float" office:value="0.02486993">
                <text:p>0.024869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24345753649161">
                <text:p>0.024345753649161</text:p>
              </table:table-cell>
              <table:table-cell office:value-type="float" office:value="0.02412592">
                <text:p>0.024125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237063978688784">
                <text:p>0.0237063978688784</text:p>
              </table:table-cell>
              <table:table-cell office:value-type="float" office:value="0.02336431">
                <text:p>0.023364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29880906796152">
                <text:p>0.0229880906796152</text:p>
              </table:table-cell>
              <table:table-cell office:value-type="float" office:value="0.02258677">
                <text:p>0.022586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2275882769999">
                <text:p>0.022275882769999</text:p>
              </table:table-cell>
              <table:table-cell office:value-type="float" office:value="0.02179491">
                <text:p>0.021794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155050821628">
                <text:p>0.02155050821628</text:p>
              </table:table-cell>
              <table:table-cell office:value-type="float" office:value="0.0209903">
                <text:p>0.02099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07937150995157">
                <text:p>0.0207937150995157</text:p>
              </table:table-cell>
              <table:table-cell office:value-type="float" office:value="0.02017443">
                <text:p>0.02017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99623614681665">
                <text:p>0.0199623614681665</text:p>
              </table:table-cell>
              <table:table-cell office:value-type="float" office:value="0.01934873">
                <text:p>0.019348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91553852372874">
                <text:p>0.0191553852372874</text:p>
              </table:table-cell>
              <table:table-cell office:value-type="float" office:value="0.01851457">
                <text:p>0.018514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8351761073757">
                <text:p>0.018351761073757</text:p>
              </table:table-cell>
              <table:table-cell office:value-type="float" office:value="0.01767326">
                <text:p>0.01767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75538683562016">
                <text:p>0.0175538683562016</text:p>
              </table:table-cell>
              <table:table-cell office:value-type="float" office:value="0.01682603">
                <text:p>0.016826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67430370779062">
                <text:p>0.0167430370779062</text:p>
              </table:table-cell>
              <table:table-cell office:value-type="float" office:value="0.01597407">
                <text:p>0.015974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5918389318431">
                <text:p>0.015918389318431</text:p>
              </table:table-cell>
              <table:table-cell office:value-type="float" office:value="0.01511852">
                <text:p>0.015118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51112937288716">
                <text:p>0.0151112937288716</text:p>
              </table:table-cell>
              <table:table-cell office:value-type="float" office:value="0.01426047">
                <text:p>0.014260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42747977826678">
                <text:p>0.0142747977826678</text:p>
              </table:table-cell>
              <table:table-cell office:value-type="float" office:value="0.01340097">
                <text:p>0.013400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34571221137989">
                <text:p>0.0134571221137989</text:p>
              </table:table-cell>
              <table:table-cell office:value-type="float" office:value="0.01254105">
                <text:p>0.012541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25741198895007">
                <text:p>0.0125741198895007</text:p>
              </table:table-cell>
              <table:table-cell office:value-type="float" office:value="0.0116817">
                <text:p>0.01168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17052791429674">
                <text:p>0.0117052791429674</text:p>
              </table:table-cell>
              <table:table-cell office:value-type="float" office:value="0.01082391">
                <text:p>0.010823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08080586709793">
                <text:p>0.0108080586709793</text:p>
              </table:table-cell>
              <table:table-cell office:value-type="float" office:value="0.009968664">
                <text:p>0.0099686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992884660532186">
                <text:p>0.00992884660532186</text:p>
              </table:table-cell>
              <table:table-cell office:value-type="float" office:value="0.009116942">
                <text:p>0.0091169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06041591309029">
                <text:p>0.00906041591309029</text:p>
              </table:table-cell>
              <table:table-cell office:value-type="float" office:value="0.008269736">
                <text:p>0.0082697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818216190957577">
                <text:p>0.00818216190957577</text:p>
              </table:table-cell>
              <table:table-cell office:value-type="float" office:value="0.007428057">
                <text:p>0.0074280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730422874145899">
                <text:p>0.00730422874145899</text:p>
              </table:table-cell>
              <table:table-cell office:value-type="float" office:value="0.00659294">
                <text:p>0.006592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643258767592714">
                <text:p>0.00643258767592714</text:p>
              </table:table-cell>
              <table:table-cell office:value-type="float" office:value="0.005765453">
                <text:p>0.0057654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556889955694675">
                <text:p>0.00556889955694675</text:p>
              </table:table-cell>
              <table:table-cell office:value-type="float" office:value="0.0049467">
                <text:p>0.00494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470096400217707">
                <text:p>0.00470096400217707</text:p>
              </table:table-cell>
              <table:table-cell office:value-type="float" office:value="0.004137824">
                <text:p>0.0041378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383177024544514">
                <text:p>0.00383177024544514</text:p>
              </table:table-cell>
              <table:table-cell office:value-type="float" office:value="0.003340015">
                <text:p>0.003340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295121450686927">
                <text:p>0.00295121450686927</text:p>
              </table:table-cell>
              <table:table-cell office:value-type="float" office:value="0.002554507">
                <text:p>0.0025545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205458845662333">
                <text:p>0.00205458845662333</text:p>
              </table:table-cell>
              <table:table-cell office:value-type="float" office:value="0.001782581">
                <text:p>0.0017825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112060007494328">
                <text:p>0.00112060007494328</text:p>
              </table:table-cell>
              <table:table-cell office:value-type="float" office:value="0.001025565">
                <text:p>0.001025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scatter" chart:style-name="ch1">
        <chart:legend chart:legend-position="end" svg:x="11.371cm" svg:y="0.483cm" style:legend-expansion="custom" chartooo:width="2.948cm" chartooo:height="1.942cm" style:legend-expansion-aspect-ratio="1.51802265705458" chart:style-name="ch2"/>
        <chart:plot-area chart:style-name="ch3" table:cell-range-address="coupled1.A9:coupled1.A58 coupled1.E8:coupled1.F58" chart:data-source-has-labels="row" svg:x="1.695cm" svg:y="0.18cm" svg:width="13.589cm" svg:height="8.643cm">
          <chartooo:coordinate-region svg:x="2.607cm" svg:y="0.379cm" svg:width="12.397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1.E9:coupled1.E58" chart:label-cell-address="coupled1.E8:coupled1.E8" chart:class="chart:scatter">
            <chart:domain table:cell-range-address="coupled1.A9:coupled1.A58"/>
            <chart:data-point chart:repeated="50"/>
          </chart:series>
          <chart:series chart:style-name="ch8" chart:values-cell-range-address="coupled1.F9:coupled1.F58" chart:label-cell-address="coupled1.F8:coupled1.F8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pent</text:p>
                <draw:g>
                  <svg:desc>coupled1.E8:coupled1.E8</svg:desc>
                </draw:g>
              </table:table-cell>
              <table:table-cell office:value-type="string">
                <text:p>Almost</text:p>
                <draw:g>
                  <svg:desc>coupled1.F8:coupled1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1.A9:coupled1.A58</svg:desc>
                </draw:g>
              </table:table-cell>
              <table:table-cell office:value-type="float" office:value="0.0317039843045855">
                <text:p>0.0317039843045855</text:p>
                <draw:g>
                  <svg:desc>coupled1.E9:coupled1.E58</svg:desc>
                </draw:g>
              </table:table-cell>
              <table:table-cell office:value-type="float" office:value="0.03216386">
                <text:p>0.03216386</text:p>
                <draw:g>
                  <svg:desc>coupled1.F9:coupled1.F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316159932863635">
                <text:p>0.0316159932863635</text:p>
              </table:table-cell>
              <table:table-cell office:value-type="float" office:value="0.03212784">
                <text:p>0.03212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16356143718279">
                <text:p>0.0316356143718279</text:p>
              </table:table-cell>
              <table:table-cell office:value-type="float" office:value="0.03205587">
                <text:p>0.03205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315668165456135">
                <text:p>0.0315668165456135</text:p>
              </table:table-cell>
              <table:table-cell office:value-type="float" office:value="0.03194807">
                <text:p>0.03194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314620426722387">
                <text:p>0.0314620426722387</text:p>
              </table:table-cell>
              <table:table-cell office:value-type="float" office:value="0.03180462">
                <text:p>0.03180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31425300454554">
                <text:p>0.031425300454554</text:p>
              </table:table-cell>
              <table:table-cell office:value-type="float" office:value="0.03162576">
                <text:p>0.031625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311875770087566">
                <text:p>0.0311875770087566</text:p>
              </table:table-cell>
              <table:table-cell office:value-type="float" office:value="0.03141181">
                <text:p>0.031411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309338774342954">
                <text:p>0.0309338774342954</text:p>
              </table:table-cell>
              <table:table-cell office:value-type="float" office:value="0.03116311">
                <text:p>0.031163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306616471762436">
                <text:p>0.0306616471762436</text:p>
              </table:table-cell>
              <table:table-cell office:value-type="float" office:value="0.0308801">
                <text:p>0.03088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303756739920666">
                <text:p>0.0303756739920666</text:p>
              </table:table-cell>
              <table:table-cell office:value-type="float" office:value="0.03056326">
                <text:p>0.03056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30014965525917">
                <text:p>0.030014965525917</text:p>
              </table:table-cell>
              <table:table-cell office:value-type="float" office:value="0.03021312">
                <text:p>0.03021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296252732547631">
                <text:p>0.0296252732547631</text:p>
              </table:table-cell>
              <table:table-cell office:value-type="float" office:value="0.02983026">
                <text:p>0.029830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292845522138069">
                <text:p>0.0292845522138069</text:p>
              </table:table-cell>
              <table:table-cell office:value-type="float" office:value="0.02941535">
                <text:p>0.02941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288652140052257">
                <text:p>0.0288652140052257</text:p>
              </table:table-cell>
              <table:table-cell office:value-type="float" office:value="0.02896909">
                <text:p>0.028969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283419028658818">
                <text:p>0.0283419028658818</text:p>
              </table:table-cell>
              <table:table-cell office:value-type="float" office:value="0.02849221">
                <text:p>0.02849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278461997773389">
                <text:p>0.0278461997773389</text:p>
              </table:table-cell>
              <table:table-cell office:value-type="float" office:value="0.02798554">
                <text:p>0.027985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273678368892102">
                <text:p>0.0273678368892102</text:p>
              </table:table-cell>
              <table:table-cell office:value-type="float" office:value="0.02744991">
                <text:p>0.02744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267881117784082">
                <text:p>0.0267881117784082</text:p>
              </table:table-cell>
              <table:table-cell office:value-type="float" office:value="0.02688623">
                <text:p>0.026886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262425559681628">
                <text:p>0.0262425559681628</text:p>
              </table:table-cell>
              <table:table-cell office:value-type="float" office:value="0.02629544">
                <text:p>0.02629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256548883688376">
                <text:p>0.0256548883688376</text:p>
              </table:table-cell>
              <table:table-cell office:value-type="float" office:value="0.02567854">
                <text:p>0.02567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24987872273539">
                <text:p>0.024987872273539</text:p>
              </table:table-cell>
              <table:table-cell office:value-type="float" office:value="0.02503654">
                <text:p>0.025036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24345753649161">
                <text:p>0.024345753649161</text:p>
              </table:table-cell>
              <table:table-cell office:value-type="float" office:value="0.02437053">
                <text:p>0.024370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237063978688784">
                <text:p>0.0237063978688784</text:p>
              </table:table-cell>
              <table:table-cell office:value-type="float" office:value="0.02368161">
                <text:p>0.023681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29880906796152">
                <text:p>0.0229880906796152</text:p>
              </table:table-cell>
              <table:table-cell office:value-type="float" office:value="0.02297092">
                <text:p>0.02297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2275882769999">
                <text:p>0.022275882769999</text:p>
              </table:table-cell>
              <table:table-cell office:value-type="float" office:value="0.02223963">
                <text:p>0.02223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155050821628">
                <text:p>0.02155050821628</text:p>
              </table:table-cell>
              <table:table-cell office:value-type="float" office:value="0.02148896">
                <text:p>0.02148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07937150995157">
                <text:p>0.0207937150995157</text:p>
              </table:table-cell>
              <table:table-cell office:value-type="float" office:value="0.02072015">
                <text:p>0.02072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99623614681665">
                <text:p>0.0199623614681665</text:p>
              </table:table-cell>
              <table:table-cell office:value-type="float" office:value="0.01993444">
                <text:p>0.01993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91553852372874">
                <text:p>0.0191553852372874</text:p>
              </table:table-cell>
              <table:table-cell office:value-type="float" office:value="0.01913314">
                <text:p>0.019133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8351761073757">
                <text:p>0.018351761073757</text:p>
              </table:table-cell>
              <table:table-cell office:value-type="float" office:value="0.01831755">
                <text:p>0.01831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75538683562016">
                <text:p>0.0175538683562016</text:p>
              </table:table-cell>
              <table:table-cell office:value-type="float" office:value="0.017489">
                <text:p>0.0174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67430370779062">
                <text:p>0.0167430370779062</text:p>
              </table:table-cell>
              <table:table-cell office:value-type="float" office:value="0.01664883">
                <text:p>0.016648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5918389318431">
                <text:p>0.015918389318431</text:p>
              </table:table-cell>
              <table:table-cell office:value-type="float" office:value="0.0157984">
                <text:p>0.01579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51112937288716">
                <text:p>0.0151112937288716</text:p>
              </table:table-cell>
              <table:table-cell office:value-type="float" office:value="0.01493908">
                <text:p>0.014939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42747977826678">
                <text:p>0.0142747977826678</text:p>
              </table:table-cell>
              <table:table-cell office:value-type="float" office:value="0.01407226">
                <text:p>0.01407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34571221137989">
                <text:p>0.0134571221137989</text:p>
              </table:table-cell>
              <table:table-cell office:value-type="float" office:value="0.01319932">
                <text:p>0.013199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25741198895007">
                <text:p>0.0125741198895007</text:p>
              </table:table-cell>
              <table:table-cell office:value-type="float" office:value="0.01232166">
                <text:p>0.012321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17052791429674">
                <text:p>0.0117052791429674</text:p>
              </table:table-cell>
              <table:table-cell office:value-type="float" office:value="0.01144066">
                <text:p>0.011440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08080586709793">
                <text:p>0.0108080586709793</text:p>
              </table:table-cell>
              <table:table-cell office:value-type="float" office:value="0.01055772">
                <text:p>0.010557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992884660532186">
                <text:p>0.00992884660532186</text:p>
              </table:table-cell>
              <table:table-cell office:value-type="float" office:value="0.009674232">
                <text:p>0.0096742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06041591309029">
                <text:p>0.00906041591309029</text:p>
              </table:table-cell>
              <table:table-cell office:value-type="float" office:value="0.008791579">
                <text:p>0.0087915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818216190957577">
                <text:p>0.00818216190957577</text:p>
              </table:table-cell>
              <table:table-cell office:value-type="float" office:value="0.007911138">
                <text:p>0.007911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730422874145899">
                <text:p>0.00730422874145899</text:p>
              </table:table-cell>
              <table:table-cell office:value-type="float" office:value="0.007034276">
                <text:p>0.0070342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643258767592714">
                <text:p>0.00643258767592714</text:p>
              </table:table-cell>
              <table:table-cell office:value-type="float" office:value="0.006162345">
                <text:p>0.006162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556889955694675">
                <text:p>0.00556889955694675</text:p>
              </table:table-cell>
              <table:table-cell office:value-type="float" office:value="0.005296685">
                <text:p>0.0052966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470096400217707">
                <text:p>0.00470096400217707</text:p>
              </table:table-cell>
              <table:table-cell office:value-type="float" office:value="0.004438618">
                <text:p>0.0044386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383177024544514">
                <text:p>0.00383177024544514</text:p>
              </table:table-cell>
              <table:table-cell office:value-type="float" office:value="0.003589444">
                <text:p>0.0035894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295121450686927">
                <text:p>0.00295121450686927</text:p>
              </table:table-cell>
              <table:table-cell office:value-type="float" office:value="0.002750444">
                <text:p>0.0027504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205458845662333">
                <text:p>0.00205458845662333</text:p>
              </table:table-cell>
              <table:table-cell office:value-type="float" office:value="0.001922873">
                <text:p>0.0019228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112060007494328">
                <text:p>0.00112060007494328</text:p>
              </table:table-cell>
              <table:table-cell office:value-type="float" office:value="0.001107961">
                <text:p>0.0011079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3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1.898cm" svg:y="0.995cm" style:legend-expansion="custom" chartooo:width="4.341cm" chartooo:height="2.626cm" style:legend-expansion-aspect-ratio="1.65308453922315" chart:style-name="ch2"/>
        <chart:plot-area chart:style-name="ch3" table:cell-range-address="coupled2.A9:coupled2.A58 coupled2.G8:coupled2.G58" chart:data-source-has-labels="row" svg:x="1.473cm" svg:y="0.228cm" svg:width="15.736cm" svg:height="9.655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2.G9:coupled2.G58" chart:label-cell-address="coupled2.G8:coupled2.G8" chart:class="chart:scatter">
            <chart:domain table:cell-range-address="coupled2.A9:coupled2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temp [C]</text:p>
                <draw:g>
                  <svg:desc>coupled2.G8:coupled2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2.A9:coupled2.A58</svg:desc>
                </draw:g>
              </table:table-cell>
              <table:table-cell office:value-type="float" office:value="892.9907">
                <text:p>892.9907</text:p>
                <draw:g>
                  <svg:desc>coupled2.G9:coupled2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92.3163">
                <text:p>892.31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90.9691">
                <text:p>890.96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88.952">
                <text:p>888.9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886.2697">
                <text:p>886.2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82.928">
                <text:p>882.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878.9344">
                <text:p>878.9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74.2977">
                <text:p>874.2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869.0279">
                <text:p>869.0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863.1365">
                <text:p>863.1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856.636">
                <text:p>856.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849.54">
                <text:p>849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41.8633">
                <text:p>841.8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833.6214">
                <text:p>833.6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824.8309">
                <text:p>824.8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815.5093">
                <text:p>815.5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805.6744">
                <text:p>805.67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795.345">
                <text:p>795.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784.5404">
                <text:p>784.5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773.2804">
                <text:p>773.28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761.5851">
                <text:p>761.58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749.475">
                <text:p>749.4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736.9712">
                <text:p>736.9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724.0946">
                <text:p>724.0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710.8667">
                <text:p>710.8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697.3091">
                <text:p>697.30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683.4434">
                <text:p>683.44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669.2914">
                <text:p>669.29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654.8751">
                <text:p>654.87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640.2166">
                <text:p>640.21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625.3378">
                <text:p>625.33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610.2612">
                <text:p>610.26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595.0088">
                <text:p>595.0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579.6031">
                <text:p>579.60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564.0666">
                <text:p>564.06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548.4217">
                <text:p>548.42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532.6913">
                <text:p>532.69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516.8981">
                <text:p>516.89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501.0651">
                <text:p>501.06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485.2153">
                <text:p>485.21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469.372">
                <text:p>469.3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453.5586">
                <text:p>453.55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437.7986">
                <text:p>437.79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422.1158">
                <text:p>422.1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406.534">
                <text:p>406.5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391.0773">
                <text:p>391.07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375.7698">
                <text:p>375.76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360.6356">
                <text:p>360.63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345.699">
                <text:p>345.6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330.9843">
                <text:p>330.98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2.722cm" svg:y="0.227cm" style:legend-expansion="custom" chartooo:width="4.066cm" chartooo:height="2.132cm" style:legend-expansion-aspect-ratio="1.90712945590994" chart:style-name="ch2"/>
        <chart:plot-area chart:style-name="ch3" table:cell-range-address="coupled2.A9:coupled2.A58 coupled2.H8:coupled2.H58" chart:data-source-has-labels="row" svg:x="1.208cm" svg:y="0.228cm" svg:width="16.001cm" svg:height="9.655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2.H9:coupled2.H58" chart:label-cell-address="coupled2.H8:coupled2.H8" chart:class="chart:scatter">
            <chart:domain table:cell-range-address="coupled2.A9:coupled2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temp [W]</text:p>
                <draw:g>
                  <svg:desc>coupled2.H8:coupled2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2.A9:coupled2.A58</svg:desc>
                </draw:g>
              </table:table-cell>
              <table:table-cell office:value-type="float" office:value="74182.07">
                <text:p>74182.07</text:p>
                <draw:g>
                  <svg:desc>coupled2.H9:coupled2.H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4070.45">
                <text:p>74070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3847.89">
                <text:p>73847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3515.73">
                <text:p>73515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3075.97">
                <text:p>73075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2531.22">
                <text:p>72531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71884.64">
                <text:p>71884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71139.93">
                <text:p>71139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70301.24">
                <text:p>70301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69373.12">
                <text:p>69373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68360.44">
                <text:p>68360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67268.33">
                <text:p>6726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66102.08">
                <text:p>66102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64867.11">
                <text:p>64867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63568.86">
                <text:p>63568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62212.74">
                <text:p>62212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60804.05">
                <text:p>60804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59347.93">
                <text:p>59347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57849.31">
                <text:p>57849.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56312.84">
                <text:p>56312.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54742.9">
                <text:p>54742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3143.48">
                <text:p>53143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51518.24">
                <text:p>51518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49870.46">
                <text:p>49870.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48203">
                <text:p>482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46518.35">
                <text:p>46518.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44818.59">
                <text:p>44818.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43105.42">
                <text:p>43105.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41380.17">
                <text:p>41380.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39643.84">
                <text:p>39643.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37897.09">
                <text:p>37897.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36140.3">
                <text:p>36140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34373.61">
                <text:p>34373.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32596.94">
                <text:p>32596.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30810.05">
                <text:p>30810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29012.57">
                <text:p>29012.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27204.06">
                <text:p>27204.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25384.07">
                <text:p>25384.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23552.16">
                <text:p>23552.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21707.99">
                <text:p>21707.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19851.35">
                <text:p>19851.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17982.23">
                <text:p>17982.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16100.83">
                <text:p>16100.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14207.69">
                <text:p>14207.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12303.64">
                <text:p>12303.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10389.92">
                <text:p>10389.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8468.215">
                <text:p>8468.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6540.64">
                <text:p>6540.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4609.821">
                <text:p>4609.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2678.899">
                <text:p>2678.8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83cm" svg:height="10.163cm" xlink:href=".." xlink:type="simple" chart:class="chart:scatter" chart:style-name="ch1">
        <chart:legend chart:legend-position="end" svg:x="11.817cm" svg:y="0.545cm" style:legend-expansion="custom" chartooo:width="4.342cm" chartooo:height="2.623cm" style:legend-expansion-aspect-ratio="1.65535646206634" chart:style-name="ch2"/>
        <chart:plot-area chart:style-name="ch3" table:cell-range-address="coupled3.A9:coupled3.A58 coupled3.E8:coupled3.F58" chart:data-source-has-labels="row" svg:x="2.03cm" svg:y="0.228cm" svg:width="15.182cm" svg:height="9.645cm">
          <chartooo:coordinate-region svg:x="2.942cm" svg:y="0.427cm" svg:width="13.99cm" svg:height="8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3.E9:coupled3.E58" chart:label-cell-address="coupled3.E8:coupled3.E8" chart:class="chart:scatter">
            <chart:domain table:cell-range-address="coupled3.A9:coupled3.A58"/>
            <chart:data-point chart:repeated="50"/>
          </chart:series>
          <chart:series chart:style-name="ch8" chart:values-cell-range-address="coupled3.F9:coupled3.F58" chart:label-cell-address="coupled3.F8:coupled3.F8" chart:class="chart:scatter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rpent T=600K</text:p>
                <draw:g>
                  <svg:desc>coupled3.E8:coupled3.E8</svg:desc>
                </draw:g>
              </table:table-cell>
              <table:table-cell office:value-type="string">
                <text:p>Almost Flux</text:p>
                <draw:g>
                  <svg:desc>coupled3.F8:coupled3.F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3.A9:coupled3.A58</svg:desc>
                </draw:g>
              </table:table-cell>
              <table:table-cell office:value-type="float" office:value="0.0317039843045855">
                <text:p>0.0317039843045855</text:p>
                <draw:g>
                  <svg:desc>coupled3.E9:coupled3.E58</svg:desc>
                </draw:g>
              </table:table-cell>
              <table:table-cell office:value-type="float" office:value="0.03326493">
                <text:p>0.03326493</text:p>
                <draw:g>
                  <svg:desc>coupled3.F9:coupled3.F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316159932863635">
                <text:p>0.0316159932863635</text:p>
              </table:table-cell>
              <table:table-cell office:value-type="float" office:value="0.03321991">
                <text:p>0.03321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16356143718279">
                <text:p>0.0316356143718279</text:p>
              </table:table-cell>
              <table:table-cell office:value-type="float" office:value="0.03313002">
                <text:p>0.03313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0315668165456135">
                <text:p>0.0315668165456135</text:p>
              </table:table-cell>
              <table:table-cell office:value-type="float" office:value="0.03299561">
                <text:p>0.03299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0314620426722387">
                <text:p>0.0314620426722387</text:p>
              </table:table-cell>
              <table:table-cell office:value-type="float" office:value="0.03281718">
                <text:p>0.03281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31425300454554">
                <text:p>0.031425300454554</text:p>
              </table:table-cell>
              <table:table-cell office:value-type="float" office:value="0.03259539">
                <text:p>0.032595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311875770087566">
                <text:p>0.0311875770087566</text:p>
              </table:table-cell>
              <table:table-cell office:value-type="float" office:value="0.03233104">
                <text:p>0.03233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.0309338774342954">
                <text:p>0.0309338774342954</text:p>
              </table:table-cell>
              <table:table-cell office:value-type="float" office:value="0.0320251">
                <text:p>0.0320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0.0306616471762436">
                <text:p>0.0306616471762436</text:p>
              </table:table-cell>
              <table:table-cell office:value-type="float" office:value="0.03167864">
                <text:p>0.03167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0.0303756739920666">
                <text:p>0.0303756739920666</text:p>
              </table:table-cell>
              <table:table-cell office:value-type="float" office:value="0.03129288">
                <text:p>0.03129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0.030014965525917">
                <text:p>0.030014965525917</text:p>
              </table:table-cell>
              <table:table-cell office:value-type="float" office:value="0.03086914">
                <text:p>0.03086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0296252732547631">
                <text:p>0.0296252732547631</text:p>
              </table:table-cell>
              <table:table-cell office:value-type="float" office:value="0.03040885">
                <text:p>0.030408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0.0292845522138069">
                <text:p>0.0292845522138069</text:p>
              </table:table-cell>
              <table:table-cell office:value-type="float" office:value="0.0299135">
                <text:p>0.0299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0.0288652140052257">
                <text:p>0.0288652140052257</text:p>
              </table:table-cell>
              <table:table-cell office:value-type="float" office:value="0.02938469">
                <text:p>0.02938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283419028658818">
                <text:p>0.0283419028658818</text:p>
              </table:table-cell>
              <table:table-cell office:value-type="float" office:value="0.02882405">
                <text:p>0.02882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0.0278461997773389">
                <text:p>0.0278461997773389</text:p>
              </table:table-cell>
              <table:table-cell office:value-type="float" office:value="0.02823326">
                <text:p>0.02823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0.0273678368892102">
                <text:p>0.0273678368892102</text:p>
              </table:table-cell>
              <table:table-cell office:value-type="float" office:value="0.02761404">
                <text:p>0.027614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0.0267881117784082">
                <text:p>0.0267881117784082</text:p>
              </table:table-cell>
              <table:table-cell office:value-type="float" office:value="0.02696811">
                <text:p>0.02696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0262425559681628">
                <text:p>0.0262425559681628</text:p>
              </table:table-cell>
              <table:table-cell office:value-type="float" office:value="0.02629723">
                <text:p>0.02629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0.0256548883688376">
                <text:p>0.0256548883688376</text:p>
              </table:table-cell>
              <table:table-cell office:value-type="float" office:value="0.02560312">
                <text:p>0.025603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0.024987872273539">
                <text:p>0.024987872273539</text:p>
              </table:table-cell>
              <table:table-cell office:value-type="float" office:value="0.0248875">
                <text:p>0.0248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.024345753649161">
                <text:p>0.024345753649161</text:p>
              </table:table-cell>
              <table:table-cell office:value-type="float" office:value="0.02415206">
                <text:p>0.024152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0.0237063978688784">
                <text:p>0.0237063978688784</text:p>
              </table:table-cell>
              <table:table-cell office:value-type="float" office:value="0.02339846">
                <text:p>0.023398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0.0229880906796152">
                <text:p>0.0229880906796152</text:p>
              </table:table-cell>
              <table:table-cell office:value-type="float" office:value="0.02262832">
                <text:p>0.022628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022275882769999">
                <text:p>0.022275882769999</text:p>
              </table:table-cell>
              <table:table-cell office:value-type="float" office:value="0.0218432">
                <text:p>0.02184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0.02155050821628">
                <text:p>0.02155050821628</text:p>
              </table:table-cell>
              <table:table-cell office:value-type="float" office:value="0.02104462">
                <text:p>0.02104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0.0207937150995157">
                <text:p>0.0207937150995157</text:p>
              </table:table-cell>
              <table:table-cell office:value-type="float" office:value="0.02023404">
                <text:p>0.02023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0.0199623614681665">
                <text:p>0.0199623614681665</text:p>
              </table:table-cell>
              <table:table-cell office:value-type="float" office:value="0.01941288">
                <text:p>0.019412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0.0191553852372874">
                <text:p>0.0191553852372874</text:p>
              </table:table-cell>
              <table:table-cell office:value-type="float" office:value="0.01858249">
                <text:p>0.01858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0.018351761073757">
                <text:p>0.018351761073757</text:p>
              </table:table-cell>
              <table:table-cell office:value-type="float" office:value="0.01774416">
                <text:p>0.017744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0.0175538683562016">
                <text:p>0.0175538683562016</text:p>
              </table:table-cell>
              <table:table-cell office:value-type="float" office:value="0.01689913">
                <text:p>0.016899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0.0167430370779062">
                <text:p>0.0167430370779062</text:p>
              </table:table-cell>
              <table:table-cell office:value-type="float" office:value="0.01604861">
                <text:p>0.016048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0.015918389318431">
                <text:p>0.015918389318431</text:p>
              </table:table-cell>
              <table:table-cell office:value-type="float" office:value="0.01519375">
                <text:p>0.01519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0.0151112937288716">
                <text:p>0.0151112937288716</text:p>
              </table:table-cell>
              <table:table-cell office:value-type="float" office:value="0.01433565">
                <text:p>0.014335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0.0142747977826678">
                <text:p>0.0142747977826678</text:p>
              </table:table-cell>
              <table:table-cell office:value-type="float" office:value="0.01347541">
                <text:p>0.013475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0.0134571221137989">
                <text:p>0.0134571221137989</text:p>
              </table:table-cell>
              <table:table-cell office:value-type="float" office:value="0.01261408">
                <text:p>0.012614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0.0125741198895007">
                <text:p>0.0125741198895007</text:p>
              </table:table-cell>
              <table:table-cell office:value-type="float" office:value="0.01175268">
                <text:p>0.011752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0.0117052791429674">
                <text:p>0.0117052791429674</text:p>
              </table:table-cell>
              <table:table-cell office:value-type="float" office:value="0.01089226">
                <text:p>0.010892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0.0108080586709793">
                <text:p>0.0108080586709793</text:p>
              </table:table-cell>
              <table:table-cell office:value-type="float" office:value="0.01003384">
                <text:p>0.010033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.00992884660532186">
                <text:p>0.00992884660532186</text:p>
              </table:table-cell>
              <table:table-cell office:value-type="float" office:value="0.009178441">
                <text:p>0.009178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0.00906041591309029">
                <text:p>0.00906041591309029</text:p>
              </table:table-cell>
              <table:table-cell office:value-type="float" office:value="0.008327107">
                <text:p>0.0083271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0.00818216190957577">
                <text:p>0.00818216190957577</text:p>
              </table:table-cell>
              <table:table-cell office:value-type="float" office:value="0.007480899">
                <text:p>0.0074808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0.00730422874145899">
                <text:p>0.00730422874145899</text:p>
              </table:table-cell>
              <table:table-cell office:value-type="float" office:value="0.006640903">
                <text:p>0.0066409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0.00643258767592714">
                <text:p>0.00643258767592714</text:p>
              </table:table-cell>
              <table:table-cell office:value-type="float" office:value="0.005808237">
                <text:p>0.005808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00556889955694675">
                <text:p>0.00556889955694675</text:p>
              </table:table-cell>
              <table:table-cell office:value-type="float" office:value="0.004984054">
                <text:p>0.0049840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0.00470096400217707">
                <text:p>0.00470096400217707</text:p>
              </table:table-cell>
              <table:table-cell office:value-type="float" office:value="0.004169549">
                <text:p>0.0041695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0.00383177024544514">
                <text:p>0.00383177024544514</text:p>
              </table:table-cell>
              <table:table-cell office:value-type="float" office:value="0.00336596">
                <text:p>0.003365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00295121450686927">
                <text:p>0.00295121450686927</text:p>
              </table:table-cell>
              <table:table-cell office:value-type="float" office:value="0.00257457">
                <text:p>0.002574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0.00205458845662333">
                <text:p>0.00205458845662333</text:p>
              </table:table-cell>
              <table:table-cell office:value-type="float" office:value="0.001796705">
                <text:p>0.0017967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0112060007494328">
                <text:p>0.00112060007494328</text:p>
              </table:table-cell>
              <table:table-cell office:value-type="float" office:value="0.00103374">
                <text:p>0.001033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3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1.898cm" svg:y="0.995cm" style:legend-expansion="custom" chartooo:width="4.341cm" chartooo:height="2.626cm" style:legend-expansion-aspect-ratio="1.65308453922315" chart:style-name="ch2"/>
        <chart:plot-area chart:style-name="ch3" table:cell-range-address="coupled3.A9:coupled3.A58 coupled3.G8:coupled3.G58" chart:data-source-has-labels="row" svg:x="1.473cm" svg:y="0.228cm" svg:width="15.736cm" svg:height="9.655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3.G9:coupled3.G58" chart:label-cell-address="coupled3.G8:coupled3.G8" chart:class="chart:scatter">
            <chart:domain table:cell-range-address="coupled3.A9:coupled3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temp [C]</text:p>
                <draw:g>
                  <svg:desc>coupled3.G8:coupled3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3.A9:coupled3.A58</svg:desc>
                </draw:g>
              </table:table-cell>
              <table:table-cell office:value-type="float" office:value="876.083">
                <text:p>876.083</text:p>
                <draw:g>
                  <svg:desc>coupled3.G9:coupled3.G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75.4409">
                <text:p>875.4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74.1581">
                <text:p>874.1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72.2373">
                <text:p>872.2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869.6825">
                <text:p>869.6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66.4989">
                <text:p>866.4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862.6931">
                <text:p>862.6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58.2729">
                <text:p>858.27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853.2474">
                <text:p>853.2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847.6265">
                <text:p>847.6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841.4214">
                <text:p>841.4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834.6444">
                <text:p>834.6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27.3086">
                <text:p>827.3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819.428">
                <text:p>819.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811.0175">
                <text:p>811.0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802.0926">
                <text:p>802.09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792.6697">
                <text:p>792.66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782.7658">
                <text:p>782.7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772.3982">
                <text:p>772.3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761.5851">
                <text:p>761.58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750.3448">
                <text:p>750.34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738.6962">
                <text:p>738.6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726.6587">
                <text:p>726.65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714.2516">
                <text:p>714.25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701.4948">
                <text:p>701.49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688.4083">
                <text:p>688.40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675.0125">
                <text:p>675.0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661.3278">
                <text:p>661.32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647.3749">
                <text:p>647.37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633.1747">
                <text:p>633.17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618.748">
                <text:p>618.7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604.1161">
                <text:p>604.11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589.3003">
                <text:p>589.3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574.3221">
                <text:p>574.32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559.2031">
                <text:p>559.20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543.9653">
                <text:p>543.96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528.6306">
                <text:p>528.63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513.2214">
                <text:p>513.22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497.7599">
                <text:p>497.75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482.269">
                <text:p>482.2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466.7715">
                <text:p>466.7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451.2905">
                <text:p>451.2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435.8493">
                <text:p>435.84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420.4717">
                <text:p>420.47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405.1812">
                <text:p>405.18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390.002">
                <text:p>390.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374.9581">
                <text:p>374.95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360.0738">
                <text:p>360.0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345.3736">
                <text:p>345.37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330.8771">
                <text:p>330.87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1" number:title="User-defined">
      <number:scientific-number number:decimal-places="5" loext:min-decimal-places="5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">
      <style:chart-properties chart:display-label="true" chart:logarithmic="false" chart:maximum="1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175cm" xlink:href=".." xlink:type="simple" chart:class="chart:scatter" chart:style-name="ch1">
        <chart:legend chart:legend-position="end" svg:x="12.722cm" svg:y="0.227cm" style:legend-expansion="custom" chartooo:width="4.066cm" chartooo:height="2.132cm" style:legend-expansion-aspect-ratio="1.90712945590994" chart:style-name="ch2"/>
        <chart:plot-area chart:style-name="ch3" table:cell-range-address="coupled3.A9:coupled3.A58 coupled3.H8:coupled3.H58" chart:data-source-has-labels="row" svg:x="1.208cm" svg:y="0.228cm" svg:width="16.001cm" svg:height="9.655cm">
          <chartooo:coordinate-region svg:x="2.941cm" svg:y="0.427cm" svg:width="13.988cm" svg:height="8.8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upled3.H9:coupled3.H58" chart:label-cell-address="coupled3.H8:coupled3.H8" chart:class="chart:scatter">
            <chart:domain table:cell-range-address="coupled3.A9:coupled3.A58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most temp [W]</text:p>
                <draw:g>
                  <svg:desc>coupled3.H8:coupled3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upled3.A9:coupled3.A58</svg:desc>
                </draw:g>
              </table:table-cell>
              <table:table-cell office:value-type="float" office:value="73438.56">
                <text:p>73438.56</text:p>
                <draw:g>
                  <svg:desc>coupled3.H9:coupled3.H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3331.88">
                <text:p>73331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3119.12">
                <text:p>73119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2801.5">
                <text:p>7280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2380.79">
                <text:p>72380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1859.34">
                <text:p>71859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71239.98">
                <text:p>71239.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70526.04">
                <text:p>70526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69721.26">
                <text:p>69721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68829.72">
                <text:p>68829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67855.84">
                <text:p>67855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66804.24">
                <text:p>66804.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65679.74">
                <text:p>65679.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64487.26">
                <text:p>64487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63231.76">
                <text:p>63231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61918.2">
                <text:p>61918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60551.43">
                <text:p>60551.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59136.21">
                <text:p>59136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57677.1">
                <text:p>57677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56178.41">
                <text:p>56178.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54644.24">
                <text:p>54644.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53078.35">
                <text:p>53078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51484.21">
                <text:p>51484.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49864.92">
                <text:p>49864.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48223.25">
                <text:p>48223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46561.63">
                <text:p>46561.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44882.09">
                <text:p>44882.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43186.35">
                <text:p>43186.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41475.79">
                <text:p>41475.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39751.46">
                <text:p>39751.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38014.13">
                <text:p>38014.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36264.3">
                <text:p>36264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34502.23">
                <text:p>34502.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32728.01">
                <text:p>32728.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30941.55">
                <text:p>30941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29142.66">
                <text:p>29142.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27331.08">
                <text:p>27331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25506.53">
                <text:p>25506.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23668.76">
                <text:p>23668.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21817.62">
                <text:p>21817.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19953.05">
                <text:p>19953.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18075.22">
                <text:p>18075.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16184.51">
                <text:p>16184.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14281.58">
                <text:p>14281.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12367.44">
                <text:p>12367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10443.45">
                <text:p>10443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8511.418">
                <text:p>8511.4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6573.577">
                <text:p>6573.5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4632.658">
                <text:p>4632.6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2691.908">
                <text:p>2691.9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